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7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2">
      <style:graphic-properties style:vertical-pos="middl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style:vertical-pos="middle"/>
    </style:style>
    <style:style style:family="text" style:name="a16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9">
      <style:graphic-properties style:vertical-pos="middle"/>
    </style:style>
    <style:style style:family="presentation" style:name="a18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8">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round" svg:stroke-linecap="butt" draw:auto-grow-width="false" draw:auto-grow-height="true"/>
      <style:paragraph-properties style:font-independent-line-spacing="true" style:writing-mode="lr-tb"/>
    </style:style>
    <style:style style:family="drawing-page" style:name="a150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40404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2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2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30">
      <style:graphic-properties draw:fill="none" draw:stroke="none"/>
    </style:style>
    <style:style style:family="text" style:name="a16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3">
      <style:graphic-properties style:vertical-pos="middle"/>
    </style:style>
    <style:style style:family="text" style:name="a16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7">
      <style:graphic-properties style:vertical-pos="middle"/>
    </style:style>
    <style:style style:family="text" style:name="a170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9">
      <style:graphic-properties style:vertical-pos="middle"/>
    </style:style>
    <style:style style:family="presentation" style:name="a1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4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4">
      <style:graphic-properties style:vertical-pos="middle"/>
    </style:style>
    <style:style style:family="text" style:name="a16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5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graphic-properties style:vertical-pos="middle"/>
    </style:style>
    <style:style style:family="text" style:name="a156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32">
      <style:graphic-properties draw:fill="none" draw:stroke="none"/>
    </style:style>
    <style:style style:family="presentation" style:name="a1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3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78">
      <style:graphic-properties draw:fill="none" fo:clip="rect(0in, 0in, 0in, 0in)" draw:stroke="none"/>
    </style:style>
    <style:style style:family="text" style:name="a17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7" style:parent-style-name="Graphics">
      <style:graphic-properties draw:fill="none" draw:stroke="none"/>
    </style:style>
    <style:style style:family="text" style:name="a15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8">
      <style:graphic-properties style:vertical-pos="middl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9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40404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7">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5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1">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8">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2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ebebeb" style:text-line-through-type="none" style:text-line-through-style="none" style:text-line-through-width="auto" style:text-line-through-color="font-color" style:text-position="0% 100%" fo:font-family="Century Gothic"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7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778">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3">
      <style:graphic-properties style:vertical-pos="middle"/>
    </style:style>
    <style:style style:family="paragraph" style:name="a14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40404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35">
      <style:graphic-properties style:vertical-pos="middle"/>
    </style:style>
    <style:style style:family="drawing-page" style:name="a147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7">
      <style:graphic-properties style:vertical-pos="middle"/>
    </style:style>
    <style:style style:family="text" style:name="a147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81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4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2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7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2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5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5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8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6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8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1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1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6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4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9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2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2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2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5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0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8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8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6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4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9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6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1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9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7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2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0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5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0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3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1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3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8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6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4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9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1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number:date-style xmlns:number="urn:oasis:names:tc:opendocument:xmlns:datastyle:1.0" style:name="a170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Slide1" draw:style-name="a1470" draw:master-page-name="Master1-Layout1-title-Title-Slide" presentation:presentation-page-layout-name="Master1-PPL1" draw:id="Slide-256">
        <draw:frame draw:id="id409" presentation:style-name="a1473" draw:name="Title 1" svg:x="1.66667in" svg:y="0.52688in" svg:width="10in" svg:height="3.31166in" presentation:class="title" presentation:placeholder="false">
          <draw:text-box>
            <text:p text:style-name="a1472" text:class-names="" text:cond-style-name=""><text:span text:style-name="a1471" text:class-names="">Analiza porównawcza algorytmów ML w kontekście predykcji klasy emisyjności CO2 pojazdów.</text:span></text:p>
          </draw:text-box>
          <svg:title/>
          <svg:desc/>
        </draw:frame>
        <draw:frame draw:id="id410" presentation:style-name="a1476" draw:name="Subtitle 2" svg:x="7.30107in" svg:y="6.44229in" svg:width="10in" svg:height="1.81076in" presentation:class="subtitle" presentation:placeholder="false">
          <draw:text-box>
            <text:p text:style-name="a1475" text:class-names="" text:cond-style-name=""><text:span text:style-name="a1474" text:class-names="">Paweł Nowak, dr inż. <text:s text:c="1"/>Adam Zagdański</text:span></text:p>
          </draw:text-box>
          <svg:title/>
          <svg:desc/>
        </draw:frame>
      </draw:page>
      <draw:page draw:name="Slide2" draw:style-name="a1477" draw:master-page-name="Master1-Layout2-obj-Title-and-Content" presentation:presentation-page-layout-name="Master1-PPL2" draw:id="Slide-257">
        <draw:frame draw:id="id411" presentation:style-name="a1481" draw:name="Title 1" svg:x="1.87587in" svg:y="0.92516in" svg:width="9.5816in" svg:height="0.77315in" presentation:class="title" presentation:placeholder="false">
          <draw:text-box>
            <text:p text:style-name="a1480" text:class-names="" text:cond-style-name=""><text:span text:style-name="a1478" text:class-names="">Opis zagadnienia</text:span><text:span text:style-name="a1479" text:class-names=""/></text:p>
          </draw:text-box>
          <svg:title/>
          <svg:desc/>
        </draw:frame>
        <draw:frame draw:id="id412" draw:style-name="a1508" draw:name="TextBox 9" svg:x="2.42484in" svg:y="2.83871in" svg:width="8.50178in" svg:height="3.73613in">
          <draw:text-box>
            <text:list text:style-name="a1486">
              <text:list-item>
                <text:p text:style-name="a1485" text:class-names="" text:cond-style-name=""><text:span text:style-name="a1482" text:class-names="">Mamy prostokątna ramkę danych, która zawiera kilkanaście cech (tzw.<text:s text:c="1"/></text:span><text:span text:style-name="a1483" text:class-names="">Predyktory</text:span><text:span text:style-name="a1484" text:class-names="">), z pomocą których <text:s text:c="1"/>przyporządkujemy rekord do pewnej klasy emisyjności CO2.</text:span></text:p>
              </text:list-item>
            </text:list>
            <text:p text:style-name="a1488" text:class-names="" text:cond-style-name=""><text:span text:style-name="a1487" text:class-names=""/></text:p>
            <text:list text:style-name="a1493">
              <text:list-item>
                <text:p text:style-name="a1492" text:class-names="" text:cond-style-name=""><text:span text:style-name="a1489" text:class-names="">Każda <text:s text:c="1"/></text:span><text:span text:style-name="a1490" text:class-names="">obserwacja</text:span><text:span text:style-name="a1491" text:class-names=""><text:s text:c="1"/>tej ramki opisuje wybrany model pojazdu, charakteryzowany przez rodzaj pojazdu, typ skrzyni biegów, klasa spalanego paliwa, średnie spalanie paliwa na 100km itp.</text:span></text:p>
              </text:list-item>
            </text:list>
            <text:list text:style-name="a1496">
              <text:list-item>
                <text:p text:style-name="a1495" text:class-names="" text:cond-style-name=""><text:span text:style-name="a1494" text:class-names=""/></text:p>
              </text:list-item>
            </text:list>
            <text:list text:style-name="a1503">
              <text:list-item>
                <text:p text:style-name="a1502" text:class-names="" text:cond-style-name=""><text:span text:style-name="a1497" text:class-names="">Dane do analizy pochodzą z platformy<text:s text:c="1"/></text:span><text:span text:style-name="a1498" text:class-names=""><text:a xlink:href="https://www.kaggle.com/datasets/debajyotipodder/co2-emission-by-vehicles" text:style-name="" text:visited-style-name="">Kaggle</text:a></text:span><text:span text:style-name="a1499" text:class-names="">, które z kolei pochodzą z oficjalnej<text:s text:c="1"/></text:span><text:span text:style-name="a1500" text:class-names=""><text:a xlink:href="https://open.canada.ca/data/en/dataset/98f1a129-f628-4ce4-b24d-6f16bf24dd64#wb-auto-6" text:style-name="" text:visited-style-name="">strony rządu kanadyjskiego<text:s text:c="1"/></text:a></text:span><text:span text:style-name="a1501" text:class-names="">.</text:span></text:p>
              </text:list-item>
            </text:list>
            <text:p text:style-name="a1505" text:class-names="" text:cond-style-name=""><text:span text:style-name="a1504" text:class-names=""/></text:p>
            <text:p text:style-name="a1507" text:class-names="" text:cond-style-name=""><text:span text:style-name="a1506" text:class-names=""/></text:p>
          </draw:text-box>
          <svg:title/>
          <svg:desc/>
        </draw:frame>
      </draw:page>
      <draw:page draw:name="Slide3" draw:style-name="a1509" draw:master-page-name="Master1-Layout2-obj-Title-and-Content" presentation:presentation-page-layout-name="Master1-PPL2" draw:id="Slide-258">
        <draw:frame draw:id="id413" presentation:style-name="a1512" draw:name="Title 1" svg:x="1.87587in" svg:y="1.05383in" svg:width="9.5816in" svg:height="0.77315in" presentation:class="title" presentation:placeholder="false">
          <draw:text-box>
            <text:p text:style-name="a1511" text:class-names="" text:cond-style-name=""><text:span text:style-name="a1510" text:class-names="">Po co prognozować klasę emisyjności?</text:span></text:p>
          </draw:text-box>
          <svg:title/>
          <svg:desc/>
        </draw:frame>
        <draw:frame draw:id="id414" presentation:style-name="a1526" draw:name="Content Placeholder 2" svg:x="1.84074in" svg:y="2.82595in" svg:width="9.65186in" svg:height="3.73611in" presentation:class="outline" presentation:placeholder="false">
          <draw:text-box>
            <text:list text:style-name="a1517">
              <text:list-item>
                <text:p text:style-name="a1516" text:class-names="" text:cond-style-name=""><text:span text:style-name="a1513" text:class-names="">Aby oszacować podatek od pojazdów (Vehicle Tax)<text:tab/>, który planują wprowadzić rządy niektórych państw (np.<text:s text:c="1"/></text:span><text:span text:style-name="a1514" text:class-names=""><text:a xlink:href="https://www.gov.uk/vehicle-tax-rate-tables/rates-for-cars-registered-on-or-after-1-march-2001" text:style-name="" text:visited-style-name="">Wielkiej Brytanii</text:a></text:span><text:span text:style-name="a1515" text:class-names="">), który zapłacimy.</text:span></text:p>
              </text:list-item>
            </text:list>
            <text:list text:style-name="a1522">
              <text:list-item>
                <text:p text:style-name="a1521" text:class-names="" text:cond-style-name=""><text:span text:style-name="a1518" text:class-names="">Aby nie zostać oszukanym <text:s text:c="1"/>przez producenta pojazdu w sprawie rzeczywistej wartości emisji (aluzja do tzw. <text:s text:c="1"/></text:span><text:span text:style-name="a1519" text:class-names=""><text:a xlink:href="https://www.theguardian.com/business/ng-interactive/2015/sep/23/volkswagen-emissions-scandal-explained-diesel-cars" text:style-name="" text:visited-style-name="">Afery Volkswagen</text:a></text:span><text:span text:style-name="a1520" text:class-names="">)<text:s text:c="1"/></text:span></text:p>
              </text:list-item>
            </text:list>
            <text:list text:style-name="a1525">
              <text:list-item>
                <text:p text:style-name="a1524" text:class-names="" text:cond-style-name=""><text:span text:style-name="a1523" text:class-names=""/></text:p>
              </text:list-item>
            </text:list>
          </draw:text-box>
          <svg:title/>
          <svg:desc/>
        </draw:frame>
      </draw:page>
      <draw:page draw:name="Slide4" draw:style-name="a1527" draw:master-page-name="Master1-Layout2-obj-Title-and-Content" presentation:presentation-page-layout-name="Master1-PPL2" draw:id="Slide-259">
        <draw:frame draw:id="id415" presentation:style-name="a1530" draw:name="Title 1" svg:x="1.87587in" svg:y="1.06482in" svg:width="9.5816in" svg:height="0.77315in" presentation:class="title" presentation:placeholder="false">
          <draw:text-box>
            <text:p text:style-name="a1529" text:class-names="" text:cond-style-name=""><text:span text:style-name="a1528" text:class-names="">Jak określić klasę emisyjności pojazdu?<text:s text:c="1"/></text:span></text:p>
          </draw:text-box>
          <svg:title/>
          <svg:desc/>
        </draw:frame>
        <draw:frame draw:id="id416" presentation:style-name="a1554" draw:name="Content Placeholder 2" svg:x="1.26307in" svg:y="2.84722in" svg:width="9.65186in" svg:height="3.73611in" presentation:class="outline" presentation:placeholder="false">
          <draw:text-box>
            <text:list text:style-name="a1535">
              <text:list-item>
                <text:p text:style-name="a1534" text:class-names="" text:cond-style-name=""><text:span text:style-name="a1531" text:class-names="">Mamy trzy klasy emisyjności (0,1,2). J</text:span><text:span text:style-name="a1532" text:class-names="">ednoznacznie sklasyfikujemy</text:span><text:span text:style-name="a1533" text:class-names=""><text:s text:c="1"/>(przyporządkujemy) <text:s text:c="1"/>pojazd do jednej z trzej klasy emisyjności za pomocą pięciu niżej wymienionych algorytmów klasyfikacyjnych:<text:s text:c="1"/></text:span></text:p>
              </text:list-item>
            </text:list>
            <text:list text:style-name="a1538">
              <text:list-item>
                <text:p text:style-name="a1537" text:class-names="" text:cond-style-name=""><text:span text:style-name="a1536" text:class-names="">Drzewo decyzyjne</text:span></text:p>
              </text:list-item>
            </text:list>
            <text:list text:style-name="a1541">
              <text:list-item>
                <text:p text:style-name="a1540" text:class-names="" text:cond-style-name=""><text:span text:style-name="a1539" text:class-names="">Las losowy</text:span></text:p>
              </text:list-item>
            </text:list>
            <text:list text:style-name="a1544">
              <text:list-item>
                <text:p text:style-name="a1543" text:class-names="" text:cond-style-name=""><text:span text:style-name="a1542" text:class-names="">K-Najbliższych sąsiadów</text:span></text:p>
              </text:list-item>
            </text:list>
            <text:list text:style-name="a1547">
              <text:list-item>
                <text:p text:style-name="a1546" text:class-names="" text:cond-style-name=""><text:span text:style-name="a1545" text:class-names="">Regresja Logistyczna</text:span></text:p>
              </text:list-item>
            </text:list>
            <text:list text:style-name="a1550">
              <text:list-item>
                <text:p text:style-name="a1549" text:class-names="" text:cond-style-name=""><text:span text:style-name="a1548" text:class-names="">Regresja Liniowa jako klasyfikator.</text:span></text:p>
              </text:list-item>
            </text:list>
            <text:list text:style-name="a1553">
              <text:list-item>
                <text:p text:style-name="a1552" text:class-names="" text:cond-style-name=""><text:span text:style-name="a1551" text:class-names=""/></text:p>
              </text:list-item>
            </text:list>
          </draw:text-box>
          <svg:title/>
          <svg:desc/>
        </draw:frame>
      </draw:page>
      <draw:page draw:name="Slide5" draw:style-name="a1555" draw:master-page-name="Master1-Layout2-obj-Title-and-Content" presentation:presentation-page-layout-name="Master1-PPL2" draw:id="Slide-260">
        <draw:frame draw:id="id417" presentation:style-name="a1558" draw:name="Title 1" svg:x="1.87587in" svg:y="1.03256in" svg:width="9.5816in" svg:height="0.77315in" presentation:class="title" presentation:placeholder="false">
          <draw:text-box>
            <text:p text:style-name="a1557" text:class-names="" text:cond-style-name=""><text:span text:style-name="a1556" text:class-names="">Drzewo decyzyjne – opis algorytmu.</text:span></text:p>
          </draw:text-box>
          <svg:title/>
          <svg:desc/>
        </draw:frame>
        <draw:frame draw:id="id418" presentation:style-name="a1573" draw:name="Content Placeholder 2" svg:x="1.84074in" svg:y="2.91174in" svg:width="9.65186in" svg:height="3.73611in" presentation:class="outline" presentation:placeholder="false">
          <draw:text-box>
            <text:list text:style-name="a1561">
              <text:list-item>
                <text:p text:style-name="a1560" text:class-names="" text:cond-style-name=""><text:span text:style-name="a1559" text:class-names="">Matematycznie jest to drzewo binarne, które „transportuje” każdą dostarczoną obserwację do jednego z wielu liści drzewa.</text:span></text:p>
              </text:list-item>
            </text:list>
            <text:list text:style-name="a1566">
              <text:list-item>
                <text:p text:style-name="a1565" text:class-names="" text:cond-style-name=""><text:span text:style-name="a1562" text:class-names="">Każdy węzeł wewnętrzny sprawdza wartość szczególnej cechy dla danej obserwacji. Ten test ma postać:<text:s text:c="1"/></text:span><draw:frame draw:style-name="a1563" text:anchor-type="as-char" svg:x="1173.56931in" svg:y="0in" svg:width="1.24681in" svg:height="0.3in" style:rel-width="scale" style:rel-height="scale"><draw:object xlink:href="Object 1/" xlink:type="simple" xlink:show="embed" xlink:actuate="onLoad"/></draw:frame><text:span text:style-name="a1564" text:class-names="">𝑔𝑑𝑧𝑖𝑒 𝑖 <text:s text:c="1"/>𝑗𝑒𝑠𝑡 𝑖𝑑𝑒𝑛𝑡𝑦𝑓𝑖𝑘𝑎𝑡𝑜𝑟𝑒𝑚 𝑐𝑒𝑐ℎ𝑦, 𝑣𝑎𝑙𝑢𝑒 𝑗𝑒𝑠𝑡 𝑡𝑧𝑤. 𝑤𝑎𝑟𝑡𝑜ś𝑐𝑖ą 𝑟𝑜ż𝑑𝑧𝑖𝑒𝑙𝑎𝑗ą𝑐ą (z ang. 𝑠𝑝𝑙𝑖𝑡𝑡𝑖𝑛𝑔 𝑣𝑎𝑙𝑢𝑒).</text:span></text:p>
              </text:list-item>
            </text:list>
            <text:list text:style-name="a1569">
              <text:list-item>
                <text:p text:style-name="a1568" text:class-names="" text:cond-style-name=""><text:span text:style-name="a1567" text:class-names="">Liście drzewa binarnego przypisują obserwację do jednej z trzech klas.</text:span></text:p>
              </text:list-item>
            </text:list>
            <text:list text:style-name="a1572">
              <text:list-item>
                <text:p text:style-name="a1571" text:class-names="" text:cond-style-name=""><text:span text:style-name="a1570" text:class-names=""/></text:p>
              </text:list-item>
            </text:list>
          </draw:text-box>
          <svg:title/>
          <svg:desc/>
        </draw:frame>
      </draw:page>
      <draw:page draw:name="Slide6" draw:style-name="a1574" draw:master-page-name="Master1-Layout2-obj-Title-and-Content" presentation:presentation-page-layout-name="Master1-PPL2" draw:id="Slide-261">
        <draw:frame draw:id="id419" presentation:style-name="a1577" draw:name="Title 1" svg:x="0.33882in" svg:y="0.89278in" svg:width="12.6557in" svg:height="1.0212in" presentation:class="title" presentation:placeholder="false">
          <draw:text-box>
            <text:p text:style-name="a1576" text:class-names="" text:cond-style-name=""><text:span text:style-name="a1575" text:class-names="">Drzewko decyzyjne – opis algorytmu, kont.</text:span></text:p>
          </draw:text-box>
          <svg:title/>
          <svg:desc/>
        </draw:frame>
        <draw:frame draw:id="id420" presentation:style-name="a1578" draw:name="Content Placeholder 2" svg:x="3.5301in" svg:y="2.61066in" svg:width="6.27314in" svg:height="4.3818in" style:rel-width="scale" style:rel-height="scale" presentation:class="graphic" presentation:placeholder="false">
          <draw:image xlink:href="media/image1.png" xlink:type="simple" xlink:show="embed" xlink:actuate="onLoad"/>
          <svg:title/>
          <svg:desc>Decision Trees - Mihail Eric</svg:desc>
        </draw:frame>
      </draw:page>
      <draw:page draw:name="Slide7" draw:style-name="a1579" draw:master-page-name="Master1-Layout2-obj-Title-and-Content" presentation:presentation-page-layout-name="Master1-PPL2" draw:id="Slide-262">
        <draw:frame draw:id="id421" presentation:style-name="a1582" draw:name="Title 1" svg:x="1.26307in" svg:y="1.06482in" svg:width="9.5816in" svg:height="0.77315in" presentation:class="title" presentation:placeholder="false">
          <draw:text-box>
            <text:p text:style-name="a1581" text:class-names="" text:cond-style-name=""><text:span text:style-name="a1580" text:class-names="">Las losowy – opis algorytmu.</text:span></text:p>
          </draw:text-box>
          <svg:title/>
          <svg:desc/>
        </draw:frame>
        <draw:frame draw:id="id422" presentation:style-name="a1595" draw:name="Content Placeholder 2" svg:x="1.26307in" svg:y="2.84722in" svg:width="9.65186in" svg:height="3.73611in" presentation:class="outline" presentation:placeholder="false">
          <draw:text-box>
            <text:list text:style-name="a1585">
              <text:list-item>
                <text:p text:style-name="a1584" text:class-names="" text:cond-style-name=""><text:span text:style-name="a1583" text:class-names="">Las losowy de facto opiera się na wielu drzewach decyzyjnych, które są trenowane na różnych próbkach ze zbioru treningowego.</text:span></text:p>
              </text:list-item>
            </text:list>
            <text:list text:style-name="a1588">
              <text:list-item>
                <text:p text:style-name="a1587" text:class-names="" text:cond-style-name=""><text:span text:style-name="a1586" text:class-names="">Z wyników wszystkich drzew losowych wybierana jest najczęściej występująca klasa.</text:span></text:p>
              </text:list-item>
            </text:list>
            <text:list text:style-name="a1591">
              <text:list-item>
                <text:p text:style-name="a1590" text:class-names="" text:cond-style-name=""><text:span text:style-name="a1589" text:class-names="">Algorytm ten jest często bardziej optymalny niż jedna instancja lasu losowego. Jest mniej wrażliwy na przetrenowanie (z ang. Overfitting), co <text:s text:c="1"/>ma ogromne znaczenie, gdy model styka się z obserwacjami testowymi.</text:span></text:p>
              </text:list-item>
            </text:list>
            <text:list text:style-name="a1594">
              <text:list-item>
                <text:p text:style-name="a1593" text:class-names="" text:cond-style-name=""><text:span text:style-name="a1592" text:class-names=""/></text:p>
              </text:list-item>
            </text:list>
          </draw:text-box>
          <svg:title/>
          <svg:desc/>
        </draw:frame>
      </draw:page>
      <draw:page draw:name="Slide8" draw:style-name="a1596" draw:master-page-name="Master1-Layout2-obj-Title-and-Content" presentation:presentation-page-layout-name="Master1-PPL2" draw:id="Slide-263">
        <draw:frame draw:id="id423" presentation:style-name="a1599" draw:name="Title 1" svg:x="1.26307in" svg:y="1.06482in" svg:width="9.5816in" svg:height="0.77315in" presentation:class="title" presentation:placeholder="false">
          <draw:text-box>
            <text:p text:style-name="a1598" text:class-names="" text:cond-style-name=""><text:span text:style-name="a1597" text:class-names="">K-Najbliższych sąsiadów (KNN, z ang. K-nearest neighbours) – opis algorytmu.<text:s text:c="1"/></text:span></text:p>
          </draw:text-box>
          <svg:title/>
          <svg:desc/>
        </draw:frame>
        <draw:frame draw:id="id424" presentation:style-name="a1619" draw:name="Content Placeholder 2" svg:x="1.26307in" svg:y="2.84722in" svg:width="9.65186in" svg:height="3.73611in" presentation:class="outline" presentation:placeholder="false">
          <draw:text-box>
            <text:list text:style-name="a1602">
              <text:list-item>
                <text:p text:style-name="a1601" text:class-names="" text:cond-style-name=""><text:span text:style-name="a1600" text:class-names="">Algorytm <text:s text:c="1"/>szuka k (k jest liczbą naturalną) „najbliższych” <text:s text:c="1"/>wierszy ze zbioru treningowego i wybiera najczęściej występującą klasę.</text:span></text:p>
              </text:list-item>
            </text:list>
            <text:list text:style-name="a1605">
              <text:list-item>
                <text:p text:style-name="a1604" text:class-names="" text:cond-style-name=""><text:span text:style-name="a1603" text:class-names="">Liczba k powinna być niepodzielna przez liczbę klas, aby uniknąć niejednoznacznej klasyfikacji (Dla problemu binarnej klasyfikacji możemy znaleźć czterech sąsiadów, z których dwóch są w klasie 0, a pozostali – w klasie 1).</text:span></text:p>
              </text:list-item>
            </text:list>
            <text:list text:style-name="a1612">
              <text:list-item>
                <text:p text:style-name="a1611" text:class-names="" text:cond-style-name=""><text:span text:style-name="a1606" text:class-names="">Miarą „bliskości” matematycznie jest dowolna<text:s text:c="1"/></text:span><text:span text:style-name="a1607" text:class-names="">metryka z dziedziną</text:span><draw:frame draw:style-name="a1608" text:anchor-type="as-char" svg:x="1173.66931in" svg:y="0in" svg:width="1.04674in" svg:height="0.32694in" style:rel-width="scale" style:rel-height="scale"><draw:object xlink:href="Object 2/" xlink:type="simple" xlink:show="embed" xlink:actuate="onLoad"/></draw:frame><text:span text:style-name="a1609" text:class-names="">, gdzie p jest liczbą predyktorów. Im mniejsza wartość metryki, tym bliższa obserwacja.</text:span><text:span text:style-name="a1610" text:class-names=""/></text:p>
              </text:list-item>
            </text:list>
            <text:list text:style-name="a1615">
              <text:list-item>
                <text:p text:style-name="a1614" text:class-names="" text:cond-style-name=""><text:span text:style-name="a1613" text:class-names=""/></text:p>
              </text:list-item>
            </text:list>
            <text:list text:style-name="a1618">
              <text:list-item>
                <text:p text:style-name="a1617" text:class-names="" text:cond-style-name=""><text:span text:style-name="a1616" text:class-names=""/></text:p>
              </text:list-item>
            </text:list>
          </draw:text-box>
          <svg:title/>
          <svg:desc/>
        </draw:frame>
      </draw:page>
      <draw:page draw:name="Slide9" draw:style-name="a1620" draw:master-page-name="Master1-Layout2-obj-Title-and-Content" presentation:presentation-page-layout-name="Master1-PPL2" draw:id="Slide-264">
        <draw:frame draw:id="id425" presentation:style-name="a1623" draw:name="Title 1" svg:x="1.33333in" svg:y="1.22611in" svg:width="9.5816in" svg:height="0.77315in" presentation:class="title" presentation:placeholder="false">
          <draw:text-box>
            <text:p text:style-name="a1622" text:class-names="" text:cond-style-name=""><text:span text:style-name="a1621" text:class-names="">K-Najbliższych sąsiadów (KNN, z ang. K-nearest neighbours) – opis algorytmu, kont.<text:line-break/></text:span></text:p>
          </draw:text-box>
          <svg:title/>
          <svg:desc/>
        </draw:frame>
        <draw:frame draw:id="id426" presentation:style-name="a1627" draw:name="Content Placeholder 2" svg:x="1.26307in" svg:y="2.84722in" svg:width="9.65186in" svg:height="3.73611in" presentation:class="outline" presentation:placeholder="false">
          <draw:text-box>
            <text:list text:style-name="a1626">
              <text:list-item>
                <text:p text:style-name="a1625" text:class-names="" text:cond-style-name=""><text:span text:style-name="a1624" text:class-names="">MIEJSCE NA OBRAZEK WIZUALIZUJĄCY KNN</text:span></text:p>
              </text:list-item>
            </text:list>
          </draw:text-box>
          <svg:title/>
          <svg:desc/>
        </draw:frame>
      </draw:page>
      <draw:page draw:name="Slide10" draw:style-name="a1628" draw:master-page-name="Master1-Layout2-obj-Title-and-Content" presentation:presentation-page-layout-name="Master1-PPL2" draw:id="Slide-265">
        <draw:frame draw:id="id427" presentation:style-name="a1631" draw:name="Title 1" svg:x="1.26307in" svg:y="1.06482in" svg:width="9.5816in" svg:height="0.77315in" presentation:class="title" presentation:placeholder="false">
          <draw:text-box>
            <text:p text:style-name="a1630" text:class-names="" text:cond-style-name=""><text:span text:style-name="a1629" text:class-names="">Regresja Liniowa – opis algorytmu.</text:span></text:p>
          </draw:text-box>
          <svg:title/>
          <svg:desc/>
        </draw:frame>
        <draw:frame draw:id="id428" presentation:style-name="a1667" draw:name="Content Placeholder 2" svg:x="1.26307in" svg:y="2.84722in" svg:width="9.65186in" svg:height="3.73611in" presentation:class="outline" presentation:placeholder="false">
          <draw:text-box>
            <text:list text:style-name="a1640">
              <text:list-item>
                <text:p text:style-name="a1639" text:class-names="" text:cond-style-name=""><text:span text:style-name="a1632" text:class-names="">Regresja liniowa, w ogólnym przypadku, <text:s text:c="1"/>wyznacza wartość zmiennej docelowej, Y, za pomocą zależności Y = <text:s text:c="1"/></text:span><draw:frame draw:style-name="a1633" text:anchor-type="as-char" svg:x="1173.63007in" svg:y="0in" svg:width="1.12521in" svg:height="0.3in" style:rel-width="scale" style:rel-height="scale"><draw:object xlink:href="Object 3/" xlink:type="simple" xlink:show="embed" xlink:actuate="onLoad"/></draw:frame><text:span text:style-name="a1634" text:class-names=""><text:s text:c="1"/>+<text:s text:c="1"/></text:span><draw:frame draw:style-name="a1635" text:anchor-type="as-char" svg:x="1173.89931in" svg:y="0in" svg:width="0.58674in" svg:height="0.3in" style:rel-width="scale" style:rel-height="scale"><draw:object xlink:href="Object 4/" xlink:type="simple" xlink:show="embed" xlink:actuate="onLoad"/></draw:frame><text:span text:style-name="a1636" text:class-names=""><text:s text:c="1"/>+ … +</text:span><draw:frame draw:style-name="a1637" text:anchor-type="as-char" svg:x="1173.89063in" svg:y="0in" svg:width="0.6041in" svg:height="0.32674in" style:rel-width="scale" style:rel-height="scale"><draw:object xlink:href="Object 5/" xlink:type="simple" xlink:show="embed" xlink:actuate="onLoad"/></draw:frame><text:span text:style-name="a1638" text:class-names="">.</text:span></text:p>
              </text:list-item>
            </text:list>
            <text:list text:style-name="a1647">
              <text:list-item>
                <text:p text:style-name="a1646" text:class-names="" text:cond-style-name=""><text:span text:style-name="a1641" text:class-names="">Nieznane parametry regresji<text:s text:c="1"/></text:span><draw:frame draw:style-name="a1642" text:anchor-type="as-char" svg:x="1174.03229in" svg:y="0in" svg:width="0.32083in" svg:height="0.3in" style:rel-width="scale" style:rel-height="scale"><draw:object xlink:href="Object 6/" xlink:type="simple" xlink:show="embed" xlink:actuate="onLoad"/></draw:frame><text:span text:style-name="a1643" text:class-names="">,</text:span><draw:frame draw:style-name="a1644" text:anchor-type="as-char" svg:x="1173.71764in" svg:y="0in" svg:width="0.95014in" svg:height="0.32674in" style:rel-width="scale" style:rel-height="scale"><draw:object xlink:href="Object 7/" xlink:type="simple" xlink:show="embed" xlink:actuate="onLoad"/></draw:frame><text:span text:style-name="a1645" text:class-names=""><text:s text:c="1"/>są estymowane, najczęściej, za pomocą metody najmniejszych kwadratów (z ang. Least-square method).</text:span></text:p>
              </text:list-item>
            </text:list>
            <text:list text:style-name="a1654">
              <text:list-item>
                <text:p text:style-name="a1653" text:class-names="" text:cond-style-name=""><text:span text:style-name="a1648" text:class-names="">Wartość zmiennej Y po podstawieniu wartości zmiennych<text:s text:c="1"/></text:span><draw:frame draw:style-name="a1649" text:anchor-type="as-char" svg:x="1174.04806in" svg:y="0in" svg:width="0.28931in" svg:height="0.3in" style:rel-width="scale" style:rel-height="scale"><draw:object xlink:href="Object 8/" xlink:type="simple" xlink:show="embed" xlink:actuate="onLoad"/></draw:frame><text:span text:style-name="a1650" text:class-names=""><text:s text:c="1"/>mozą <text:s text:c="1"/>być dowolną liczbą rzeczywistą (niekoniecznie muszą być to liczby identyfikujące klasę).<text:s text:c="1"/></text:span><text:span text:style-name="a1651" text:class-names="">Jak zamienić <text:s text:c="1"/>regresję <text:s text:c="1"/>liniową w klasyfikator</text:span><text:span text:style-name="a1652" text:class-names="">?</text:span></text:p>
              </text:list-item>
            </text:list>
            <text:list text:style-name="a1657">
              <text:list-item>
                <text:p text:style-name="a1656" text:class-names="" text:cond-style-name=""><text:span text:style-name="a1655" text:class-names=""/></text:p>
              </text:list-item>
            </text:list>
            <text:list text:style-name="a1660">
              <text:list-item>
                <text:p text:style-name="a1659" text:class-names="" text:cond-style-name=""><text:span text:style-name="a1658" text:class-names=""/></text:p>
              </text:list-item>
            </text:list>
            <text:list text:style-name="a1663">
              <text:list-item>
                <text:p text:style-name="a1662" text:class-names="" text:cond-style-name=""><text:span text:style-name="a1661" text:class-names=""/></text:p>
              </text:list-item>
            </text:list>
            <text:list text:style-name="a1666">
              <text:list-item>
                <text:p text:style-name="a1665" text:class-names="" text:cond-style-name=""><text:span text:style-name="a1664" text:class-names=""/></text:p>
              </text:list-item>
            </text:list>
          </draw:text-box>
          <svg:title/>
          <svg:desc/>
        </draw:frame>
      </draw:page>
      <draw:page draw:name="Slide11" draw:style-name="a1668" draw:master-page-name="Master1-Layout2-obj-Title-and-Content" presentation:presentation-page-layout-name="Master1-PPL2" draw:id="Slide-266">
        <draw:frame draw:id="id429" presentation:style-name="a1671" draw:name="Title 1" svg:x="1.26307in" svg:y="1.06482in" svg:width="9.5816in" svg:height="0.77315in" presentation:class="title" presentation:placeholder="false">
          <draw:text-box>
            <text:p text:style-name="a1670" text:class-names="" text:cond-style-name=""><text:span text:style-name="a1669" text:class-names="">Zamiana regresji liniowej w klasyfikator.</text:span></text:p>
          </draw:text-box>
          <svg:title/>
          <svg:desc/>
        </draw:frame>
        <draw:frame draw:id="id430" presentation:style-name="a1698" draw:name="Content Placeholder 2" svg:x="1.26307in" svg:y="2.84722in" svg:width="9.65186in" svg:height="3.73611in" presentation:class="outline" presentation:placeholder="false">
          <draw:text-box>
            <text:list text:style-name="a1676">
              <text:list-item>
                <text:p text:style-name="a1675" text:class-names="" text:cond-style-name=""><text:span text:style-name="a1672" text:class-names="">Dla każdej klasy tworzymy indywidualną instancję regresji liniowej, którą oznaczymy jako<text:s text:c="1"/></text:span><draw:frame draw:style-name="a1673" text:anchor-type="as-char" svg:x="1173.3959in" svg:y="0in" svg:width="1.59354in" svg:height="0.3in" style:rel-width="scale" style:rel-height="scale"><draw:object xlink:href="Object 9/" xlink:type="simple" xlink:show="embed" xlink:actuate="onLoad"/></draw:frame><text:span text:style-name="a1674" text:class-names=""><text:s text:c="1"/></text:span></text:p>
              </text:list-item>
            </text:list>
            <text:list text:style-name="a1679">
              <text:list-item>
                <text:p text:style-name="a1678" text:class-names="" text:cond-style-name=""><text:span text:style-name="a1677" text:class-names="">Estymujemy parametry każdej z tych instancji, korzystając z tego samego zbioru treningowego.</text:span></text:p>
              </text:list-item>
            </text:list>
            <text:list text:style-name="a1682">
              <text:list-item>
                <text:p text:style-name="a1681" text:class-names="" text:cond-style-name=""><text:span text:style-name="a1680" text:class-names="">Wyliczamy wartości regresji liniowej dla danej obserwacji.</text:span></text:p>
              </text:list-item>
            </text:list>
            <text:list text:style-name="a1685">
              <text:list-item>
                <text:p text:style-name="a1684" text:class-names="" text:cond-style-name=""><text:span text:style-name="a1683" text:class-names="">Szukamy takiego i naturalnego, że:</text:span></text:p>
              </text:list-item>
            </text:list>
            <text:list text:style-name="a1692">
              <text:list-item>
                <text:p text:style-name="a1691" text:class-names="" text:cond-style-name=""><text:span text:style-name="a1686" text:class-names=""><text:s text:c="43"/>i =</text:span><draw:frame draw:style-name="a1687" text:anchor-type="as-char" svg:x="1173.67257in" svg:y="0in" svg:width="1.04021in" svg:height="0.3in" style:rel-width="scale" style:rel-height="scale"><draw:object xlink:href="Object 10/" xlink:type="simple" xlink:show="embed" xlink:actuate="onLoad"/></draw:frame><text:span text:style-name="a1688" text:class-names=""><text:s text:c="1"/></text:span><draw:frame draw:style-name="a1689" text:anchor-type="as-char" svg:x="1174.06257in" svg:y="0in" svg:width="0.26028in" svg:height="0.3in" style:rel-width="scale" style:rel-height="scale"><draw:object xlink:href="Object 11/" xlink:type="simple" xlink:show="embed" xlink:actuate="onLoad"/></draw:frame><text:span text:style-name="a1690" text:class-names=""/></text:p>
              </text:list-item>
            </text:list>
            <text:list text:style-name="a1697">
              <text:list-item>
                <text:p text:style-name="a1696" text:class-names="" text:cond-style-name=""><text:span text:style-name="a1693" text:class-names="">Nieformalnie możemy powiedzieć, że traktujemy<text:s text:c="1"/></text:span><draw:frame draw:style-name="a1694" text:anchor-type="as-char" svg:x="1173.74181in" svg:y="0in" svg:width="0.90174in" svg:height="0.3in" style:rel-width="scale" style:rel-height="scale"><draw:object xlink:href="Object 12/" xlink:type="simple" xlink:show="embed" xlink:actuate="onLoad"/></draw:frame><text:span text:style-name="a1695" text:class-names=""><text:s text:c="1"/>jako prawdopodobieństwa przynależności do danej klasy.</text:span></text:p>
              </text:list-item>
            </text:list>
          </draw:text-box>
          <svg:title/>
          <svg:desc/>
        </draw:frame>
      </draw:page>
      <draw:page draw:name="Slide13" draw:style-name="a1699" draw:master-page-name="Master1-Layout2-obj-Title-and-Content" presentation:presentation-page-layout-name="Master1-PPL2" draw:id="Slide-268">
        <draw:frame draw:id="id431" presentation:style-name="a1702" draw:name="Title 1" svg:x="1.26307in" svg:y="1.06482in" svg:width="9.5816in" svg:height="0.77315in" presentation:class="title" presentation:placeholder="false">
          <draw:text-box>
            <text:p text:style-name="a1701" text:class-names="" text:cond-style-name=""><text:span text:style-name="a1700" text:class-names="">Regresja liniowa – jakiś wyjaśniający obrazek<text:line-break/></text:span></text:p>
          </draw:text-box>
          <svg:title/>
          <svg:desc/>
        </draw:frame>
        <draw:frame draw:id="id432" presentation:style-name="a1703" draw:name="Content Placeholder 2" svg:x="1.26307in" svg:y="2.84722in" svg:width="9.65186in" svg:height="3.73611in" presentation:class="outline" presentation:placeholder="true">
          <draw:text-box/>
          <svg:title/>
          <svg:desc/>
        </draw:frame>
      </draw:page>
      <draw:page draw:name="Slide12" draw:style-name="a1704" draw:master-page-name="Master1-Layout1-title-Title-Slide" presentation:presentation-page-layout-name="Master1-PPL1" draw:id="Slide-267">
        <draw:frame draw:id="id433" draw:style-name="a1708" draw:transform="translate(-0.54166in -0.16666in) rotate(-1.5708) translate(11.65164in 2.12666in)" draw:name="Date Placeholder 3" svg:width="1.08333in" svg:height="0.33333in">
          <draw:text-box>
            <text:p text:style-name="a1707" text:class-names="" text:cond-style-name=""><text:span text:style-name="a1705" text:class-names=""><text:date text:fixed="false" style:data-style-name="a1706">14.09.2024</text:date></text:span></text:p>
          </draw:text-box>
          <svg:title/>
          <svg:desc/>
        </draw:frame>
        <draw:frame draw:id="id434" presentation:style-name="a1709" draw:name="Title 1" svg:x="1.26307in" svg:y="2.2963in" svg:width="9.65186in" svg:height="2.92831in" presentation:class="title" presentation:placeholder="true">
          <draw:text-box/>
          <svg:title/>
          <svg:desc/>
        </draw:frame>
        <draw:frame draw:id="id435" presentation:style-name="a1710" draw:name="Subtitle 2" svg:x="1.26307in" svg:y="5.22461in" svg:width="9.65186in" svg:height="0.94206in" presentation:class="subtitle" presentation:placeholder="true">
          <draw:text-box/>
          <svg:title/>
          <svg:desc/>
        </draw:frame>
      </draw:page>
      <draw:page draw:name="Slide14" draw:style-name="a1711" draw:master-page-name="Master1-Layout2-obj-Title-and-Content" presentation:presentation-page-layout-name="Master1-PPL2" draw:id="Slide-269">
        <draw:frame draw:id="id436" presentation:style-name="a1714" draw:name="Title 1" svg:x="1.26307in" svg:y="1.06482in" svg:width="9.5816in" svg:height="0.77315in" presentation:class="title" presentation:placeholder="false">
          <draw:text-box>
            <text:p text:style-name="a1713" text:class-names="" text:cond-style-name=""><text:span text:style-name="a1712" text:class-names="">Regresja logistyczna – opis alogytmu</text:span></text:p>
          </draw:text-box>
          <svg:title/>
          <svg:desc/>
        </draw:frame>
        <draw:frame draw:id="id437" presentation:style-name="a1727" draw:name="Content Placeholder 2" svg:x="1.26307in" svg:y="2.84722in" svg:width="9.65186in" svg:height="3.73611in" presentation:class="outline" presentation:placeholder="false">
          <draw:text-box>
            <text:list text:style-name="a1717">
              <text:list-item>
                <text:p text:style-name="a1716" text:class-names="" text:cond-style-name=""><text:span text:style-name="a1715" text:class-names="">One-versus-all. Tworzymy k regresji logistycznych. <text:s text:c="1"/>Ustalmy identyfikator klasy i. Jeżeli obserwacja należy do klasy i, to jest klasy 2. Jeżeli nie należy do klasy i, to jest klasy 1.</text:span></text:p>
              </text:list-item>
            </text:list>
            <text:list text:style-name="a1720">
              <text:list-item>
                <text:p text:style-name="a1719" text:class-names="" text:cond-style-name=""><text:span text:style-name="a1718" text:class-names="">Trenujemy k regresji logistycznych: Y1, .., Yk. Dla obserwacji liczymy wartości tych prawdopodobieństw i <text:s text:c="1"/>znajdujemy klasę, której regresja logistyczna ma największą wartość. To jest nasza predykcja – klasa.</text:span></text:p>
              </text:list-item>
            </text:list>
            <text:list text:style-name="a1723">
              <text:list-item>
                <text:p text:style-name="a1722" text:class-names="" text:cond-style-name=""><text:span text:style-name="a1721" text:class-names=""/></text:p>
              </text:list-item>
            </text:list>
            <text:list text:style-name="a1726">
              <text:list-item>
                <text:p text:style-name="a1725" text:class-names="" text:cond-style-name=""><text:span text:style-name="a1724" text:class-names=""/></text:p>
              </text:list-item>
            </text:list>
          </draw:text-box>
          <svg:title/>
          <svg:desc/>
        </draw:frame>
      </draw:page>
      <draw:page draw:name="Slide19" draw:style-name="a1728" draw:master-page-name="Master1-Layout2-obj-Title-and-Content" presentation:presentation-page-layout-name="Master1-PPL2" draw:id="Slide-274">
        <draw:frame draw:id="id438" presentation:style-name="a1731" draw:name="Title 1" svg:x="1.26307in" svg:y="1.06482in" svg:width="9.5816in" svg:height="0.77315in" presentation:class="title" presentation:placeholder="false">
          <draw:text-box>
            <text:p text:style-name="a1730" text:class-names="" text:cond-style-name=""><text:span text:style-name="a1729" text:class-names="">Regresja logistyczna – jakiś wyjaśniający obrazek.</text:span></text:p>
          </draw:text-box>
          <svg:title/>
          <svg:desc/>
        </draw:frame>
        <draw:frame draw:id="id439" presentation:style-name="a1732" draw:name="Content Placeholder 4" svg:x="3.39785in" svg:y="2.4545in" svg:width="5.82796in" svg:height="4.7239in" style:rel-width="scale" style:rel-height="scale" presentation:class="graphic" presentation:placeholder="false">
          <draw:image xlink:href="media/image2.png" xlink:type="simple" xlink:show="embed" xlink:actuate="onLoad"/>
          <svg:title/>
          <svg:desc>A graph of a logistic regression</svg:desc>
        </draw:frame>
      </draw:page>
      <draw:page draw:name="Slide15" draw:style-name="a1733" draw:master-page-name="Master1-Layout2-obj-Title-and-Content" presentation:presentation-page-layout-name="Master1-PPL2" draw:id="Slide-270">
        <draw:frame draw:id="id440" presentation:style-name="a1737" draw:name="Title 1" svg:x="1.26307in" svg:y="1.06482in" svg:width="9.5816in" svg:height="0.77315in" presentation:class="title" presentation:placeholder="false">
          <draw:text-box>
            <text:p text:style-name="a1736" text:class-names="" text:cond-style-name=""><text:span text:style-name="a1734" text:class-names="">Jak b</text:span><text:span text:style-name="a1735" text:class-names="">ędziemy trenować modele?</text:span></text:p>
          </draw:text-box>
          <svg:title/>
          <svg:desc/>
        </draw:frame>
        <draw:frame draw:id="id441" presentation:style-name="a1746" draw:name="Content Placeholder 2" svg:x="1.26307in" svg:y="2.84722in" svg:width="9.65186in" svg:height="3.73611in" presentation:class="outline" presentation:placeholder="false">
          <draw:text-box>
            <text:list text:style-name="a1740">
              <text:list-item>
                <text:p text:style-name="a1739" text:class-names="" text:cond-style-name=""><text:span text:style-name="a1738" text:class-names="">Znajdowanie współczynników regresji logistycznej, parametrów regresji liniowej, poszukiwanie testów dla drzewka decyzyjnego nazywamy zbiorowo uczeniem lub dopasowaniem modelu (z ang. Fitting a model).</text:span></text:p>
              </text:list-item>
            </text:list>
            <text:list text:style-name="a1745">
              <text:list-item>
                <text:p text:style-name="a1744" text:class-names="" text:cond-style-name=""><text:span text:style-name="a1741" text:class-names="">Biblioteka<text:s text:c="1"/></text:span><text:span text:style-name="a1742" text:class-names=""><text:a xlink:href="https://scikit-learn.org/stable/" text:style-name="" text:visited-style-name="">sci-kit learn<text:s text:c="1"/></text:a></text:span><text:span text:style-name="a1743" text:class-names=""><text:s text:c="1"/>implementuje każdy z wcześniej wymienionych modeli. Dopasowujemy te modele, korzystając z metody .fit(), której przekazujemy treningowy zbiór obserwacji X oraz zbiór odpowiadających im etykiet y.</text:span></text:p>
              </text:list-item>
            </text:list>
          </draw:text-box>
          <svg:title/>
          <svg:desc/>
        </draw:frame>
        <draw:frame draw:id="id442" draw:style-name="a1747" draw:name="Picture 6" svg:x="1.30133in" svg:y="5.35399in" svg:width="10.73066in" svg:height="1.22934in" style:rel-width="scale" style:rel-height="scale">
          <draw:image xlink:href="media/image3.png" xlink:type="simple" xlink:show="embed" xlink:actuate="onLoad"/>
          <svg:title/>
          <svg:desc>dsd
</svg:desc>
        </draw:frame>
      </draw:page>
      <draw:page draw:name="Slide16" draw:style-name="a1748" draw:master-page-name="Master1-Layout2-obj-Title-and-Content" presentation:presentation-page-layout-name="Master1-PPL2" draw:id="Slide-271">
        <draw:frame draw:id="id443" presentation:style-name="a1751" draw:name="Title 1" svg:x="1.26307in" svg:y="1.06482in" svg:width="9.5816in" svg:height="0.77315in" presentation:class="title" presentation:placeholder="false">
          <draw:text-box>
            <text:p text:style-name="a1750" text:class-names="" text:cond-style-name=""><text:span text:style-name="a1749" text:class-names="">Jak będziemy oceniać skuteczność modeli? – metryki dokładności.</text:span></text:p>
          </draw:text-box>
          <svg:title/>
          <svg:desc/>
        </draw:frame>
        <draw:frame draw:id="id444" presentation:style-name="a1804" draw:name="Content Placeholder 2" svg:x="1.26307in" svg:y="2.69907in" svg:width="9.65186in" svg:height="4.12889in" presentation:class="outline" presentation:placeholder="false">
          <draw:text-box>
            <text:list text:style-name="a1754">
              <text:list-item>
                <text:p text:style-name="a1753" text:class-names="" text:cond-style-name=""><text:span text:style-name="a1752" text:class-names="">Każdy model daną obserwację może przypisać do jednej z trzech kategorii (1 albo 2 albo 3). Naturalnie może dokonać błędnej predykcji (np. obserwacje z klasy 2 przypisze do klasy 3).</text:span></text:p>
              </text:list-item>
            </text:list>
            <text:list text:style-name="a1764">
              <text:list-item>
                <text:p text:style-name="a1763" text:class-names="" text:cond-style-name=""><text:span text:style-name="a1755" text:class-names="">Aby obiektywnie ocenić dokładność modeli, posłużymy się czterema miarami dokładności:<text:s text:c="1"/></text:span><text:span text:style-name="a1756" text:class-names="">accuracy</text:span><text:span text:style-name="a1757" text:class-names="">,<text:s text:c="1"/></text:span><text:span text:style-name="a1758" text:class-names="">precision</text:span><text:span text:style-name="a1759" text:class-names="">,<text:s text:c="1"/></text:span><text:span text:style-name="a1760" text:class-names="">recall</text:span><text:span text:style-name="a1761" text:class-names="">,<text:s text:c="1"/></text:span><text:span text:style-name="a1762" text:class-names="">f1</text:span></text:p>
              </text:list-item>
            </text:list>
            <text:list text:style-name="a1769">
              <text:list-item>
                <text:p text:style-name="a1768" text:class-names="" text:cond-style-name=""><text:span text:style-name="a1765" text:class-names="">Miara<text:s text:c="1"/></text:span><text:span text:style-name="a1766" text:class-names="">accuracy</text:span><text:span text:style-name="a1767" text:class-names=""><text:s text:c="1"/>jest stosunkiem liczby poprawnie sklasyfikowanych obserwacji do liczby wszystkich sklasyfikowanych obserwacji.</text:span></text:p>
              </text:list-item>
            </text:list>
            <text:list text:style-name="a1779">
              <text:list-item>
                <text:p text:style-name="a1778" text:class-names="" text:cond-style-name=""><text:span text:style-name="a1770" text:class-names="">Miara<text:s text:c="1"/></text:span><text:span text:style-name="a1771" text:class-names="">recall</text:span><text:span text:style-name="a1772" text:class-names=""><text:s text:c="1"/>dla<text:s text:c="1"/></text:span><text:span text:style-name="a1773" text:class-names="">klasy i<text:s text:c="1"/></text:span><text:span text:style-name="a1774" text:class-names="">to stosunek liczby obserwacji poprawnie sklasyfikowanych do<text:s text:c="1"/></text:span><text:span text:style-name="a1775" text:class-names="">klasy i</text:span><text:span text:style-name="a1776" text:class-names=""><text:s text:c="2"/>do liczby obserwacji<text:s text:c="1"/></text:span><text:span text:style-name="a1777" text:class-names="">klasy i</text:span></text:p>
              </text:list-item>
            </text:list>
            <text:list text:style-name="a1788">
              <text:list-item>
                <text:p text:style-name="a1787" text:class-names="" text:cond-style-name=""><text:span text:style-name="a1780" text:class-names="">Metryka<text:s text:c="1"/></text:span><text:span text:style-name="a1781" text:class-names="">precision</text:span><text:span text:style-name="a1782" text:class-names=""><text:s text:c="1"/>dla<text:s text:c="1"/></text:span><text:span text:style-name="a1783" text:class-names="">klasy i <text:s text:c="1"/></text:span><text:span text:style-name="a1784" text:class-names="">to stosunek liczby obserwacji poprawnie sklasyfikowanych do<text:s text:c="1"/></text:span><text:span text:style-name="a1785" text:class-names="">klasy i<text:s text:c="1"/></text:span><text:span text:style-name="a1786" text:class-names="">do liczby obserwacji, które zostały sklasyfikowane jako i.</text:span></text:p>
              </text:list-item>
            </text:list>
            <text:list text:style-name="a1795">
              <text:list-item>
                <text:p text:style-name="a1794" text:class-names="" text:cond-style-name=""><text:span text:style-name="a1789" text:class-names="">Metryka f1 z kolei jest średnia harmoniczną<text:s text:c="1"/></text:span><text:span text:style-name="a1790" text:class-names="">recall</text:span><text:span text:style-name="a1791" text:class-names=""><text:s text:c="1"/>i precision</text:span><text:span text:style-name="a1792" text:class-names="">.</text:span><text:span text:style-name="a1793" text:class-names=""/></text:p>
              </text:list-item>
            </text:list>
            <text:list text:style-name="a1803">
              <text:list-item>
                <text:p text:style-name="a1802" text:class-names="" text:cond-style-name=""><text:span text:style-name="a1796" text:class-names="">Metryki<text:s text:c="1"/></text:span><text:span text:style-name="a1797" text:class-names="">recall</text:span><text:span text:style-name="a1798" text:class-names=""><text:s text:c="1"/>oraz precision mogą zostać zmodyfikowane, tak aby mierzyły zbiorowa dokładność predykcji, podobnie jak<text:s text:c="1"/></text:span><text:span text:style-name="a1799" text:class-names="">accuracy</text:span><text:span text:style-name="a1800" text:class-names="">.</text:span><text:span text:style-name="a1801" text:class-names=""/></text:p>
              </text:list-item>
            </text:list>
          </draw:text-box>
          <svg:title/>
          <svg:desc/>
        </draw:frame>
      </draw:page>
      <draw:page draw:name="Slide17" draw:style-name="a1805" draw:master-page-name="Master1-Layout2-obj-Title-and-Content" presentation:presentation-page-layout-name="Master1-PPL2" draw:id="Slide-272">
        <draw:frame draw:id="id445" presentation:style-name="a1808" draw:name="Title 1" svg:x="1.26307in" svg:y="1.06482in" svg:width="9.5816in" svg:height="0.77315in" presentation:class="title" presentation:placeholder="false">
          <draw:text-box>
            <text:p text:style-name="a1807" text:class-names="" text:cond-style-name=""><text:span text:style-name="a1806" text:class-names="">Jak będziemy oceniać skuteczność modeli? – macierz pomyłek.</text:span></text:p>
          </draw:text-box>
          <svg:title/>
          <svg:desc/>
        </draw:frame>
        <draw:frame draw:id="id446" presentation:style-name="a1825" draw:name="Content Placeholder 2" svg:x="1.26307in" svg:y="2.84722in" svg:width="9.65186in" svg:height="3.73611in" presentation:class="outline" presentation:placeholder="false">
          <draw:text-box>
            <text:list text:style-name="a1811">
              <text:list-item>
                <text:p text:style-name="a1810" text:class-names="" text:cond-style-name=""><text:span text:style-name="a1809" text:class-names="">Inną, bardziej przyjazną dla oka metodą oceny efektywności algorytmów, jest tak zwana macierz pomyłek (z ang. Confusion matrix)</text:span></text:p>
              </text:list-item>
            </text:list>
            <text:list text:style-name="a1814">
              <text:list-item>
                <text:p text:style-name="a1813" text:class-names="" text:cond-style-name=""><text:span text:style-name="a1812" text:class-names="">Macierz pomyłek to macierz C wymiaru k×k, gdzie k to liczba klas. Każda komórka C[i,j] oznaczą liczbę obserwacji, które należą do klasy i-tej (rzeczywistej), a zostały sklasyfikowane jako klasa j-ta (predykcja).</text:span></text:p>
              </text:list-item>
            </text:list>
            <text:list text:style-name="a1817">
              <text:list-item>
                <text:p text:style-name="a1816" text:class-names="" text:cond-style-name=""><text:span text:style-name="a1815" text:class-names="">Wiersz i-ty przedstawia, ile razy obserwacje z klasy i zostały przypisane do poszczególnych klas</text:span></text:p>
              </text:list-item>
            </text:list>
            <text:list text:style-name="a1821">
              <text:list-item>
                <text:p text:style-name="a1820" text:class-names="" text:cond-style-name=""><text:span text:style-name="a1818" text:class-names="">Kolumna j-ta</text:span><text:span text:style-name="a1819" text:class-names=""><text:s text:c="1"/>pokazuje, ile rzeczywistych obserwacji różnych klas zostało zaklasyfikowanych jako klasa jjj.</text:span></text:p>
              </text:list-item>
            </text:list>
            <text:list text:style-name="a1824">
              <text:list-item>
                <text:p text:style-name="a1823" text:class-names="" text:cond-style-name=""><text:span text:style-name="a1822" text:class-names=""/></text:p>
              </text:list-item>
            </text:list>
          </draw:text-box>
          <svg:title/>
          <svg:desc/>
        </draw:frame>
      </draw:page>
      <draw:page draw:name="Slide18" draw:style-name="a1826" draw:master-page-name="Master1-Layout2-obj-Title-and-Content" presentation:presentation-page-layout-name="Master1-PPL2" draw:id="Slide-273">
        <draw:frame draw:id="id447" presentation:style-name="a1829" draw:name="Title 1" svg:x="1.26307in" svg:y="1.06482in" svg:width="9.5816in" svg:height="0.77315in" presentation:class="title" presentation:placeholder="false">
          <draw:text-box>
            <text:p text:style-name="a1828" text:class-names="" text:cond-style-name=""><text:span text:style-name="a1827" text:class-names="">Przykład macierzy pomyłek.</text:span></text:p>
          </draw:text-box>
          <svg:title/>
          <svg:desc/>
        </draw:frame>
        <draw:frame draw:id="id448" presentation:style-name="a1830" draw:name="Content Placeholder 4" svg:x="4.089in" svg:y="2.64292in" svg:width="4.38412in" svg:height="4.6716in" style:rel-width="scale" style:rel-height="scale" presentation:class="graphic" presentation:placeholder="false">
          <draw:image xlink:href="media/image4.png" xlink:type="simple" xlink:show="embed" xlink:actuate="onLoad"/>
          <svg:title/>
          <svg:desc>A chart with different colored squares

Description automatically generated</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0998in" svg:y="1.96in" svg:width="1.08333in" svg:height="0.33333in"/>
      <presentation:placeholder presentation:object="footer" svg:x="9.78997in" svg:y="3.53001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1004" draw:style="radial" draw:cx="50%" draw:cy="50%" draw:start-color="#9b6bf2" draw:end-color="#9b6bf2" draw:start-intensity="7%" draw:end-intensity="14%"/>
    <draw:gradient draw:name="a806" draw:style="radial" draw:cx="50%" draw:cy="50%" draw:start-color="#9b6bf2" draw:end-color="#9b6bf2" draw:start-intensity="7%" draw:end-intensity="14%"/>
    <draw:gradient draw:name="a1288" draw:style="radial" draw:cx="50%" draw:cy="50%" draw:start-color="#9b6bf2" draw:end-color="#9b6bf2" draw:start-intensity="7%" draw:end-intensity="14%"/>
    <draw:gradient draw:name="a622" draw:style="radial" draw:cx="50%" draw:cy="50%" draw:start-color="#9b6bf2" draw:end-color="#9b6bf2" draw:start-intensity="7%" draw:end-intensity="14%"/>
    <draw:gradient draw:name="a1350" draw:style="radial" draw:cx="50%" draw:cy="50%" draw:start-color="#9b6bf2" draw:end-color="#9b6bf2" draw:start-intensity="6%" draw:end-intensity="7%"/>
    <draw:gradient draw:name="a1354" draw:style="radial" draw:cx="50%" draw:cy="50%" draw:start-color="#9b6bf2" draw:end-color="#9b6bf2" draw:start-intensity="7%" draw:end-intensity="14%"/>
    <draw:gradient draw:name="a441" draw:style="radial" draw:cx="50%" draw:cy="50%" draw:start-color="#9b6bf2" draw:end-color="#9b6bf2" draw:start-intensity="7%" draw:end-intensity="14%"/>
    <draw:gradient draw:name="a921" draw:style="radial" draw:cx="50%" draw:cy="50%" draw:start-color="#9b6bf2" draw:end-color="#9b6bf2" draw:start-intensity="10%" draw:end-intensity="11%"/>
    <draw:gradient draw:name="a491" draw:style="radial" draw:cx="50%" draw:cy="50%" draw:start-color="#9b6bf2" draw:end-color="#9b6bf2" draw:start-intensity="7%" draw:end-intensity="14%"/>
    <draw:gradient draw:name="a1123" draw:style="radial" draw:cx="50%" draw:cy="50%" draw:start-color="#9b6bf2" draw:end-color="#9b6bf2" draw:start-intensity="6%" draw:end-intensity="7%"/>
    <draw:gradient draw:name="a445" draw:style="radial" draw:cx="50%" draw:cy="50%" draw:start-color="#9b6bf2" draw:end-color="#9b6bf2" draw:start-intensity="6%" draw:end-intensity="7%"/>
    <draw:gradient draw:name="a925" draw:style="radial" draw:cx="50%" draw:cy="50%" draw:start-color="#9b6bf2" draw:end-color="#9b6bf2" draw:start-intensity="8%" draw:end-intensity="8%"/>
    <draw:gradient draw:name="a51" draw:style="radial" draw:cx="50%" draw:cy="50%" draw:start-color="#9b6bf2" draw:end-color="#9b6bf2" draw:start-intensity="6%" draw:end-intensity="7%"/>
    <draw:gradient draw:name="a495" draw:style="radial" draw:cx="50%" draw:cy="50%" draw:start-color="#9b6bf2" draw:end-color="#9b6bf2" draw:start-intensity="6%" draw:end-intensity="7%"/>
    <draw:gradient draw:name="a1127" draw:style="radial" draw:cx="50%" draw:cy="50%" draw:start-color="#9b6bf2" draw:end-color="#9b6bf2" draw:start-intensity="7%" draw:end-intensity="14%"/>
    <draw:gradient draw:name="a261" draw:style="radial" draw:cx="50%" draw:cy="50%" draw:start-color="#9b6bf2" draw:end-color="#9b6bf2" draw:start-intensity="10%" draw:end-intensity="11%"/>
    <draw:gradient draw:name="a929" draw:style="radial" draw:cx="50%" draw:cy="50%" draw:start-color="#9b6bf2" draw:end-color="#9b6bf2" draw:start-intensity="7%" draw:end-intensity="14%"/>
    <draw:gradient draw:name="a55" draw:style="radial" draw:cx="50%" draw:cy="50%" draw:start-color="#9b6bf2" draw:end-color="#9b6bf2" draw:start-intensity="7%" draw:end-intensity="14%"/>
    <draw:gradient draw:name="a449" draw:style="radial" draw:cx="50%" draw:cy="50%" draw:start-color="#9b6bf2" draw:end-color="#9b6bf2" draw:start-intensity="7%" draw:end-intensity="14%"/>
    <draw:gradient draw:name="a742" draw:style="radial" draw:cx="50%" draw:cy="50%" draw:start-color="#9b6bf2" draw:end-color="#9b6bf2" draw:start-intensity="8%" draw:end-intensity="8%"/>
    <draw:gradient draw:name="a499" draw:style="radial" draw:cx="50%" draw:cy="50%" draw:start-color="#9b6bf2" draw:end-color="#9b6bf2" draw:start-intensity="7%" draw:end-intensity="14%"/>
    <draw:gradient draw:name="a1423" draw:style="radial" draw:cx="50%" draw:cy="50%" draw:start-color="#9b6bf2" draw:end-color="#9b6bf2" draw:start-intensity="7%" draw:end-intensity="14%"/>
    <draw:gradient draw:name="a265" draw:style="radial" draw:cx="50%" draw:cy="50%" draw:start-color="#9b6bf2" draw:end-color="#9b6bf2" draw:start-intensity="8%" draw:end-intensity="8%"/>
    <draw:gradient draw:name="a746" draw:style="radial" draw:cx="50%" draw:cy="50%" draw:start-color="#9b6bf2" draw:end-color="#9b6bf2" draw:start-intensity="7%" draw:end-intensity="14%"/>
    <draw:gradient draw:name="a269" draw:style="radial" draw:cx="50%" draw:cy="50%" draw:start-color="#9b6bf2" draw:end-color="#9b6bf2" draw:start-intensity="7%" draw:end-intensity="14%"/>
    <draw:gradient draw:name="a798" draw:style="radial" draw:cx="50%" draw:cy="50%" draw:start-color="#9b6bf2" draw:end-color="#9b6bf2" draw:start-intensity="10%" draw:end-intensity="11%"/>
    <draw:gradient draw:name="a810" draw:style="radial" draw:cx="50%" draw:cy="50%" draw:start-color="#9b6bf2" draw:end-color="#9b6bf2" draw:start-intensity="6%" draw:end-intensity="7%"/>
    <draw:gradient draw:name="a814" draw:style="radial" draw:cx="50%" draw:cy="50%" draw:start-color="#9b6bf2" draw:end-color="#9b6bf2" draw:start-intensity="7%" draw:end-intensity="14%"/>
    <draw:gradient draw:name="a102" draw:style="radial" draw:cx="50%" draw:cy="50%" draw:start-color="#9b6bf2" draw:end-color="#9b6bf2" draw:start-intensity="10%" draw:end-intensity="11%"/>
    <draw:gradient draw:name="a106" draw:style="radial" draw:cx="50%" draw:cy="50%" draw:start-color="#9b6bf2" draw:end-color="#9b6bf2" draw:start-intensity="8%" draw:end-intensity="8%"/>
    <draw:gradient draw:name="a933" draw:style="radial" draw:cx="50%" draw:cy="50%" draw:start-color="#9b6bf2" draw:end-color="#9b6bf2" draw:start-intensity="6%" draw:end-intensity="7%"/>
    <draw:gradient draw:name="a702" draw:style="radial" draw:cx="50%" draw:cy="50%" draw:start-color="#9b6bf2" draw:end-color="#9b6bf2" draw:start-intensity="10%" draw:end-intensity="11%"/>
    <draw:gradient draw:name="a750" draw:style="radial" draw:cx="50%" draw:cy="50%" draw:start-color="#9b6bf2" draw:end-color="#9b6bf2" draw:start-intensity="6%" draw:end-intensity="7%"/>
    <draw:gradient draw:name="a937" draw:style="radial" draw:cx="50%" draw:cy="50%" draw:start-color="#9b6bf2" draw:end-color="#9b6bf2" draw:start-intensity="7%" draw:end-intensity="14%"/>
    <draw:gradient draw:name="a1187" draw:style="radial" draw:cx="50%" draw:cy="50%" draw:start-color="#9b6bf2" draw:end-color="#9b6bf2" draw:start-intensity="10%" draw:end-intensity="11%"/>
    <draw:gradient draw:name="a273" draw:style="radial" draw:cx="50%" draw:cy="50%" draw:start-color="#9b6bf2" draw:end-color="#9b6bf2" draw:start-intensity="6%" draw:end-intensity="7%"/>
    <draw:gradient draw:name="a988" draw:style="radial" draw:cx="50%" draw:cy="50%" draw:start-color="#9b6bf2" draw:end-color="#9b6bf2" draw:start-intensity="10%" draw:end-intensity="11%"/>
    <draw:gradient draw:name="a225" draw:style="radial" draw:cx="50%" draw:cy="50%" draw:start-color="#9b6bf2" draw:end-color="#9b6bf2" draw:start-intensity="10%" draw:end-intensity="11%"/>
    <draw:gradient draw:name="a706" draw:style="radial" draw:cx="50%" draw:cy="50%" draw:start-color="#9b6bf2" draw:end-color="#9b6bf2" draw:start-intensity="8%" draw:end-intensity="8%"/>
    <draw:gradient draw:name="a754" draw:style="radial" draw:cx="50%" draw:cy="50%" draw:start-color="#9b6bf2" draw:end-color="#9b6bf2" draw:start-intensity="7%" draw:end-intensity="14%"/>
    <draw:gradient draw:name="a229" draw:style="radial" draw:cx="50%" draw:cy="50%" draw:start-color="#9b6bf2" draw:end-color="#9b6bf2" draw:start-intensity="8%" draw:end-intensity="8%"/>
    <draw:gradient draw:name="a277" draw:style="radial" draw:cx="50%" draw:cy="50%" draw:start-color="#9b6bf2" draw:end-color="#9b6bf2" draw:start-intensity="7%" draw:end-intensity="14%"/>
    <draw:gradient draw:name="a1203" draw:style="radial" draw:cx="50%" draw:cy="50%" draw:start-color="#9b6bf2" draw:end-color="#9b6bf2" draw:start-intensity="7%" draw:end-intensity="14%"/>
    <draw:gradient draw:name="a1021" draw:style="radial" draw:cx="50%" draw:cy="50%" draw:start-color="#9b6bf2" draw:end-color="#9b6bf2" draw:start-intensity="10%" draw:end-intensity="11%"/>
    <draw:gradient draw:name="a343" draw:style="radial" draw:cx="50%" draw:cy="50%" draw:start-color="#9b6bf2" draw:end-color="#9b6bf2" draw:start-intensity="10%" draw:end-intensity="11%"/>
    <draw:gradient draw:name="a110" draw:style="radial" draw:cx="50%" draw:cy="50%" draw:start-color="#9b6bf2" draw:end-color="#9b6bf2" draw:start-intensity="7%" draw:end-intensity="14%"/>
    <draw:gradient draw:name="a1025" draw:style="radial" draw:cx="50%" draw:cy="50%" draw:start-color="#9b6bf2" draw:end-color="#9b6bf2" draw:start-intensity="8%" draw:end-intensity="8%"/>
    <draw:gradient draw:name="a347" draw:style="radial" draw:cx="50%" draw:cy="50%" draw:start-color="#9b6bf2" draw:end-color="#9b6bf2" draw:start-intensity="8%" draw:end-intensity="8%"/>
    <draw:gradient draw:name="a114" draw:style="radial" draw:cx="50%" draw:cy="50%" draw:start-color="#9b6bf2" draw:end-color="#9b6bf2" draw:start-intensity="6%" draw:end-intensity="7%"/>
    <draw:gradient draw:name="a642" draw:style="radial" draw:cx="50%" draw:cy="50%" draw:start-color="#9b6bf2" draw:end-color="#9b6bf2" draw:start-intensity="10%" draw:end-intensity="11%"/>
    <draw:gradient draw:name="a1029" draw:style="radial" draw:cx="50%" draw:cy="50%" draw:start-color="#9b6bf2" draw:end-color="#9b6bf2" draw:start-intensity="7%" draw:end-intensity="14%"/>
    <draw:gradient draw:name="a1078" draw:style="radial" draw:cx="50%" draw:cy="50%" draw:start-color="#9b6bf2" draw:end-color="#9b6bf2" draw:start-intensity="10%" draw:end-intensity="11%"/>
    <draw:gradient draw:name="a118" draw:style="radial" draw:cx="50%" draw:cy="50%" draw:start-color="#9b6bf2" draw:end-color="#9b6bf2" draw:start-intensity="7%" draw:end-intensity="14%"/>
    <draw:gradient draw:name="a646" draw:style="radial" draw:cx="50%" draw:cy="50%" draw:start-color="#9b6bf2" draw:end-color="#9b6bf2" draw:start-intensity="8%" draw:end-intensity="8%"/>
    <draw:gradient draw:name="a168" draw:style="radial" draw:cx="50%" draw:cy="50%" draw:start-color="#9b6bf2" draw:end-color="#9b6bf2" draw:start-intensity="10%" draw:end-intensity="11%"/>
    <draw:gradient draw:name="a1191" draw:style="radial" draw:cx="50%" draw:cy="50%" draw:start-color="#9b6bf2" draw:end-color="#9b6bf2" draw:start-intensity="8%" draw:end-intensity="8%"/>
    <draw:gradient draw:name="a992" draw:style="radial" draw:cx="50%" draw:cy="50%" draw:start-color="#9b6bf2" draw:end-color="#9b6bf2" draw:start-intensity="8%" draw:end-intensity="8%"/>
    <draw:gradient draw:name="a710" draw:style="radial" draw:cx="50%" draw:cy="50%" draw:start-color="#9b6bf2" draw:end-color="#9b6bf2" draw:start-intensity="7%" draw:end-intensity="14%"/>
    <draw:gradient draw:name="a996" draw:style="radial" draw:cx="50%" draw:cy="50%" draw:start-color="#9b6bf2" draw:end-color="#9b6bf2" draw:start-intensity="7%" draw:end-intensity="14%"/>
    <draw:gradient draw:name="a233" draw:style="radial" draw:cx="50%" draw:cy="50%" draw:start-color="#9b6bf2" draw:end-color="#9b6bf2" draw:start-intensity="7%" draw:end-intensity="14%"/>
    <draw:gradient draw:name="a1195" draw:style="radial" draw:cx="50%" draw:cy="50%" draw:start-color="#9b6bf2" draw:end-color="#9b6bf2" draw:start-intensity="7%" draw:end-intensity="14%"/>
    <draw:gradient draw:name="a714" draw:style="radial" draw:cx="50%" draw:cy="50%" draw:start-color="#9b6bf2" draw:end-color="#9b6bf2" draw:start-intensity="6%" draw:end-intensity="7%"/>
    <draw:gradient draw:name="a1443" draw:style="radial" draw:cx="50%" draw:cy="50%" draw:start-color="#9b6bf2" draw:end-color="#9b6bf2" draw:start-intensity="10%" draw:end-intensity="11%"/>
    <draw:gradient draw:name="a1199" draw:style="radial" draw:cx="50%" draw:cy="50%" draw:start-color="#9b6bf2" draw:end-color="#9b6bf2" draw:start-intensity="6%" draw:end-intensity="7%"/>
    <draw:gradient draw:name="a237" draw:style="radial" draw:cx="50%" draw:cy="50%" draw:start-color="#9b6bf2" draw:end-color="#9b6bf2" draw:start-intensity="6%" draw:end-intensity="7%"/>
    <draw:gradient draw:name="a718" draw:style="radial" draw:cx="50%" draw:cy="50%" draw:start-color="#9b6bf2" draw:end-color="#9b6bf2" draw:start-intensity="7%" draw:end-intensity="14%"/>
    <draw:gradient draw:name="a533" draw:style="radial" draw:cx="50%" draw:cy="50%" draw:start-color="#9b6bf2" draw:end-color="#9b6bf2" draw:start-intensity="10%" draw:end-intensity="11%"/>
    <draw:gradient draw:name="a1447" draw:style="radial" draw:cx="50%" draw:cy="50%" draw:start-color="#9b6bf2" draw:end-color="#9b6bf2" draw:start-intensity="8%" draw:end-intensity="8%"/>
    <draw:gradient draw:name="a537" draw:style="radial" draw:cx="50%" draw:cy="50%" draw:start-color="#9b6bf2" draw:end-color="#9b6bf2" draw:start-intensity="8%" draw:end-intensity="8%"/>
    <draw:gradient draw:name="a831" draw:style="radial" draw:cx="50%" draw:cy="50%" draw:start-color="#9b6bf2" draw:end-color="#9b6bf2" draw:start-intensity="10%" draw:end-intensity="11%"/>
    <draw:gradient draw:name="a351" draw:style="radial" draw:cx="50%" draw:cy="50%" draw:start-color="#9b6bf2" draw:end-color="#9b6bf2" draw:start-intensity="7%" draw:end-intensity="14%"/>
    <draw:gradient draw:name="a1033" draw:style="radial" draw:cx="50%" draw:cy="50%" draw:start-color="#9b6bf2" draw:end-color="#9b6bf2" draw:start-intensity="6%" draw:end-intensity="7%"/>
    <draw:gradient draw:name="a355" draw:style="radial" draw:cx="50%" draw:cy="50%" draw:start-color="#9b6bf2" draw:end-color="#9b6bf2" draw:start-intensity="6%" draw:end-intensity="7%"/>
    <draw:gradient draw:name="a1082" draw:style="radial" draw:cx="50%" draw:cy="50%" draw:start-color="#9b6bf2" draw:end-color="#9b6bf2" draw:start-intensity="8%" draw:end-intensity="8%"/>
    <draw:gradient draw:name="a835" draw:style="radial" draw:cx="50%" draw:cy="50%" draw:start-color="#9b6bf2" draw:end-color="#9b6bf2" draw:start-intensity="8%" draw:end-intensity="8%"/>
    <draw:gradient draw:name="a650" draw:style="radial" draw:cx="50%" draw:cy="50%" draw:start-color="#9b6bf2" draw:end-color="#9b6bf2" draw:start-intensity="7%" draw:end-intensity="14%"/>
    <draw:gradient draw:name="a1037" draw:style="radial" draw:cx="50%" draw:cy="50%" draw:start-color="#9b6bf2" draw:end-color="#9b6bf2" draw:start-intensity="7%" draw:end-intensity="14%"/>
    <draw:gradient draw:name="a359" draw:style="radial" draw:cx="50%" draw:cy="50%" draw:start-color="#9b6bf2" draw:end-color="#9b6bf2" draw:start-intensity="7%" draw:end-intensity="14%"/>
    <draw:gradient draw:name="a1086" draw:style="radial" draw:cx="50%" draw:cy="50%" draw:start-color="#9b6bf2" draw:end-color="#9b6bf2" draw:start-intensity="7%" draw:end-intensity="14%"/>
    <draw:gradient draw:name="a839" draw:style="radial" draw:cx="50%" draw:cy="50%" draw:start-color="#9b6bf2" draw:end-color="#9b6bf2" draw:start-intensity="7%" draw:end-intensity="14%"/>
    <draw:gradient draw:name="a172" draw:style="radial" draw:cx="50%" draw:cy="50%" draw:start-color="#9b6bf2" draw:end-color="#9b6bf2" draw:start-intensity="8%" draw:end-intensity="8%"/>
    <draw:gradient draw:name="a888" draw:style="radial" draw:cx="50%" draw:cy="50%" draw:start-color="#9b6bf2" draw:end-color="#9b6bf2" draw:start-intensity="10%" draw:end-intensity="11%"/>
    <draw:gradient draw:name="a606" draw:style="radial" draw:cx="50%" draw:cy="50%" draw:start-color="#9b6bf2" draw:end-color="#9b6bf2" draw:start-intensity="10%" draw:end-intensity="11%"/>
    <draw:gradient draw:name="a654" draw:style="radial" draw:cx="50%" draw:cy="50%" draw:start-color="#9b6bf2" draw:end-color="#9b6bf2" draw:start-intensity="6%" draw:end-intensity="7%"/>
    <draw:gradient draw:name="a900" draw:style="radial" draw:cx="50%" draw:cy="50%" draw:start-color="#9b6bf2" draw:end-color="#9b6bf2" draw:start-intensity="6%" draw:end-intensity="7%"/>
    <draw:gradient draw:name="a176" draw:style="radial" draw:cx="50%" draw:cy="50%" draw:start-color="#9b6bf2" draw:end-color="#9b6bf2" draw:start-intensity="7%" draw:end-intensity="14%"/>
    <draw:gradient draw:name="a658" draw:style="radial" draw:cx="50%" draw:cy="50%" draw:start-color="#9b6bf2" draw:end-color="#9b6bf2" draw:start-intensity="7%" draw:end-intensity="14%"/>
    <draw:gradient draw:name="a1338" draw:style="radial" draw:cx="50%" draw:cy="50%" draw:start-color="#9b6bf2" draw:end-color="#9b6bf2" draw:start-intensity="10%" draw:end-intensity="11%"/>
    <draw:gradient draw:name="a904" draw:style="radial" draw:cx="50%" draw:cy="50%" draw:start-color="#9b6bf2" draw:end-color="#9b6bf2" draw:start-intensity="7%" draw:end-intensity="14%"/>
    <draw:gradient draw:name="a241" draw:style="radial" draw:cx="50%" draw:cy="50%" draw:start-color="#9b6bf2" draw:end-color="#9b6bf2" draw:start-intensity="7%" draw:end-intensity="14%"/>
    <draw:gradient draw:name="a1451" draw:style="radial" draw:cx="50%" draw:cy="50%" draw:start-color="#9b6bf2" draw:end-color="#9b6bf2" draw:start-intensity="7%" draw:end-intensity="14%"/>
    <draw:gradient draw:name="a39" draw:style="radial" draw:cx="50%" draw:cy="50%" draw:start-color="#9b6bf2" draw:end-color="#9b6bf2" draw:start-intensity="10%" draw:end-intensity="11%"/>
    <draw:gradient draw:name="a541" draw:style="radial" draw:cx="50%" draw:cy="50%" draw:start-color="#9b6bf2" draw:end-color="#9b6bf2" draw:start-intensity="7%" draw:end-intensity="14%"/>
    <draw:gradient draw:name="a1455" draw:style="radial" draw:cx="50%" draw:cy="50%" draw:start-color="#9b6bf2" draw:end-color="#9b6bf2" draw:start-intensity="6%" draw:end-intensity="7%"/>
    <draw:gradient draw:name="a1407" draw:style="radial" draw:cx="50%" draw:cy="50%" draw:start-color="#9b6bf2" draw:end-color="#9b6bf2" draw:start-intensity="10%" draw:end-intensity="11%"/>
    <draw:gradient draw:name="a545" draw:style="radial" draw:cx="50%" draw:cy="50%" draw:start-color="#9b6bf2" draw:end-color="#9b6bf2" draw:start-intensity="6%" draw:end-intensity="7%"/>
    <draw:gradient draw:name="a1459" draw:style="radial" draw:cx="50%" draw:cy="50%" draw:start-color="#9b6bf2" draw:end-color="#9b6bf2" draw:start-intensity="7%" draw:end-intensity="14%"/>
    <draw:gradient draw:name="a1272" draw:style="radial" draw:cx="50%" draw:cy="50%" draw:start-color="#9b6bf2" draw:end-color="#9b6bf2" draw:start-intensity="10%" draw:end-intensity="11%"/>
    <draw:gradient draw:name="a549" draw:style="radial" draw:cx="50%" draw:cy="50%" draw:start-color="#9b6bf2" draw:end-color="#9b6bf2" draw:start-intensity="7%" draw:end-intensity="14%"/>
    <draw:gradient draw:name="a1276" draw:style="radial" draw:cx="50%" draw:cy="50%" draw:start-color="#9b6bf2" draw:end-color="#9b6bf2" draw:start-intensity="8%" draw:end-intensity="8%"/>
    <draw:gradient draw:name="a843" draw:style="radial" draw:cx="50%" draw:cy="50%" draw:start-color="#9b6bf2" draw:end-color="#9b6bf2" draw:start-intensity="6%" draw:end-intensity="7%"/>
    <draw:gradient draw:name="a1090" draw:style="radial" draw:cx="50%" draw:cy="50%" draw:start-color="#9b6bf2" draw:end-color="#9b6bf2" draw:start-intensity="6%" draw:end-intensity="7%"/>
    <draw:gradient draw:name="a892" draw:style="radial" draw:cx="50%" draw:cy="50%" draw:start-color="#9b6bf2" draw:end-color="#9b6bf2" draw:start-intensity="8%" draw:end-intensity="8%"/>
    <draw:gradient draw:name="a610" draw:style="radial" draw:cx="50%" draw:cy="50%" draw:start-color="#9b6bf2" draw:end-color="#9b6bf2" draw:start-intensity="8%" draw:end-intensity="8%"/>
    <draw:gradient draw:name="a180" draw:style="radial" draw:cx="50%" draw:cy="50%" draw:start-color="#9b6bf2" draw:end-color="#9b6bf2" draw:start-intensity="6%" draw:end-intensity="7%"/>
    <draw:gradient draw:name="a1094" draw:style="radial" draw:cx="50%" draw:cy="50%" draw:start-color="#9b6bf2" draw:end-color="#9b6bf2" draw:start-intensity="7%" draw:end-intensity="14%"/>
    <draw:gradient draw:name="a847" draw:style="radial" draw:cx="50%" draw:cy="50%" draw:start-color="#9b6bf2" draw:end-color="#9b6bf2" draw:start-intensity="7%" draw:end-intensity="14%"/>
    <draw:gradient draw:name="a896" draw:style="radial" draw:cx="50%" draw:cy="50%" draw:start-color="#9b6bf2" draw:end-color="#9b6bf2" draw:start-intensity="7%" draw:end-intensity="14%"/>
    <draw:gradient draw:name="a614" draw:style="radial" draw:cx="50%" draw:cy="50%" draw:start-color="#9b6bf2" draw:end-color="#9b6bf2" draw:start-intensity="7%" draw:end-intensity="14%"/>
    <draw:gradient draw:name="a1342" draw:style="radial" draw:cx="50%" draw:cy="50%" draw:start-color="#9b6bf2" draw:end-color="#9b6bf2" draw:start-intensity="8%" draw:end-intensity="8%"/>
    <draw:gradient draw:name="a184" draw:style="radial" draw:cx="50%" draw:cy="50%" draw:start-color="#9b6bf2" draw:end-color="#9b6bf2" draw:start-intensity="7%" draw:end-intensity="14%"/>
    <draw:gradient draw:name="a618" draw:style="radial" draw:cx="50%" draw:cy="50%" draw:start-color="#9b6bf2" draw:end-color="#9b6bf2" draw:start-intensity="6%" draw:end-intensity="7%"/>
    <draw:gradient draw:name="a1111" draw:style="radial" draw:cx="50%" draw:cy="50%" draw:start-color="#9b6bf2" draw:end-color="#9b6bf2" draw:start-intensity="10%" draw:end-intensity="11%"/>
    <draw:gradient draw:name="a1346" draw:style="radial" draw:cx="50%" draw:cy="50%" draw:start-color="#9b6bf2" draw:end-color="#9b6bf2" draw:start-intensity="7%" draw:end-intensity="14%"/>
    <draw:gradient draw:name="a433" draw:style="radial" draw:cx="50%" draw:cy="50%" draw:start-color="#9b6bf2" draw:end-color="#9b6bf2" draw:start-intensity="10%" draw:end-intensity="11%"/>
    <draw:gradient draw:name="a483" draw:style="radial" draw:cx="50%" draw:cy="50%" draw:start-color="#9b6bf2" draw:end-color="#9b6bf2" draw:start-intensity="10%" draw:end-intensity="11%"/>
    <draw:gradient draw:name="a1115" draw:style="radial" draw:cx="50%" draw:cy="50%" draw:start-color="#9b6bf2" draw:end-color="#9b6bf2" draw:start-intensity="8%" draw:end-intensity="8%"/>
    <draw:gradient draw:name="a437" draw:style="radial" draw:cx="50%" draw:cy="50%" draw:start-color="#9b6bf2" draw:end-color="#9b6bf2" draw:start-intensity="8%" draw:end-intensity="8%"/>
    <draw:gradient draw:name="a43" draw:style="radial" draw:cx="50%" draw:cy="50%" draw:start-color="#9b6bf2" draw:end-color="#9b6bf2" draw:start-intensity="8%" draw:end-intensity="8%"/>
    <draw:gradient draw:name="a487" draw:style="radial" draw:cx="50%" draw:cy="50%" draw:start-color="#9b6bf2" draw:end-color="#9b6bf2" draw:start-intensity="8%" draw:end-intensity="8%"/>
    <draw:gradient draw:name="a1411" draw:style="radial" draw:cx="50%" draw:cy="50%" draw:start-color="#9b6bf2" draw:end-color="#9b6bf2" draw:start-intensity="8%" draw:end-intensity="8%"/>
    <draw:gradient draw:name="a1119" draw:style="radial" draw:cx="50%" draw:cy="50%" draw:start-color="#9b6bf2" draw:end-color="#9b6bf2" draw:start-intensity="7%" draw:end-intensity="14%"/>
    <draw:gradient draw:name="a47" draw:style="radial" draw:cx="50%" draw:cy="50%" draw:start-color="#9b6bf2" draw:end-color="#9b6bf2" draw:start-intensity="7%" draw:end-intensity="14%"/>
    <draw:gradient draw:name="a1415" draw:style="radial" draw:cx="50%" draw:cy="50%" draw:start-color="#9b6bf2" draw:end-color="#9b6bf2" draw:start-intensity="7%" draw:end-intensity="14%"/>
    <draw:gradient draw:name="a738" draw:style="radial" draw:cx="50%" draw:cy="50%" draw:start-color="#9b6bf2" draw:end-color="#9b6bf2" draw:start-intensity="10%" draw:end-intensity="11%"/>
    <draw:gradient draw:name="a1280" draw:style="radial" draw:cx="50%" draw:cy="50%" draw:start-color="#9b6bf2" draw:end-color="#9b6bf2" draw:start-intensity="7%" draw:end-intensity="14%"/>
    <draw:gradient draw:name="a1419" draw:style="radial" draw:cx="50%" draw:cy="50%" draw:start-color="#9b6bf2" draw:end-color="#9b6bf2" draw:start-intensity="6%" draw:end-intensity="7%"/>
    <draw:gradient draw:name="a1000" draw:style="radial" draw:cx="50%" draw:cy="50%" draw:start-color="#9b6bf2" draw:end-color="#9b6bf2" draw:start-intensity="6%" draw:end-intensity="7%"/>
    <draw:gradient draw:name="a802" draw:style="radial" draw:cx="50%" draw:cy="50%" draw:start-color="#9b6bf2" draw:end-color="#9b6bf2" draw:start-intensity="8%" draw:end-intensity="8%"/>
    <draw:gradient draw:name="a1284" draw:style="radial" draw:cx="50%" draw:cy="50%" draw:start-color="#9b6bf2" draw:end-color="#9b6bf2" draw:start-intensity="6%" draw:end-intensity="7%"/>
    <draw:fill-image draw:name="a1439" xlink:href="media/image5.png" xlink:show="embed" xlink:actuate="onLoad"/>
    <draw:fill-image draw:name="a794" xlink:href="media/image5.png" xlink:show="embed" xlink:actuate="onLoad"/>
    <draw:fill-image draw:name="a827" xlink:href="media/image5.png" xlink:show="embed" xlink:actuate="onLoad"/>
    <draw:fill-image draw:name="a1017" xlink:href="media/image5.png" xlink:show="embed" xlink:actuate="onLoad"/>
    <draw:fill-image draw:name="a529" xlink:href="media/image5.png" xlink:show="embed" xlink:actuate="onLoad"/>
    <draw:fill-image draw:name="a638" xlink:href="media/image5.png" xlink:show="embed" xlink:actuate="onLoad"/>
    <draw:fill-image draw:name="a339" xlink:href="media/image5.png" xlink:show="embed" xlink:actuate="onLoad"/>
    <draw:fill-image draw:name="a257" xlink:href="media/image5.png" xlink:show="embed" xlink:actuate="onLoad"/>
    <draw:fill-image draw:name="a734" xlink:href="media/image5.png" xlink:show="embed" xlink:actuate="onLoad"/>
    <draw:fill-image draw:name="a91" xlink:href="media/image5.png" xlink:show="embed" xlink:actuate="onLoad"/>
    <draw:fill-image draw:name="a1334" xlink:href="media/image5.png" xlink:show="embed" xlink:actuate="onLoad"/>
    <draw:fill-image draw:name="a1403" xlink:href="media/image5.png" xlink:show="embed" xlink:actuate="onLoad"/>
    <draw:fill-image draw:name="a884" xlink:href="media/image5.png" xlink:show="embed" xlink:actuate="onLoad"/>
    <draw:fill-image draw:name="a98" xlink:href="media/image5.png" xlink:show="embed" xlink:actuate="onLoad"/>
    <draw:fill-image draw:name="a1268" xlink:href="media/image5.png" xlink:show="embed" xlink:actuate="onLoad"/>
    <draw:fill-image draw:name="a917" xlink:href="media/image5.png" xlink:show="embed" xlink:actuate="onLoad"/>
    <draw:fill-image draw:name="a479" xlink:href="media/image5.png" xlink:show="embed" xlink:actuate="onLoad"/>
    <draw:fill-image draw:name="a1074" xlink:href="media/image5.png" xlink:show="embed" xlink:actuate="onLoad"/>
    <draw:fill-image draw:name="a1107" xlink:href="media/image5.png" xlink:show="embed" xlink:actuate="onLoad"/>
    <draw:fill-image draw:name="a1183" xlink:href="media/image5.png" xlink:show="embed" xlink:actuate="onLoad"/>
    <draw:fill-image draw:name="a602" xlink:href="media/image5.png" xlink:show="embed" xlink:actuate="onLoad"/>
    <draw:fill-image draw:name="a164" xlink:href="media/image5.png" xlink:show="embed" xlink:actuate="onLoad"/>
    <draw:fill-image draw:name="a429" xlink:href="media/image5.png" xlink:show="embed" xlink:actuate="onLoad"/>
    <draw:fill-image draw:name="a698" xlink:href="media/image5.png" xlink:show="embed" xlink:actuate="onLoad"/>
    <draw:fill-image draw:name="a984" xlink:href="media/image5.png" xlink:show="embed" xlink:actuate="onLoad"/>
    <draw:fill-image draw:name="a35" xlink:href="media/image5.png" xlink:show="embed" xlink:actuate="onLoad"/>
    <draw:fill-image draw:name="a221" xlink:href="media/image5.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0">
      <style:graphic-properties fo:wrap-option="wrap" fo:padding-top="0in" fo:padding-bottom="0in" fo:padding-left="0in" fo:padding-right="0in" draw:textarea-vertical-align="top" draw:textarea-horizontal-align="left" draw:fill="gradient" draw:fill-gradient-name="a229" draw:stroke="none" draw:auto-grow-width="false" draw:auto-grow-height="false"/>
      <style:paragraph-properties style:font-independent-line-spacing="true" style:writing-mode="lr-tb"/>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fo:wrap-option="wrap" fo:padding-top="0in" fo:padding-bottom="0in" fo:padding-left="0in" fo:padding-right="0in" draw:textarea-vertical-align="top" draw:textarea-horizontal-align="left" draw:fill="gradient" draw:fill-gradient-name="a233"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in" fo:padding-bottom="0in" fo:padding-left="0in" fo:padding-right="0in" draw:textarea-vertical-align="top" draw:textarea-horizontal-align="left" draw:fill="gradient" draw:fill-gradient-name="a237" draw:stroke="none" draw:auto-grow-width="false" draw:auto-grow-height="false"/>
      <style:paragraph-properties style:font-independent-line-spacing="true" style:writing-mode="lr-tb"/>
    </style:style>
    <style:style style:family="text" style:name="a31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in" fo:padding-bottom="0in" fo:padding-left="0in" fo:padding-right="0in" draw:textarea-vertical-align="top" draw:textarea-horizontal-align="left" draw:fill="bitmap" draw:fill-image-name="a164" style:repeat="stretch" draw:opacity="100%" draw:stroke="none" draw:auto-grow-width="false" draw:auto-grow-height="false"/>
      <style:paragraph-properties style:font-independent-line-spacing="true" style:writing-mode="lr-tb"/>
    </style:style>
    <style:style style:family="graphic" style:name="a242">
      <style:graphic-properties fo:wrap-option="wrap" fo:padding-top="0in" fo:padding-bottom="0in" fo:padding-left="0in" fo:padding-right="0in" draw:textarea-vertical-align="top" draw:textarea-horizontal-align="left" draw:fill="gradient" draw:fill-gradient-name="a241"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69">
      <style:graphic-properties fo:wrap-option="wrap" fo:padding-top="0in" fo:padding-bottom="0in" fo:padding-left="0in" fo:padding-right="0in" draw:textarea-vertical-align="top" draw:textarea-horizontal-align="left" draw:fill="gradient" draw:fill-gradient-name="a168"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in" fo:padding-bottom="0in" fo:padding-left="0in" fo:padding-right="0in" draw:textarea-vertical-align="top" draw:textarea-horizontal-align="left" draw:fill="gradient" draw:fill-gradient-name="a172"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wrap" fo:padding-top="0in" fo:padding-bottom="0in" fo:padding-left="0in" fo:padding-right="0in" draw:textarea-vertical-align="top" draw:textarea-horizontal-align="left" draw:fill="gradient" draw:fill-gradient-name="a176" draw:stroke="none" draw:auto-grow-width="false" draw:auto-grow-height="false"/>
      <style:paragraph-properties style:font-independent-line-spacing="true" style:writing-mode="lr-tb"/>
    </style:style>
    <style:style style:family="graphic" style:name="a25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8">
      <style:graphic-properties fo:wrap-option="wrap" fo:padding-top="0in" fo:padding-bottom="0in" fo:padding-left="0in" fo:padding-right="0in" draw:textarea-vertical-align="top" draw:textarea-horizontal-align="left" draw:fill="bitmap" draw:fill-image-name="a257" style:repeat="stretch" draw:opacity="100%" draw:stroke="none" draw:auto-grow-width="false" draw:auto-grow-height="false"/>
      <style:paragraph-properties style:font-independent-line-spacing="true" style:writing-mode="lr-tb"/>
    </style:style>
    <style:style style:family="text" style:name="a41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gradient" draw:fill-gradient-name="a18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in" fo:padding-bottom="0in" fo:padding-left="0in" fo:padding-right="0in" draw:textarea-vertical-align="top" draw:textarea-horizontal-align="left" draw:fill="gradient" draw:fill-gradient-name="a184" draw:stroke="none" draw:auto-grow-width="false" draw:auto-grow-height="false"/>
      <style:paragraph-properties style:font-independent-line-spacing="true" style:writing-mode="lr-tb"/>
    </style:style>
    <style:style style:family="graphic" style:name="a262">
      <style:graphic-properties fo:wrap-option="wrap" fo:padding-top="0in" fo:padding-bottom="0in" fo:padding-left="0in" fo:padding-right="0in" draw:textarea-vertical-align="top" draw:textarea-horizontal-align="left" draw:fill="gradient" draw:fill-gradient-name="a261"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340">
      <style:graphic-properties fo:wrap-option="wrap" fo:padding-top="0in" fo:padding-bottom="0in" fo:padding-left="0in" fo:padding-right="0in" draw:textarea-vertical-align="top" draw:textarea-horizontal-align="left" draw:fill="bitmap" draw:fill-image-name="a339" style:repeat="stretch" draw:opacity="100%"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6">
      <style:graphic-properties fo:wrap-option="wrap" fo:padding-top="0in" fo:padding-bottom="0in" fo:padding-left="0in" fo:padding-right="0in" draw:textarea-vertical-align="top" draw:textarea-horizontal-align="left" draw:fill="gradient" draw:fill-gradient-name="a265" draw:stroke="none" draw:auto-grow-width="false" draw:auto-grow-height="false"/>
      <style:paragraph-properties style:font-independent-line-spacing="true" style:writing-mode="lr-tb"/>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4">
      <style:graphic-properties fo:wrap-option="wrap" fo:padding-top="0in" fo:padding-bottom="0in" fo:padding-left="0in" fo:padding-right="0in" draw:textarea-vertical-align="top" draw:textarea-horizontal-align="left" draw:fill="gradient" draw:fill-gradient-name="a343"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0">
      <style:graphic-properties fo:wrap-option="wrap" fo:padding-top="0in" fo:padding-bottom="0in" fo:padding-left="0in" fo:padding-right="0in" draw:textarea-vertical-align="top" draw:textarea-horizontal-align="left" draw:fill="gradient" draw:fill-gradient-name="a499" draw:stroke="none" draw:auto-grow-width="false" draw:auto-grow-height="fals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gradient" draw:fill-gradient-name="a347"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0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gradient" draw:fill-gradient-name="a269" draw:stroke="none" draw:auto-grow-width="false" draw:auto-grow-height="false"/>
      <style:paragraph-properties style:font-independent-line-spacing="true" style:writing-mode="lr-tb"/>
    </style:style>
    <style:style style:family="graphic" style:name="a1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gradient" draw:fill-gradient-name="a273" draw:stroke="none" draw:auto-grow-width="false" draw:auto-grow-height="fals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gradient" draw:fill-gradient-name="a351"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fo:wrap-option="wrap" fo:padding-top="0in" fo:padding-bottom="0in" fo:padding-left="0in" fo:padding-right="0in" draw:textarea-vertical-align="top" draw:textarea-horizontal-align="left" draw:fill="gradient" draw:fill-gradient-name="a277" draw:stroke="none" draw:auto-grow-width="false" draw:auto-grow-height="fals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bitmap" draw:fill-image-name="a429" style:repeat="stretch" draw:opacity="100%" draw:stroke="none" draw:auto-grow-width="false" draw:auto-grow-height="fals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6">
      <style:graphic-properties fo:wrap-option="wrap" fo:padding-top="0in" fo:padding-bottom="0in" fo:padding-left="0in" fo:padding-right="0in" draw:textarea-vertical-align="top" draw:textarea-horizontal-align="left" draw:fill="gradient" draw:fill-gradient-name="a355" draw:stroke="none" draw:auto-grow-width="false" draw:auto-grow-height="false"/>
      <style:paragraph-properties style:font-independent-line-spacing="true" style:writing-mode="lr-tb"/>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4">
      <style:graphic-properties fo:wrap-option="wrap" fo:padding-top="0in" fo:padding-bottom="0in" fo:padding-left="0in" fo:padding-right="0in" draw:textarea-vertical-align="top" draw:textarea-horizontal-align="left" draw:fill="gradient" draw:fill-gradient-name="a433"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1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fo:wrap-option="wrap" fo:padding-top="0in" fo:padding-bottom="0in" fo:padding-left="0in" fo:padding-right="0in" draw:textarea-vertical-align="top" draw:textarea-horizontal-align="left" draw:fill="gradient" draw:fill-gradient-name="a437"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71186e"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0">
      <style:graphic-properties fo:wrap-option="wrap" fo:padding-top="0in" fo:padding-bottom="0in" fo:padding-left="0in" fo:padding-right="0in" draw:textarea-vertical-align="top" draw:textarea-horizontal-align="left" draw:fill="gradient" draw:fill-gradient-name="a359" draw:stroke="none" draw:auto-grow-width="false" draw:auto-grow-height="false"/>
      <style:paragraph-properties style:font-independent-line-spacing="true" style:writing-mode="lr-tb"/>
    </style:style>
    <style:style style:family="graphic" style:name="a2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6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in" fo:padding-bottom="0in" fo:padding-left="0in" fo:padding-right="0in" draw:textarea-vertical-align="top" draw:textarea-horizontal-align="left" draw:fill="gradient" draw:fill-gradient-name="a441"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46">
      <style:graphic-properties fo:wrap-option="wrap" fo:padding-top="0in" fo:padding-bottom="0in" fo:padding-left="0in" fo:padding-right="0in" draw:textarea-vertical-align="top" draw:textarea-horizontal-align="left" draw:fill="gradient" draw:fill-gradient-name="a445" draw:stroke="none" draw:auto-grow-width="false" draw:auto-grow-height="false"/>
      <style:paragraph-properties style:font-independent-line-spacing="true" style:writing-mode="lr-tb"/>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fo:wrap-option="wrap" fo:padding-top="0in" fo:padding-bottom="0in" fo:padding-left="0in" fo:padding-right="0in" draw:textarea-vertical-align="top" draw:textarea-horizontal-align="left" draw:fill="bitmap" draw:fill-image-name="a602" style:repeat="stretch" draw:opacity="10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in" fo:padding-bottom="0in" fo:padding-left="0in" fo:padding-right="0in" draw:textarea-vertical-align="top" draw:textarea-horizontal-align="left" draw:fill="gradient" draw:fill-gradient-name="a606"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450">
      <style:graphic-properties fo:wrap-option="wrap" fo:padding-top="0in" fo:padding-bottom="0in" fo:padding-left="0in" fo:padding-right="0in" draw:textarea-vertical-align="top" draw:textarea-horizontal-align="left" draw:fill="gradient" draw:fill-gradient-name="a449" draw:stroke="none" draw:auto-grow-width="false" draw:auto-grow-height="false"/>
      <style:paragraph-properties style:font-independent-line-spacing="true" style:writing-mode="lr-tb"/>
    </style:style>
    <style:style style:family="text" style:name="a37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37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bitmap" draw:fill-image-name="a529" style:repeat="stretch"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gradient" draw:fill-gradient-name="a533" draw:stroke="none" draw:auto-grow-width="false" draw:auto-grow-height="false"/>
      <style:paragraph-properties style:font-independent-line-spacing="true" style:writing-mode="lr-tb"/>
    </style:style>
    <style:style style:family="graphic" style:name="a45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11">
      <style:graphic-properties fo:wrap-option="wrap" fo:padding-top="0in" fo:padding-bottom="0in" fo:padding-left="0in" fo:padding-right="0in" draw:textarea-vertical-align="top" draw:textarea-horizontal-align="left" draw:fill="gradient" draw:fill-gradient-name="a610"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gradient" draw:fill-gradient-name="a537"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in" fo:padding-bottom="0in" fo:padding-left="0in" fo:padding-right="0in" draw:textarea-vertical-align="top" draw:textarea-horizontal-align="left" draw:fill="gradient" draw:fill-gradient-name="a614"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top" draw:textarea-horizontal-align="left" draw:fill="gradient" draw:fill-gradient-name="a618"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gradient" draw:fill-gradient-name="a541" draw:stroke="none" draw:auto-grow-width="false" draw:auto-grow-height="false"/>
      <style:paragraph-properties style:font-independent-line-spacing="true" style:writing-mode="lr-tb"/>
    </style:style>
    <style:style style:family="text" style:name="a4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in" fo:padding-bottom="0in" fo:padding-left="0in" fo:padding-right="0in" draw:textarea-vertical-align="top" draw:textarea-horizontal-align="left" draw:fill="gradient" draw:fill-gradient-name="a545"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fo:wrap-option="wrap" fo:padding-top="0in" fo:padding-bottom="0in" fo:padding-left="0in" fo:padding-right="0in" draw:textarea-vertical-align="top" draw:textarea-horizontal-align="left" draw:fill="gradient" draw:fill-gradient-name="a622"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03">
      <style:graphic-properties fo:wrap-option="wrap" fo:padding-top="0in" fo:padding-bottom="0in" fo:padding-left="0in" fo:padding-right="0in" draw:textarea-vertical-align="top" draw:textarea-horizontal-align="left" draw:fill="gradient" draw:fill-gradient-name="a702"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707">
      <style:graphic-properties fo:wrap-option="wrap" fo:padding-top="0in" fo:padding-bottom="0in" fo:padding-left="0in" fo:padding-right="0in" draw:textarea-vertical-align="top" draw:textarea-horizontal-align="left" draw:fill="gradient" draw:fill-gradient-name="a706"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in" fo:padding-bottom="0in" fo:padding-left="0in" fo:padding-right="0in" draw:textarea-vertical-align="top" draw:textarea-horizontal-align="left" draw:fill="gradient" draw:fill-gradient-name="a549" draw:stroke="none" draw:auto-grow-width="false" draw:auto-grow-height="false"/>
      <style:paragraph-properties style:font-independent-line-spacing="true" style:writing-mode="lr-tb"/>
    </style:style>
    <style:style style:family="paragraph" style:name="a4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3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in" fo:padding-bottom="0in" fo:padding-left="0in" fo:padding-right="0in" draw:textarea-vertical-align="top" draw:textarea-horizontal-align="left" draw:fill="gradient" draw:fill-gradient-name="a710" draw:stroke="none" draw:auto-grow-width="false" draw:auto-grow-height="false"/>
      <style:paragraph-properties style:font-independent-line-spacing="true" style:writing-mode="lr-tb"/>
    </style:style>
    <style:style style:family="graphic" style:name="a63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5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gradient" draw:fill-gradient-name="a714" draw:stroke="none" draw:auto-grow-width="false" draw:auto-grow-height="false"/>
      <style:paragraph-properties style:font-independent-line-spacing="true" style:writing-mode="lr-tb"/>
    </style:style>
    <style:style style:family="graphic" style:name="a639">
      <style:graphic-properties fo:wrap-option="wrap" fo:padding-top="0in" fo:padding-bottom="0in" fo:padding-left="0in" fo:padding-right="0in" draw:textarea-vertical-align="top" draw:textarea-horizontal-align="left" draw:fill="bitmap" draw:fill-image-name="a638" style:repeat="stretch" draw:opacity="100%"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gradient" draw:fill-gradient-name="a718" draw:stroke="none" draw:auto-grow-width="false" draw:auto-grow-height="false"/>
      <style:paragraph-properties style:font-independent-line-spacing="true" style:writing-mode="lr-tb"/>
    </style:style>
    <style:style style:family="graphic" style:name="a480">
      <style:graphic-properties fo:wrap-option="wrap" fo:padding-top="0in" fo:padding-bottom="0in" fo:padding-left="0in" fo:padding-right="0in" draw:textarea-vertical-align="top" draw:textarea-horizontal-align="left" draw:fill="bitmap" draw:fill-image-name="a479" style:repeat="stretch" draw:opacity="100%"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in" fo:padding-bottom="0in" fo:padding-left="0in" fo:padding-right="0in" draw:textarea-vertical-align="top" draw:textarea-horizontal-align="left" draw:fill="gradient" draw:fill-gradient-name="a483" draw:stroke="none" draw:auto-grow-width="false" draw:auto-grow-height="false"/>
      <style:paragraph-properties style:font-independent-line-spacing="true" style:writing-mode="lr-tb"/>
    </style:style>
    <style:style style:family="drawing-page" style:name="a56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in" fo:padding-bottom="0in" fo:padding-left="0in" fo:padding-right="0in" draw:textarea-vertical-align="top" draw:textarea-horizontal-align="left" draw:fill="gradient" draw:fill-gradient-name="a487"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in" fo:padding-bottom="0in" fo:padding-left="0in" fo:padding-right="0in" draw:textarea-vertical-align="top" draw:textarea-horizontal-align="left" draw:fill="gradient" draw:fill-gradient-name="a642"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2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fo:wrap-option="wrap" fo:padding-top="0in" fo:padding-bottom="0in" fo:padding-left="0in" fo:padding-right="0in" draw:textarea-vertical-align="top" draw:textarea-horizontal-align="left" draw:fill="gradient" draw:fill-gradient-name="a646" draw:stroke="none" draw:auto-grow-width="false" draw:auto-grow-height="false"/>
      <style:paragraph-properties style:font-independent-line-spacing="true" style:writing-mode="lr-tb"/>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in" fo:padding-bottom="0in" fo:padding-left="0in" fo:padding-right="0in" draw:textarea-vertical-align="top" draw:textarea-horizontal-align="left" draw:fill="gradient" draw:fill-gradient-name="a802" draw:stroke="none" draw:auto-grow-width="false" draw:auto-grow-height="false"/>
      <style:paragraph-properties style:font-independent-line-spacing="true" style:writing-mode="lr-tb"/>
    </style:style>
    <style:style style:family="graphic" style:name="a7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in" fo:padding-bottom="0in" fo:padding-left="0in" fo:padding-right="0in" draw:textarea-vertical-align="top" draw:textarea-horizontal-align="left" draw:fill="gradient" draw:fill-gradient-name="a806"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gradient" draw:fill-gradient-name="a491"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in" fo:padding-bottom="0in" fo:padding-left="0in" fo:padding-right="0in" draw:textarea-vertical-align="top" draw:textarea-horizontal-align="left" draw:fill="gradient" draw:fill-gradient-name="a495" draw:stroke="none" draw:auto-grow-width="false" draw:auto-grow-height="false"/>
      <style:paragraph-properties style:font-independent-line-spacing="true" style:writing-mode="lr-tb"/>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gradient" draw:fill-gradient-name="a650" draw:stroke="none" draw:auto-grow-width="false" draw:auto-grow-height="false"/>
      <style:paragraph-properties style:font-independent-line-spacing="true" style:writing-mode="lr-tb"/>
    </style:style>
    <style:style style:family="text" style:name="a57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bitmap" draw:fill-image-name="a35" style:repeat="stretch"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gradient" draw:fill-gradient-name="a654"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bitmap" draw:fill-image-name="a734" style:repeat="stretch" draw:opacity="100%" draw:stroke="none" draw:auto-grow-width="false" draw:auto-grow-height="false"/>
      <style:paragraph-properties style:font-independent-line-spacing="true" style:writing-mode="lr-tb"/>
    </style:style>
    <style:style style:family="graphic" style:name="a659">
      <style:graphic-properties fo:wrap-option="wrap" fo:padding-top="0in" fo:padding-bottom="0in" fo:padding-left="0in" fo:padding-right="0in" draw:textarea-vertical-align="top" draw:textarea-horizontal-align="left" draw:fill="gradient" draw:fill-gradient-name="a658" draw:stroke="none" draw:auto-grow-width="false" draw:auto-grow-height="false"/>
      <style:paragraph-properties style:font-independent-line-spacing="true" style:writing-mode="lr-tb"/>
    </style:style>
    <style:style style:family="graphic" style:name="a811">
      <style:graphic-properties fo:wrap-option="wrap" fo:padding-top="0in" fo:padding-bottom="0in" fo:padding-left="0in" fo:padding-right="0in" draw:textarea-vertical-align="top" draw:textarea-horizontal-align="left" draw:fill="gradient" draw:fill-gradient-name="a810"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gradient" draw:fill-gradient-name="a738" draw:stroke="none" draw:auto-grow-width="false" draw:auto-grow-height="false"/>
      <style:paragraph-properties style:font-independent-line-spacing="true" style:writing-mode="lr-tb"/>
    </style:style>
    <style:style style:family="graphic" style:name="a815">
      <style:graphic-properties fo:wrap-option="wrap" fo:padding-top="0in" fo:padding-bottom="0in" fo:padding-left="0in" fo:padding-right="0in" draw:textarea-vertical-align="top" draw:textarea-horizontal-align="left" draw:fill="gradient" draw:fill-gradient-name="a814"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in" fo:padding-bottom="0in" fo:padding-left="0in" fo:padding-right="0in" draw:textarea-vertical-align="top" draw:textarea-horizontal-align="left" draw:fill="gradient" draw:fill-gradient-name="a39"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in" fo:padding-bottom="0in" fo:padding-left="0in" fo:padding-right="0in" draw:textarea-vertical-align="top" draw:textarea-horizontal-align="left" draw:fill="gradient" draw:fill-gradient-name="a43" draw:stroke="none" draw:auto-grow-width="false" draw:auto-grow-height="false"/>
      <style:paragraph-properties style:font-independent-line-spacing="true" style:writing-mode="lr-tb"/>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6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8">
      <style:graphic-properties fo:wrap-option="wrap" fo:padding-top="0in" fo:padding-bottom="0in" fo:padding-left="0in" fo:padding-right="0in" draw:textarea-vertical-align="top" draw:textarea-horizontal-align="left" draw:fill="gradient" draw:fill-gradient-name="a47" draw:stroke="none" draw:auto-grow-width="false" draw:auto-grow-height="false"/>
      <style:paragraph-properties style:font-independent-line-spacing="true" style:writing-mode="lr-tb"/>
    </style:style>
    <style:style style:family="paragraph" style:name="a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3">
      <style:graphic-properties fo:wrap-option="wrap" fo:padding-top="0in" fo:padding-bottom="0in" fo:padding-left="0in" fo:padding-right="0in" draw:textarea-vertical-align="top" draw:textarea-horizontal-align="left" draw:fill="gradient" draw:fill-gradient-name="a742" draw:stroke="none" draw:auto-grow-width="false" draw:auto-grow-height="false"/>
      <style:paragraph-properties style:font-independent-line-spacing="true" style:writing-mode="lr-tb"/>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7">
      <style:graphic-properties fo:wrap-option="wrap" fo:padding-top="0in" fo:padding-bottom="0in" fo:padding-left="0in" fo:padding-right="0in" draw:textarea-vertical-align="top" draw:textarea-horizontal-align="left" draw:fill="gradient" draw:fill-gradient-name="a746" draw:stroke="none" draw:auto-grow-width="false" draw:auto-grow-height="false"/>
      <style:paragraph-properties style:font-independent-line-spacing="true" style:writing-mode="lr-tb"/>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01">
      <style:graphic-properties fo:wrap-option="wrap" fo:padding-top="0in" fo:padding-bottom="0in" fo:padding-left="0in" fo:padding-right="0in" draw:textarea-vertical-align="top" draw:textarea-horizontal-align="left" draw:fill="gradient" draw:fill-gradient-name="a900"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in" fo:padding-bottom="0in" fo:padding-left="0in" fo:padding-right="0in" draw:textarea-vertical-align="top" draw:textarea-horizontal-align="left" draw:fill="bitmap" draw:fill-image-name="a827" style:repeat="stretch" draw:opacity="100%" draw:stroke="none" draw:auto-grow-width="false" draw:auto-grow-height="false"/>
      <style:paragraph-properties style:font-independent-line-spacing="true" style:writing-mode="lr-tb"/>
    </style:style>
    <style:style style:family="graphic" style:name="a905">
      <style:graphic-properties fo:wrap-option="wrap" fo:padding-top="0in" fo:padding-bottom="0in" fo:padding-left="0in" fo:padding-right="0in" draw:textarea-vertical-align="top" draw:textarea-horizontal-align="left" draw:fill="gradient" draw:fill-gradient-name="a904"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1001">
      <style:graphic-properties fo:wrap-option="wrap" fo:padding-top="0in" fo:padding-bottom="0in" fo:padding-left="0in" fo:padding-right="0in" draw:textarea-vertical-align="top" draw:textarea-horizontal-align="left" draw:fill="gradient" draw:fill-gradient-name="a10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in" fo:padding-bottom="0in" fo:padding-left="0in" fo:padding-right="0in" draw:textarea-vertical-align="top" draw:textarea-horizontal-align="left" draw:fill="gradient" draw:fill-gradient-name="a1004"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
      <style:graphic-properties fo:wrap-option="wrap" fo:padding-top="0in" fo:padding-bottom="0in" fo:padding-left="0in" fo:padding-right="0in" draw:textarea-vertical-align="top" draw:textarea-horizontal-align="left" draw:fill="gradient" draw:fill-gradient-name="a51"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9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
      <style:graphic-properties fo:wrap-option="wrap" fo:padding-top="0in" fo:padding-bottom="0in" fo:padding-left="0in" fo:padding-right="0in" draw:textarea-vertical-align="top" draw:textarea-horizontal-align="left" draw:fill="gradient" draw:fill-gradient-name="a55" draw:stroke="none" draw:auto-grow-width="false" draw:auto-grow-height="fals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51">
      <style:graphic-properties fo:wrap-option="wrap" fo:padding-top="0in" fo:padding-bottom="0in" fo:padding-left="0in" fo:padding-right="0in" draw:textarea-vertical-align="top" draw:textarea-horizontal-align="left" draw:fill="gradient" draw:fill-gradient-name="a750" draw:stroke="none" draw:auto-grow-width="false" draw:auto-grow-height="false"/>
      <style:paragraph-properties style:font-independent-line-spacing="true" style:writing-mode="lr-tb"/>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in" fo:padding-bottom="0in" fo:padding-left="0in" fo:padding-right="0in" draw:textarea-vertical-align="top" draw:textarea-horizontal-align="left" draw:fill="gradient" draw:fill-gradient-name="a754"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in" fo:padding-bottom="0in" fo:padding-left="0in" fo:padding-right="0in" draw:textarea-vertical-align="top" draw:textarea-horizontal-align="left" draw:fill="gradient" draw:fill-gradient-name="a831" draw:stroke="none" draw:auto-grow-width="false" draw:auto-grow-height="false"/>
      <style:paragraph-properties style:font-independent-line-spacing="true" style:writing-mode="lr-tb"/>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graphic-properties fo:wrap-option="wrap" fo:padding-top="0in" fo:padding-bottom="0in" fo:padding-left="0in" fo:padding-right="0in" draw:textarea-vertical-align="top" draw:textarea-horizontal-align="left" draw:fill="gradient" draw:fill-gradient-name="a835" draw:stroke="none" draw:auto-grow-width="false" draw:auto-grow-height="false"/>
      <style:paragraph-properties style:font-independent-line-spacing="true" style:writing-mode="lr-tb"/>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in" fo:padding-bottom="0in" fo:padding-left="0in" fo:padding-right="0in" draw:textarea-vertical-align="top" draw:textarea-horizontal-align="left" draw:fill="bitmap" draw:fill-image-name="a917" style:repeat="stretch" draw:opacity="100%" draw:stroke="none" draw:auto-grow-width="false" draw:auto-grow-height="false"/>
      <style:paragraph-properties style:font-independent-line-spacing="true" style:writing-mode="lr-tb"/>
    </style:style>
    <style:style style:family="graphic" style:name="a101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in" fo:padding-bottom="0in" fo:padding-left="0in" fo:padding-right="0in" draw:textarea-vertical-align="top" draw:textarea-horizontal-align="left" draw:fill="bitmap" draw:fill-image-name="a1017" style:repeat="stretch" draw:opacity="100%"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in" fo:padding-bottom="0in" fo:padding-left="0in" fo:padding-right="0in" draw:textarea-vertical-align="top" draw:textarea-horizontal-align="left" draw:fill="gradient" draw:fill-gradient-name="a839" draw:stroke="none" draw:auto-grow-width="false" draw:auto-grow-height="false"/>
      <style:paragraph-properties style:font-independent-line-spacing="true" style:writing-mode="lr-tb"/>
    </style:style>
    <style:style style:family="graphic" style:name="a7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gradient" draw:fill-gradient-name="a843" draw:stroke="none" draw:auto-grow-width="false" draw:auto-grow-height="false"/>
      <style:paragraph-properties style:font-independent-line-spacing="true" style:writing-mode="lr-tb"/>
    </style:style>
    <style:style style:family="graphic" style:name="a7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fo:wrap-option="wrap" fo:padding-top="0in" fo:padding-bottom="0in" fo:padding-left="0in" fo:padding-right="0in" draw:textarea-vertical-align="top" draw:textarea-horizontal-align="left" draw:fill="gradient" draw:fill-gradient-name="a921" draw:stroke="none" draw:auto-grow-width="false" draw:auto-grow-height="false"/>
      <style:paragraph-properties style:font-independent-line-spacing="true" style:writing-mode="lr-tb"/>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in" fo:padding-bottom="0in" fo:padding-left="0in" fo:padding-right="0in" draw:textarea-vertical-align="top" draw:textarea-horizontal-align="left" draw:fill="gradient" draw:fill-gradient-name="a847"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6">
      <style:graphic-properties fo:wrap-option="wrap" fo:padding-top="0in" fo:padding-bottom="0in" fo:padding-left="0in" fo:padding-right="0in" draw:textarea-vertical-align="top" draw:textarea-horizontal-align="left" draw:fill="gradient" draw:fill-gradient-name="a925"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gradient" draw:fill-gradient-name="a1021"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26">
      <style:graphic-properties fo:wrap-option="wrap" fo:padding-top="0in" fo:padding-bottom="0in" fo:padding-left="0in" fo:padding-right="0in" draw:textarea-vertical-align="top" draw:textarea-horizontal-align="left" draw:fill="gradient" draw:fill-gradient-name="a1025"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bitmap" draw:fill-image-name="a1107" style:repeat="stretch" draw:opacity="100%" draw:stroke="none" draw:auto-grow-width="false" draw:auto-grow-height="fals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9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in" fo:padding-bottom="0in" fo:padding-left="0in" fo:padding-right="0in" draw:textarea-vertical-align="top" draw:textarea-horizontal-align="left" draw:fill="bitmap" draw:fill-image-name="a698" style:repeat="stretch" draw:opacity="100%" draw:stroke="none" draw:auto-grow-width="false" draw:auto-grow-height="false"/>
      <style:paragraph-properties style:font-independent-line-spacing="true" style:writing-mode="lr-tb"/>
    </style:style>
    <style:style style:family="graphic" style:name="a85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7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in" fo:padding-bottom="0in" fo:padding-left="0in" fo:padding-right="0in" draw:textarea-vertical-align="top" draw:textarea-horizontal-align="left" draw:fill="gradient" draw:fill-gradient-name="a929" draw:stroke="none" draw:auto-grow-width="false" draw:auto-grow-height="false"/>
      <style:paragraph-properties style:font-independent-line-spacing="true" style:writing-mode="lr-tb"/>
    </style:style>
    <style:style style:family="graphic" style:name="a85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34">
      <style:graphic-properties fo:wrap-option="wrap" fo:padding-top="0in" fo:padding-bottom="0in" fo:padding-left="0in" fo:padding-right="0in" draw:textarea-vertical-align="top" draw:textarea-horizontal-align="left" draw:fill="gradient" draw:fill-gradient-name="a933" draw:stroke="none" draw:auto-grow-width="false" draw:auto-grow-height="false"/>
      <style:paragraph-properties style:font-independent-line-spacing="true" style:writing-mode="lr-tb"/>
    </style:style>
    <style:style style:family="drawing-page" style:name="a85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in" fo:padding-bottom="0in" fo:padding-left="0in" fo:padding-right="0in" draw:textarea-vertical-align="top" draw:textarea-horizontal-align="left" draw:fill="gradient" draw:fill-gradient-name="a1029" draw:stroke="none" draw:auto-grow-width="false" draw:auto-grow-height="false"/>
      <style:paragraph-properties style:font-independent-line-spacing="true" style:writing-mode="lr-tb"/>
    </style:style>
    <style:style style:family="graphic" style:name="a938">
      <style:graphic-properties fo:wrap-option="wrap" fo:padding-top="0in" fo:padding-bottom="0in" fo:padding-left="0in" fo:padding-right="0in" draw:textarea-vertical-align="top" draw:textarea-horizontal-align="left" draw:fill="gradient" draw:fill-gradient-name="a937"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gradient" draw:fill-gradient-name="a1033" draw:stroke="none" draw:auto-grow-width="false" draw:auto-grow-height="false"/>
      <style:paragraph-properties style:font-independent-line-spacing="true" style:writing-mode="lr-tb"/>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in" fo:padding-bottom="0in" fo:padding-left="0in" fo:padding-right="0in" draw:textarea-vertical-align="top" draw:textarea-horizontal-align="left" draw:fill="gradient" draw:fill-gradient-name="a1111" draw:stroke="none" draw:auto-grow-width="false" draw:auto-grow-height="fals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8">
      <style:graphic-properties fo:wrap-option="wrap" fo:padding-top="0in" fo:padding-bottom="0in" fo:padding-left="0in" fo:padding-right="0in" draw:textarea-vertical-align="top" draw:textarea-horizontal-align="left" draw:fill="gradient" draw:fill-gradient-name="a1037" draw:stroke="none" draw:auto-grow-width="false" draw:auto-grow-height="false"/>
      <style:paragraph-properties style:font-independent-line-spacing="true" style:writing-mode="lr-tb"/>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6">
      <style:graphic-properties fo:wrap-option="wrap" fo:padding-top="0in" fo:padding-bottom="0in" fo:padding-left="0in" fo:padding-right="0in" draw:textarea-vertical-align="top" draw:textarea-horizontal-align="left" draw:fill="gradient" draw:fill-gradient-name="a1115"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8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94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8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20">
      <style:graphic-properties fo:wrap-option="wrap" fo:padding-top="0in" fo:padding-bottom="0in" fo:padding-left="0in" fo:padding-right="0in" draw:textarea-vertical-align="top" draw:textarea-horizontal-align="left" draw:fill="gradient" draw:fill-gradient-name="a1119"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0">
      <style:graphic-properties fo:wrap-option="wrap" fo:padding-top="0in" fo:padding-bottom="0in" fo:padding-left="0in" fo:padding-right="0in" draw:textarea-vertical-align="top" draw:textarea-horizontal-align="left" draw:fill="gradient" draw:fill-gradient-name="a1199" draw:stroke="none" draw:auto-grow-width="false" draw:auto-grow-height="false"/>
      <style:paragraph-properties style:font-independent-line-spacing="true" style:writing-mode="lr-tb"/>
    </style:style>
    <style:style style:family="graphic" style:name="a1124">
      <style:graphic-properties fo:wrap-option="wrap" fo:padding-top="0in" fo:padding-bottom="0in" fo:padding-left="0in" fo:padding-right="0in" draw:textarea-vertical-align="top" draw:textarea-horizontal-align="left" draw:fill="gradient" draw:fill-gradient-name="a1123"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top" draw:textarea-horizontal-align="left" draw:fill="gradient" draw:fill-gradient-name="a1127" draw:stroke="none" draw:auto-grow-width="false" draw:auto-grow-height="false"/>
      <style:paragraph-properties style:font-independent-line-spacing="true" style:writing-mode="lr-tb"/>
    </style:style>
    <style:style style:family="graphic" style:name="a1204">
      <style:graphic-properties fo:wrap-option="wrap" fo:padding-top="0in" fo:padding-bottom="0in" fo:padding-left="0in" fo:padding-right="0in" draw:textarea-vertical-align="top" draw:textarea-horizontal-align="left" draw:fill="gradient" draw:fill-gradient-name="a1203" draw:stroke="none" draw:auto-grow-width="false" draw:auto-grow-height="false"/>
      <style:paragraph-properties style:font-independent-line-spacing="true" style:writing-mode="lr-tb"/>
    </style:style>
    <style:style style:family="graphic" style:name="a92">
      <style:graphic-properties fo:wrap-option="wrap" fo:padding-top="0in" fo:padding-bottom="0in" fo:padding-left="0in" fo:padding-right="0in" draw:textarea-vertical-align="top" draw:textarea-horizontal-align="left" draw:fill="bitmap" draw:fill-image-name="a91" style:repeat="stretch"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99">
      <style:graphic-properties fo:wrap-option="wrap" fo:padding-top="0in" fo:padding-bottom="0in" fo:padding-left="0in" fo:padding-right="0in" draw:textarea-vertical-align="top" draw:textarea-horizontal-align="left" draw:fill="bitmap" draw:fill-image-name="a98" style:repeat="stretch" draw:opacity="100%"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bitmap" draw:fill-image-name="a794" style:repeat="stretch" draw:opacity="100%" draw:stroke="none" draw:auto-grow-width="false" draw:auto-grow-height="false"/>
      <style:paragraph-properties style:font-independent-line-spacing="true" style:writing-mode="lr-tb"/>
    </style:style>
    <style:style style:family="paragraph" style:name="a8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8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9">
      <style:graphic-properties fo:wrap-option="wrap" fo:padding-top="0in" fo:padding-bottom="0in" fo:padding-left="0in" fo:padding-right="0in" draw:textarea-vertical-align="top" draw:textarea-horizontal-align="left" draw:fill="gradient" draw:fill-gradient-name="a798" draw:stroke="none" draw:auto-grow-width="false" draw:auto-grow-height="false"/>
      <style:paragraph-properties style:font-independent-line-spacing="true" style:writing-mode="lr-tb"/>
    </style:style>
    <style:style style:family="text" style:name="a952">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7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55">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9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0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1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3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21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13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1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1">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fo:wrap-option="wrap" fo:padding-top="0in" fo:padding-bottom="0in" fo:padding-left="0in" fo:padding-right="0in" draw:textarea-vertical-align="top" draw:textarea-horizontal-align="left" draw:fill="bitmap" draw:fill-image-name="a884" style:repeat="stretch" draw:opacity="100%" draw:stroke="none" draw:auto-grow-width="false" draw:auto-grow-height="false"/>
      <style:paragraph-properties style:font-independent-line-spacing="true" style:writing-mode="lr-tb"/>
    </style:style>
    <style:style style:family="paragraph" style:name="a9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in" fo:padding-bottom="0in" fo:padding-left="0in" fo:padding-right="0in" draw:textarea-vertical-align="top" draw:textarea-horizontal-align="left" draw:fill="gradient" draw:fill-gradient-name="a888" draw:stroke="none" draw:auto-grow-width="false" draw:auto-grow-height="false"/>
      <style:paragraph-properties style:font-independent-line-spacing="true" style:writing-mode="lr-tb"/>
    </style:style>
    <style:style style:family="paragraph" style:name="a9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22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30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in" fo:padding-bottom="0in" fo:padding-left="0in" fo:padding-right="0in" draw:textarea-vertical-align="top" draw:textarea-horizontal-align="left" draw:fill="gradient" draw:fill-gradient-name="a892"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7">
      <style:graphic-properties fo:wrap-option="wrap" fo:padding-top="0in" fo:padding-bottom="0in" fo:padding-left="0in" fo:padding-right="0in" draw:textarea-vertical-align="top" draw:textarea-horizontal-align="left" draw:fill="gradient" draw:fill-gradient-name="a896" draw:stroke="none" draw:auto-grow-width="false" draw:auto-grow-height="false"/>
      <style:paragraph-properties style:font-independent-line-spacing="true" style:writing-mode="lr-tb"/>
    </style:style>
    <style:style style:family="paragraph" style:name="a9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0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in" fo:padding-bottom="0in" fo:padding-left="0in" fo:padding-right="0in" draw:textarea-vertical-align="top" draw:textarea-horizontal-align="left" draw:fill="bitmap" draw:fill-image-name="a1074" style:repeat="stretch" draw:opacity="100%"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gradient" draw:fill-gradient-name="a1078" draw:stroke="none" draw:auto-grow-width="false" draw:auto-grow-height="false"/>
      <style:paragraph-properties style:font-independent-line-spacing="true" style:writing-mode="lr-tb"/>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23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in" fo:padding-bottom="0in" fo:padding-left="0in" fo:padding-right="0in" draw:textarea-vertical-align="top" draw:textarea-horizontal-align="left" draw:fill="bitmap" draw:fill-image-name="a984" style:repeat="stretch" draw:opacity="100%"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in" fo:padding-bottom="0in" fo:padding-left="0in" fo:padding-right="0in" draw:textarea-vertical-align="top" draw:textarea-horizontal-align="left" draw:fill="gradient" draw:fill-gradient-name="a988" draw:stroke="none" draw:auto-grow-width="false" draw:auto-grow-height="false"/>
      <style:paragraph-properties style:font-independent-line-spacing="true" style:writing-mode="lr-tb"/>
    </style:style>
    <style:style style:family="graphic" style:name="a1083">
      <style:graphic-properties fo:wrap-option="wrap" fo:padding-top="0in" fo:padding-bottom="0in" fo:padding-left="0in" fo:padding-right="0in" draw:textarea-vertical-align="top" draw:textarea-horizontal-align="left" draw:fill="gradient" draw:fill-gradient-name="a1082"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in" fo:padding-bottom="0in" fo:padding-left="0in" fo:padding-right="0in" draw:textarea-vertical-align="top" draw:textarea-horizontal-align="left" draw:fill="gradient" draw:fill-gradient-name="a1086"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draw:fill="none" draw:stroke="solid" svg:stroke-width="0.01389in" svg:stroke-color="#b31166" svg:stroke-opacity="40%" draw:stroke-linejoin="miter" svg:stroke-linecap="round"/>
    </style:style>
    <style:style style:family="presentation" style:name="a132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04">
      <style:graphic-properties fo:wrap-option="wrap" fo:padding-top="0in" fo:padding-bottom="0in" fo:padding-left="0in" fo:padding-right="0in" draw:textarea-vertical-align="top" draw:textarea-horizontal-align="left" draw:fill="bitmap" draw:fill-image-name="a1403" style:repeat="stretch" draw:opacity="100%" draw:stroke="none" draw:auto-grow-width="false" draw:auto-grow-height="false"/>
      <style:paragraph-properties style:font-independent-line-spacing="true" style:writing-mode="lr-tb"/>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in" fo:padding-bottom="0in" fo:padding-left="0in" fo:padding-right="0in" draw:textarea-vertical-align="top" draw:textarea-horizontal-align="left" draw:fill="gradient" draw:fill-gradient-name="a1407" draw:stroke="none" draw:auto-grow-width="false" draw:auto-grow-height="fals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in" fo:padding-bottom="0in" fo:padding-left="0in" fo:padding-right="0in" draw:textarea-vertical-align="top" draw:textarea-horizontal-align="left" draw:fill="gradient" draw:fill-gradient-name="a992"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top" draw:textarea-horizontal-align="left" draw:fill="gradient" draw:fill-gradient-name="a996"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graphic-properties fo:wrap-option="wrap" fo:padding-top="0in" fo:padding-bottom="0in" fo:padding-left="0in" fo:padding-right="0in" draw:textarea-vertical-align="top" draw:textarea-horizontal-align="left" draw:fill="gradient" draw:fill-gradient-name="a1090" draw:stroke="none" draw:auto-grow-width="false" draw:auto-grow-height="false"/>
      <style:paragraph-properties style:font-independent-line-spacing="true" style:writing-mode="lr-tb"/>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draw:fill="none" draw:stroke="solid" svg:stroke-width="0.01389in" svg:stroke-color="#b31166" svg:stroke-opacity="40%" draw:stroke-linejoin="miter" svg:stroke-linecap="round"/>
    </style:style>
    <style:style style:family="graphic" style:name="a1095">
      <style:graphic-properties fo:wrap-option="wrap" fo:padding-top="0in" fo:padding-bottom="0in" fo:padding-left="0in" fo:padding-right="0in" draw:textarea-vertical-align="top" draw:textarea-horizontal-align="left" draw:fill="gradient" draw:fill-gradient-name="a1094" draw:stroke="none" draw:auto-grow-width="false" draw:auto-grow-height="false"/>
      <style:paragraph-properties style:font-independent-line-spacing="true" style:writing-mode="lr-tb"/>
    </style:style>
    <style:style style:family="text" style:name="a11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5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draw:fill="none" draw:stroke="solid" svg:stroke-width="0.01389in" svg:stroke-color="#b31166" svg:stroke-opacity="40%" draw:stroke-linejoin="miter" svg:stroke-linecap="round"/>
    </style:style>
    <style:style style:family="paragraph" style:name="a11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55">
      <style:graphic-properties draw:fill="none" draw:stroke="solid" svg:stroke-width="0.01389in" svg:stroke-color="#b31166" svg:stroke-opacity="40%" draw:stroke-linejoin="miter" svg:stroke-linecap="round"/>
    </style:style>
    <style:style style:family="text" style:name="a12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bitmap" draw:fill-image-name="a1334" style:repeat="stretch" draw:opacity="100%" draw:stroke="none"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2">
      <style:graphic-properties fo:wrap-option="wrap" fo:padding-top="0in" fo:padding-bottom="0in" fo:padding-left="0in" fo:padding-right="0in" draw:textarea-vertical-align="top" draw:textarea-horizontal-align="left" draw:fill="gradient" draw:fill-gradient-name="a1411" draw:stroke="none" draw:auto-grow-width="false" draw:auto-grow-height="false"/>
      <style:paragraph-properties style:font-independent-line-spacing="true" style:writing-mode="lr-tb"/>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in" fo:padding-bottom="0in" fo:padding-left="0in" fo:padding-right="0in" draw:textarea-vertical-align="top" draw:textarea-horizontal-align="left" draw:fill="gradient" draw:fill-gradient-name="a1338" draw:stroke="none" draw:auto-grow-width="false" draw:auto-grow-height="false"/>
      <style:paragraph-properties style:font-independent-line-spacing="true" style:writing-mode="lr-tb"/>
    </style:style>
    <style:style style:family="graphic" style:name="a1416">
      <style:graphic-properties fo:wrap-option="wrap" fo:padding-top="0in" fo:padding-bottom="0in" fo:padding-left="0in" fo:padding-right="0in" draw:textarea-vertical-align="top" draw:textarea-horizontal-align="left" draw:fill="gradient" draw:fill-gradient-name="a1415" draw:stroke="none"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in" fo:padding-bottom="0in" fo:padding-left="0in" fo:padding-right="0in" draw:textarea-vertical-align="top" draw:textarea-horizontal-align="left" draw:fill="bitmap" draw:fill-image-name="a1183" style:repeat="stretch" draw:opacity="100%" draw:stroke="none" draw:auto-grow-width="false" draw:auto-grow-height="false"/>
      <style:paragraph-properties style:font-independent-line-spacing="true" style:writing-mode="lr-tb"/>
    </style:style>
    <style:style style:family="text" style:name="a12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8">
      <style:graphic-properties fo:wrap-option="wrap" fo:padding-top="0in" fo:padding-bottom="0in" fo:padding-left="0in" fo:padding-right="0in" draw:textarea-vertical-align="top" draw:textarea-horizontal-align="left" draw:fill="gradient" draw:fill-gradient-name="a1187" draw:stroke="none" draw:auto-grow-width="false" draw:auto-grow-height="false"/>
      <style:paragraph-properties style:font-independent-line-spacing="true" style:writing-mode="lr-tb"/>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in" fo:padding-bottom="0in" fo:padding-left="0in" fo:padding-right="0in" draw:textarea-vertical-align="top" draw:textarea-horizontal-align="left" draw:fill="gradient" draw:fill-gradient-name="a1342" draw:stroke="none" draw:auto-grow-width="false" draw:auto-grow-height="fals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0">
      <style:graphic-properties fo:wrap-option="wrap" fo:padding-top="0in" fo:padding-bottom="0in" fo:padding-left="0in" fo:padding-right="0in" draw:textarea-vertical-align="top" draw:textarea-horizontal-align="left" draw:fill="gradient" draw:fill-gradient-name="a1419" draw:stroke="none" draw:auto-grow-width="false" draw:auto-grow-height="false"/>
      <style:paragraph-properties style:font-independent-line-spacing="true" style:writing-mode="lr-tb"/>
    </style:style>
    <style:style style:family="graphic" style:name="a1269">
      <style:graphic-properties fo:wrap-option="wrap" fo:padding-top="0in" fo:padding-bottom="0in" fo:padding-left="0in" fo:padding-right="0in" draw:textarea-vertical-align="top" draw:textarea-horizontal-align="left" draw:fill="bitmap" draw:fill-image-name="a1268" style:repeat="stretch" draw:opacity="100%" draw:stroke="none" draw:auto-grow-width="false" draw:auto-grow-height="false"/>
      <style:paragraph-properties style:font-independent-line-spacing="true" style:writing-mode="lr-tb"/>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in" fo:padding-bottom="0in" fo:padding-left="0in" fo:padding-right="0in" draw:textarea-vertical-align="top" draw:textarea-horizontal-align="left" draw:fill="gradient" draw:fill-gradient-name="a1346"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4">
      <style:graphic-properties fo:wrap-option="wrap" fo:padding-top="0in" fo:padding-bottom="0in" fo:padding-left="0in" fo:padding-right="0in" draw:textarea-vertical-align="top" draw:textarea-horizontal-align="left" draw:fill="gradient" draw:fill-gradient-name="a1423" draw:stroke="none" draw:auto-grow-width="false" draw:auto-grow-height="false"/>
      <style:paragraph-properties style:font-independent-line-spacing="true" style:writing-mode="lr-tb"/>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in" fo:padding-bottom="0in" fo:padding-left="0in" fo:padding-right="0in" draw:textarea-vertical-align="top" draw:textarea-horizontal-align="left" draw:fill="gradient" draw:fill-gradient-name="a1191" draw:stroke="none"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in" fo:padding-bottom="0in" fo:padding-left="0in" fo:padding-right="0in" draw:textarea-vertical-align="top" draw:textarea-horizontal-align="left" draw:fill="gradient" draw:fill-gradient-name="a1195"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3">
      <style:graphic-properties fo:wrap-option="wrap" fo:padding-top="0in" fo:padding-bottom="0in" fo:padding-left="0in" fo:padding-right="0in" draw:textarea-vertical-align="top" draw:textarea-horizontal-align="left" draw:fill="gradient" draw:fill-gradient-name="a1272" draw:stroke="none" draw:auto-grow-width="false" draw:auto-grow-height="false"/>
      <style:paragraph-properties style:font-independent-line-spacing="true" style:writing-mode="lr-tb"/>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in" fo:padding-bottom="0in" fo:padding-left="0in" fo:padding-right="0in" draw:textarea-vertical-align="top" draw:textarea-horizontal-align="left" draw:fill="gradient" draw:fill-gradient-name="a1350"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7">
      <style:graphic-properties fo:wrap-option="wrap" fo:padding-top="0in" fo:padding-bottom="0in" fo:padding-left="0in" fo:padding-right="0in" draw:textarea-vertical-align="top" draw:textarea-horizontal-align="left" draw:fill="gradient" draw:fill-gradient-name="a1276" draw:stroke="none" draw:auto-grow-width="false" draw:auto-grow-height="false"/>
      <style:paragraph-properties style:font-independent-line-spacing="true" style:writing-mode="lr-tb"/>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5">
      <style:graphic-properties fo:wrap-option="wrap" fo:padding-top="0in" fo:padding-bottom="0in" fo:padding-left="0in" fo:padding-right="0in" draw:textarea-vertical-align="top" draw:textarea-horizontal-align="left" draw:fill="gradient" draw:fill-gradient-name="a1354" draw:stroke="none" draw:auto-grow-width="false" draw:auto-grow-height="false"/>
      <style:paragraph-properties style:font-independent-line-spacing="true" style:writing-mode="lr-tb"/>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3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in" fo:padding-bottom="0in" fo:padding-left="0in" fo:padding-right="0in" draw:textarea-vertical-align="top" draw:textarea-horizontal-align="left" draw:fill="gradient" draw:fill-gradient-name="a1280"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gradient" draw:fill-gradient-name="a1284" draw:stroke="none" draw:auto-grow-width="false" draw:auto-grow-height="false"/>
      <style:paragraph-properties style:font-independent-line-spacing="true" style:writing-mode="lr-tb"/>
    </style:style>
    <style:style style:family="graphic" style:name="a13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bitmap" draw:fill-image-name="a1439" style:repeat="stretch" draw:opacity="100%" draw:stroke="none" draw:auto-grow-width="false" draw:auto-grow-height="false"/>
      <style:paragraph-properties style:font-independent-line-spacing="true" style:writing-mode="lr-tb"/>
    </style:style>
    <style:style style:family="graphic" style:name="a1289">
      <style:graphic-properties fo:wrap-option="wrap" fo:padding-top="0in" fo:padding-bottom="0in" fo:padding-left="0in" fo:padding-right="0in" draw:textarea-vertical-align="top" draw:textarea-horizontal-align="left" draw:fill="gradient" draw:fill-gradient-name="a1288"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44">
      <style:graphic-properties fo:wrap-option="wrap" fo:padding-top="0in" fo:padding-bottom="0in" fo:padding-left="0in" fo:padding-right="0in" draw:textarea-vertical-align="top" draw:textarea-horizontal-align="left" draw:fill="gradient" draw:fill-gradient-name="a1443" draw:stroke="none" draw:auto-grow-width="false" draw:auto-grow-height="false"/>
      <style:paragraph-properties style:font-independent-line-spacing="true" style:writing-mode="lr-tb"/>
    </style:style>
    <style:style style:family="text" style:name="a13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in" fo:padding-bottom="0in" fo:padding-left="0in" fo:padding-right="0in" draw:textarea-vertical-align="top" draw:textarea-horizontal-align="left" draw:fill="gradient" draw:fill-gradient-name="a1447"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graphic-properties fo:wrap-option="wrap" fo:padding-top="0in" fo:padding-bottom="0in" fo:padding-left="0in" fo:padding-right="0in" draw:textarea-vertical-align="top" draw:textarea-horizontal-align="left" draw:fill="gradient" draw:fill-gradient-name="a1451"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in" fo:padding-bottom="0in" fo:padding-left="0in" fo:padding-right="0in" draw:textarea-vertical-align="top" draw:textarea-horizontal-align="left" draw:fill="gradient" draw:fill-gradient-name="a1455"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gradient" draw:fill-gradient-name="a102"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in" fo:padding-bottom="0in" fo:padding-left="0in" fo:padding-right="0in" draw:textarea-vertical-align="top" draw:textarea-horizontal-align="left" draw:fill="gradient" draw:fill-gradient-name="a106"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graphic-properties fo:wrap-option="wrap" fo:padding-top="0in" fo:padding-bottom="0in" fo:padding-left="0in" fo:padding-right="0in" draw:textarea-vertical-align="top" draw:textarea-horizontal-align="left" draw:fill="gradient" draw:fill-gradient-name="a1459" draw:stroke="none" draw:auto-grow-width="false" draw:auto-grow-height="false"/>
      <style:paragraph-properties style:font-independent-line-spacing="true" style:writing-mode="lr-tb"/>
    </style:style>
    <style:style style:family="paragraph" style:name="a13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146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38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
      <style:graphic-properties fo:wrap-option="wrap" fo:padding-top="0in" fo:padding-bottom="0in" fo:padding-left="0in" fo:padding-right="0in" draw:textarea-vertical-align="top" draw:textarea-horizontal-align="left" draw:fill="gradient" draw:fill-gradient-name="a110" draw:stroke="none" draw:auto-grow-width="false" draw:auto-grow-height="false"/>
      <style:paragraph-properties style:font-independent-line-spacing="true" style:writing-mode="lr-tb"/>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in" fo:padding-bottom="0in" fo:padding-left="0in" fo:padding-right="0in" draw:textarea-vertical-align="top" draw:textarea-horizontal-align="left" draw:fill="gradient" draw:fill-gradient-name="a114"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gradient" draw:fill-gradient-name="a118" draw:stroke="none" draw:auto-grow-width="false" draw:auto-grow-height="false"/>
      <style:paragraph-properties style:font-independent-line-spacing="true" style:writing-mode="lr-tb"/>
    </style:style>
    <style:style style:family="paragraph" style:name="a1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2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fo:wrap-option="wrap" fo:padding-top="0in" fo:padding-bottom="0in" fo:padding-left="0in" fo:padding-right="0in" draw:textarea-vertical-align="top" draw:textarea-horizontal-align="left" draw:fill="bitmap" draw:fill-image-name="a221" style:repeat="stretch" draw:opacity="100%" draw:stroke="none" draw:auto-grow-width="false" draw:auto-grow-height="false"/>
      <style:paragraph-properties style:font-independent-line-spacing="true" style:writing-mode="lr-tb"/>
    </style:style>
    <style:style style:family="paragraph" style:name="a14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in" fo:padding-bottom="0in" fo:padding-left="0in" fo:padding-right="0in" draw:textarea-vertical-align="top" draw:textarea-horizontal-align="left" draw:fill="gradient" draw:fill-gradient-name="a225" draw:stroke="none" draw:auto-grow-width="false" draw:auto-grow-height="false"/>
      <style:paragraph-properties style:font-independent-line-spacing="true" style:writing-mode="lr-tb"/>
    </style:style>
    <style:style style:family="paragraph" style:name="a30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1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0">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1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1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3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5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1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1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1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4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4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6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7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7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2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0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9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0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9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4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0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0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0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5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8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0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8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0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4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38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6" draw:name="Rectangle 6">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0" draw:name="Oval 12">
          <svg:title/>
          <svg:desc/>
          <text:p text:style-name="a38" text:class-names="" text:cond-style-name=""><text:span text:style-name="a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4" draw:name="Oval 14">
          <svg:title/>
          <svg:desc/>
          <text:p text:style-name="a42" text:class-names="" text:cond-style-name=""><text:span text:style-name="a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48" draw:name="Oval 17">
          <svg:title/>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2" draw:name="Oval 15">
          <svg:title/>
          <svg:desc/>
          <text:p text:style-name="a50" text:class-names="" text:cond-style-name=""><text:span text:style-name="a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6" draw:name="Oval 16">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59" draw:transform="translate(-1.80414in -0.2411in) rotate(-6.11158) translate(11.08995in 2.20689in)" draw:name="Freeform 5">
          <svg:title/>
          <svg:desc/>
          <text:p text:style-name="a58" text:class-names="" text:cond-style-name=""><text:span text:style-name="a5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2" draw:name="Freeform 5">
          <svg:title/>
          <svg:desc/>
          <text:p text:style-name="a61" text:class-names="" text:cond-style-name=""><text:span text:style-name="a6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5" draw:name="Freeform 5">
          <svg:title/>
          <svg:desc/>
          <text:p text:style-name="a64" text:class-names="" text:cond-style-name=""><text:span text:style-name="a6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3" draw:name="Title Placeholder 1" svg:x="1.26307in" svg:y="1.06482in" svg:width="9.5816in" svg:height="0.77315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1.26307in" svg:y="2.84722in" svg:width="9.5816in" svg:height="3.7361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11.65038in" svg:y="6.9902in" svg:width="1.08333in" svg:height="0.33333in" presentation:class="date-time" presentation:placeholder="false">
        <draw:text-box>
          <text:p text:style-name="a22" text:class-names="" text:cond-style-name=""><text:span text:style-name="a20" text:class-names=""><text:date text:fixed="false" style:data-style-name="a21">14.09.2024</text:date></text:span></text:p>
        </draw:text-box>
        <svg:title/>
        <svg:desc/>
      </draw:frame>
      <draw:frame draw:id="id4" presentation:style-name="a26" draw:name="Footer Placeholder 4" svg:x="0.61364in" svg:y="6.9902in" svg:width="4.22112in" svg:height="0.33333in" presentation:class="footer" presentation:placeholder="false">
        <draw:text-box>
          <text:p text:style-name="a25" text:class-names="" text:cond-style-name=""><text:span text:style-name="a24" text:class-names=""/></text:p>
        </draw:text-box>
        <svg:title/>
        <svg:desc/>
      </draw:frame>
      <draw:custom-shape svg:x="11.41493in" svg:y="0in" svg:width="0.75in" svg:height="1.25in" draw:id="id5" draw:style-name="a29" draw:name="Rectangle 20">
        <svg:title/>
        <svg:desc/>
        <text:p text:style-name="a28" text:class-names="" text:cond-style-name=""><text:span text:style-name="a27" text:class-names=""/></text:p>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Title-Slide" style:page-layout-name="pageLayout1" draw:style-name="a66">
      <draw:g draw:name="Group 7" draw:id="id16">
        <svg:title/>
        <svg:desc/>
        <draw:custom-shape svg:x="0in" svg:y="0in" svg:width="13.33333in" svg:height="7.5in" draw:id="id27" draw:layer="Master1-bg" draw:style-name="a99" draw:name="Rectangle 6">
          <svg:title/>
          <svg:desc/>
          <text:p text:style-name="a97" text:class-names="" text:cond-style-name=""><text:span text:style-name="a9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 draw:layer="Master1-bg" draw:style-name="a103" draw:name="Oval 12">
          <svg:title/>
          <svg:desc/>
          <text:p text:style-name="a101" text:class-names="" text:cond-style-name=""><text:span text:style-name="a1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9" draw:layer="Master1-bg" draw:style-name="a107" draw:name="Oval 14">
          <svg:title/>
          <svg:desc/>
          <text:p text:style-name="a105" text:class-names="" text:cond-style-name=""><text:span text:style-name="a1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 draw:layer="Master1-bg" draw:style-name="a111" draw:name="Oval 17">
          <svg:title/>
          <svg:desc/>
          <text:p text:style-name="a109" text:class-names="" text:cond-style-name=""><text:span text:style-name="a1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1" draw:layer="Master1-bg" draw:style-name="a115" draw:name="Oval 15">
          <svg:title/>
          <svg:desc/>
          <text:p text:style-name="a113" text:class-names="" text:cond-style-name=""><text:span text:style-name="a1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2" draw:layer="Master1-bg" draw:style-name="a119" draw:name="Oval 16">
          <svg:title/>
          <svg:desc/>
          <text:p text:style-name="a117" text:class-names="" text:cond-style-name=""><text:span text:style-name="a1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3" draw:layer="Master1-bg" draw:style-name="a122" draw:transform="translate(-1.80414in -0.2411in) rotate(-6.11158) translate(11.08995in 2.20689in)" draw:name="Freeform 5">
          <svg:title/>
          <svg:desc/>
          <text:p text:style-name="a121" text:class-names="" text:cond-style-name=""><text:span text:style-name="a12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4" draw:layer="Master1-bg" draw:style-name="a125" draw:name="Freeform 5">
          <svg:title/>
          <svg:desc/>
          <text:p text:style-name="a124" text:class-names="" text:cond-style-name=""><text:span text:style-name="a12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5" draw:layer="Master1-bg" draw:style-name="a128" draw:name="Freeform 5">
          <svg:title/>
          <svg:desc/>
          <text:p text:style-name="a127" text:class-names="" text:cond-style-name=""><text:span text:style-name="a12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7" draw:layer="Master1-bg" draw:style-name="a69" draw:name="Rectangle 20">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g draw:name="Group 6" draw:id="id18">
        <svg:title/>
        <svg:desc/>
        <draw:custom-shape svg:x="0in" svg:y="0in" svg:width="13.33333in" svg:height="7.5in" draw:id="id25" draw:style-name="a92" draw:name="Rectangle 8">
          <svg:title/>
          <svg:desc/>
          <text:p text:style-name="a90" text:class-names="" text:cond-style-name=""><text:span text:style-name="a89"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26" draw:style-name="a95" draw:name="Freeform 5">
          <svg:title/>
          <svg:desc/>
          <text:p text:style-name="a94" text:class-names="" text:cond-style-name=""><text:span text:style-name="a9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9" presentation:style-name="a72" draw:name="Title 1" svg:x="1.26307in" svg:y="2.2963in" svg:width="9.65186in" svg:height="2.92831in" presentation:class="title" presentation:placeholder="false">
        <draw:text-box>
          <text:p text:style-name="a71" text:class-names="" text:cond-style-name=""><text:span text:style-name="a70" text:class-names="">Click to edit Master title style</text:span></text:p>
        </draw:text-box>
        <svg:title/>
        <svg:desc/>
      </draw:frame>
      <draw:frame draw:id="id20" presentation:style-name="a75" draw:name="Subtitle 2" svg:x="1.26307in" svg:y="5.22461in" svg:width="9.65186in" svg:height="0.94206in" presentation:class="subtitle" presentation:placeholder="false">
        <draw:text-box>
          <text:p text:style-name="a74" text:class-names="" text:cond-style-name=""><text:span text:style-name="a73" text:class-names="">Click to edit Master subtitle style</text:span></text:p>
        </draw:text-box>
        <svg:title/>
        <svg:desc/>
      </draw:frame>
      <draw:frame draw:id="id21" presentation:style-name="a79" draw:transform="translate(-0.54166in -0.16666in) rotate(-1.5708) translate(11.65164in 2.12666in)" draw:name="Date Placeholder 3" svg:width="1.08333in" svg:height="0.33333in" presentation:class="date-time" presentation:placeholder="false">
        <draw:text-box>
          <text:p text:style-name="a78" text:class-names="" text:cond-style-name=""><text:span text:style-name="a76" text:class-names=""><text:date text:fixed="false" style:data-style-name="a77">14.09.2024</text:date></text:span></text:p>
        </draw:text-box>
        <svg:title/>
        <svg:desc/>
      </draw:frame>
      <draw:frame draw:id="id22" presentation:style-name="a82" draw:transform="translate(-2.11056in -0.16666in) rotate(-1.5708) translate(11.90053in 3.69667in)" draw:name="Footer Placeholder 4" svg:width="4.22112in" svg:height="0.33333in" presentation:class="footer" presentation:placeholder="false">
        <draw:text-box>
          <text:p text:style-name="a81" text:class-names="" text:cond-style-name=""><text:span text:style-name="a80" text:class-names=""/></text:p>
        </draw:text-box>
        <svg:title/>
        <svg:desc/>
      </draw:frame>
      <draw:custom-shape svg:x="11.41493in" svg:y="0in" svg:width="0.75in" svg:height="1.25in" draw:id="id23" draw:style-name="a85" draw:name="Rectangle 10">
        <svg:title/>
        <svg:desc/>
        <text:p text:style-name="a84" text:class-names="" text:cond-style-name=""><text:span text:style-name="a83" text:class-names=""/></text:p>
        <draw:enhanced-geometry xmlns:dr3d="urn:oasis:names:tc:opendocument:xmlns:dr3d:1.0" draw:type="non-primitive" svg:viewBox="0 0 21600 21600" draw:enhanced-path="M 0 0 L 21600 0 21600 21600 0 21600 Z N"/>
      </draw:custom-shape>
      <draw:frame draw:id="id24" presentation:style-name="a88" draw:name="Slide Number Placeholder 5" svg:x="11.32168in" svg:y="0.32341in" svg:width="0.91667in" svg:height="0.83955in" presentation:class="page-number" presentation:placeholder="false">
        <draw:text-box>
          <text:p text:style-name="a87" text:class-names="" text:cond-style-name=""><text:span text:style-name="a86" text:class-names=""><text:page-number style:num-format="1" text:fixed="false"/></text:span></text:p>
        </draw:text-box>
        <svg:title/>
        <svg:desc/>
      </draw:frame>
    </style:master-page>
    <style:master-page style:name="Master1-Layout2-obj-Title-and-Content" style:page-layout-name="pageLayout1" draw:style-name="a129">
      <draw:g draw:name="Group 7" draw:id="id36">
        <svg:title/>
        <svg:desc/>
        <draw:custom-shape svg:x="0in" svg:y="0in" svg:width="13.33333in" svg:height="7.5in" draw:id="id43" draw:layer="Master1-bg" draw:style-name="a165" draw:name="Rectangle 6">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4" draw:layer="Master1-bg" draw:style-name="a169" draw:name="Oval 12">
          <svg:title/>
          <svg:desc/>
          <text:p text:style-name="a167" text:class-names="" text:cond-style-name=""><text:span text:style-name="a1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45" draw:layer="Master1-bg" draw:style-name="a173" draw:name="Oval 14">
          <svg:title/>
          <svg:desc/>
          <text:p text:style-name="a171" text:class-names="" text:cond-style-name=""><text:span text:style-name="a1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46" draw:layer="Master1-bg" draw:style-name="a177" draw:name="Oval 17">
          <svg:title/>
          <svg:desc/>
          <text:p text:style-name="a175" text:class-names="" text:cond-style-name=""><text:span text:style-name="a1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47" draw:layer="Master1-bg" draw:style-name="a181" draw:name="Oval 15">
          <svg:title/>
          <svg:desc/>
          <text:p text:style-name="a179" text:class-names="" text:cond-style-name=""><text:span text:style-name="a1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48" draw:layer="Master1-bg" draw:style-name="a185" draw:name="Oval 16">
          <svg:title/>
          <svg:desc/>
          <text:p text:style-name="a183" text:class-names="" text:cond-style-name=""><text:span text:style-name="a1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49" draw:layer="Master1-bg" draw:style-name="a188" draw:transform="translate(-1.80414in -0.2411in) rotate(-6.11158) translate(11.08995in 2.20689in)" draw:name="Freeform 5">
          <svg:title/>
          <svg:desc/>
          <text:p text:style-name="a187" text:class-names="" text:cond-style-name=""><text:span text:style-name="a18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50" draw:layer="Master1-bg" draw:style-name="a191" draw:name="Freeform 5">
          <svg:title/>
          <svg:desc/>
          <text:p text:style-name="a190" text:class-names="" text:cond-style-name=""><text:span text:style-name="a18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51" draw:layer="Master1-bg" draw:style-name="a194" draw:name="Freeform 5">
          <svg:title/>
          <svg:desc/>
          <text:p text:style-name="a193" text:class-names="" text:cond-style-name=""><text:span text:style-name="a19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7" draw:layer="Master1-bg" draw:style-name="a132" draw:name="Rectangle 20">
        <svg:title/>
        <svg:desc/>
        <text:p text:style-name="a131" text:class-names="" text:cond-style-name=""><text:span text:style-name="a130" text:class-names=""/></text:p>
        <draw:enhanced-geometry xmlns:dr3d="urn:oasis:names:tc:opendocument:xmlns:dr3d:1.0" draw:type="non-primitive" svg:viewBox="0 0 21600 21600" draw:enhanced-path="M 0 0 L 21600 0 21600 21600 0 21600 Z N"/>
      </draw:custom-shape>
      <draw:frame draw:id="id38" presentation:style-name="a135" draw:name="Title 1" svg:x="1.26307in" svg:y="1.06482in" svg:width="9.5816in" svg:height="0.77315in" presentation:class="title" presentation:placeholder="false">
        <draw:text-box>
          <text:p text:style-name="a134" text:class-names="" text:cond-style-name=""><text:span text:style-name="a133" text:class-names="">Click to edit Master title style</text:span></text:p>
        </draw:text-box>
        <svg:title/>
        <svg:desc/>
      </draw:frame>
      <draw:frame draw:id="id39" presentation:style-name="a151" draw:name="Content Placeholder 2" svg:x="1.26307in" svg:y="2.84722in" svg:width="9.65186in" svg:height="3.73611in" presentation:class="object" presentation:placeholder="false">
        <draw:text-box>
          <text:list text:style-name="a138">
            <text:list-item>
              <text:p text:style-name="a137" text:class-names="" text:cond-style-name=""><text:span text:style-name="a136" text:class-names="">Click to edit Master text styles</text:span></text:p>
            </text:list-item>
          </text:list>
          <text:list text:style-name="a141">
            <text:list-item>
              <text:list text:style-name="a141">
                <text:list-item>
                  <text:p text:style-name="a140" text:class-names="" text:cond-style-name=""><text:span text:style-name="a139" text:class-names="">Second level</text:span></text:p>
                </text:list-item>
              </text:list>
            </text:list-item>
          </text:list>
          <text:list text:style-name="a144">
            <text:list-item>
              <text:list text:style-name="a144">
                <text:list-item>
                  <text:list text:style-name="a144">
                    <text:list-item>
                      <text:p text:style-name="a143" text:class-names="" text:cond-style-name=""><text:span text:style-name="a142" text:class-names="">Third level</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8" text:class-names="">Fifth level</text:span></text:p>
                            </text:list-item>
                          </text:list>
                        </text:list-item>
                      </text:list>
                    </text:list-item>
                  </text:list>
                </text:list-item>
              </text:list>
            </text:list-item>
          </text:list>
        </draw:text-box>
        <svg:title/>
        <svg:desc/>
      </draw:frame>
      <draw:frame draw:id="id40" presentation:style-name="a155" draw:name="Date Placeholder 3" svg:x="11.65038in" svg:y="6.9902in" svg:width="1.08333in" svg:height="0.33333in" presentation:class="date-time" presentation:placeholder="false">
        <draw:text-box>
          <text:p text:style-name="a154" text:class-names="" text:cond-style-name=""><text:span text:style-name="a152" text:class-names=""><text:date text:fixed="false" style:data-style-name="a153">14.09.2024</text:date></text:span></text:p>
        </draw:text-box>
        <svg:title/>
        <svg:desc/>
      </draw:frame>
      <draw:frame draw:id="id41" presentation:style-name="a158" draw:name="Footer Placeholder 4" svg:x="0.61364in" svg:y="6.9902in" svg:width="4.22112in" svg:height="0.33333in" presentation:class="footer" presentation:placeholder="false">
        <draw:text-box>
          <text:p text:style-name="a157" text:class-names="" text:cond-style-name=""><text:span text:style-name="a156" text:class-names=""/></text:p>
        </draw:text-box>
        <svg:title/>
        <svg:desc/>
      </draw:frame>
      <draw:frame draw:id="id42" presentation:style-name="a161" draw:name="Slide Number Placeholder 5" svg:x="11.32168in" svg:y="0.32341in" svg:width="0.91667in" svg:height="0.83955in" presentation:class="page-number" presentation:placeholder="false">
        <draw:text-box>
          <text:p text:style-name="a160" text:class-names="" text:cond-style-name=""><text:span text:style-name="a159" text:class-names=""><text:page-number style:num-format="1" text:fixed="false"/></text:span></text:p>
        </draw:text-box>
        <svg:title/>
        <svg:desc/>
      </draw:frame>
    </style:master-page>
    <style:master-page style:name="Master1-Layout3-secHead-Section-Header" style:page-layout-name="pageLayout1" draw:style-name="a195">
      <draw:g draw:name="Group 7" draw:id="id52">
        <svg:title/>
        <svg:desc/>
        <draw:custom-shape svg:x="0in" svg:y="0in" svg:width="13.33333in" svg:height="7.5in" draw:id="id71" draw:layer="Master1-bg" draw:style-name="a258" draw:name="Rectangle 6">
          <svg:title/>
          <svg:desc/>
          <text:p text:style-name="a256" text:class-names="" text:cond-style-name=""><text:span text:style-name="a25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72" draw:layer="Master1-bg" draw:style-name="a262" draw:name="Oval 12">
          <svg:title/>
          <svg:desc/>
          <text:p text:style-name="a260" text:class-names="" text:cond-style-name=""><text:span text:style-name="a2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73" draw:layer="Master1-bg" draw:style-name="a266" draw:name="Oval 14">
          <svg:title/>
          <svg:desc/>
          <text:p text:style-name="a264" text:class-names="" text:cond-style-name=""><text:span text:style-name="a26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74" draw:layer="Master1-bg" draw:style-name="a270" draw:name="Oval 17">
          <svg:title/>
          <svg:desc/>
          <text:p text:style-name="a268" text:class-names="" text:cond-style-name=""><text:span text:style-name="a2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5" draw:layer="Master1-bg" draw:style-name="a274" draw:name="Oval 15">
          <svg:title/>
          <svg:desc/>
          <text:p text:style-name="a272" text:class-names="" text:cond-style-name=""><text:span text:style-name="a2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6" draw:layer="Master1-bg" draw:style-name="a278" draw:name="Oval 16">
          <svg:title/>
          <svg:desc/>
          <text:p text:style-name="a276" text:class-names="" text:cond-style-name=""><text:span text:style-name="a2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7" draw:layer="Master1-bg" draw:style-name="a281" draw:transform="translate(-1.80414in -0.2411in) rotate(-6.11158) translate(11.08995in 2.20689in)" draw:name="Freeform 5">
          <svg:title/>
          <svg:desc/>
          <text:p text:style-name="a280" text:class-names="" text:cond-style-name=""><text:span text:style-name="a27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8" draw:layer="Master1-bg" draw:style-name="a284" draw:name="Freeform 5">
          <svg:title/>
          <svg:desc/>
          <text:p text:style-name="a283" text:class-names="" text:cond-style-name=""><text:span text:style-name="a28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79" draw:layer="Master1-bg" draw:style-name="a287" draw:name="Freeform 5">
          <svg:title/>
          <svg:desc/>
          <text:p text:style-name="a286" text:class-names="" text:cond-style-name=""><text:span text:style-name="a28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53" draw:layer="Master1-bg" draw:style-name="a198" draw:name="Rectangle 20">
        <svg:title/>
        <svg:desc/>
        <text:p text:style-name="a197" text:class-names="" text:cond-style-name=""><text:span text:style-name="a196" text:class-names=""/></text:p>
        <draw:enhanced-geometry xmlns:dr3d="urn:oasis:names:tc:opendocument:xmlns:dr3d:1.0" draw:type="non-primitive" svg:viewBox="0 0 21600 21600" draw:enhanced-path="M 0 0 L 21600 0 21600 21600 0 21600 Z N"/>
      </draw:custom-shape>
      <draw:g draw:name="Group 7" draw:id="id54">
        <svg:title/>
        <svg:desc/>
        <draw:custom-shape svg:x="0in" svg:y="0in" svg:width="13.33333in" svg:height="7.5in" draw:id="id61" draw:style-name="a222" draw:name="Rectangle 13">
          <svg:title/>
          <svg:desc/>
          <text:p text:style-name="a220" text:class-names="" text:cond-style-name=""><text:span text:style-name="a21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62" draw:style-name="a226" draw:name="Oval 16">
          <svg:title/>
          <svg:desc/>
          <text:p text:style-name="a224" text:class-names="" text:cond-style-name=""><text:span text:style-name="a2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63" draw:style-name="a230" draw:name="Oval 17">
          <svg:title/>
          <svg:desc/>
          <text:p text:style-name="a228" text:class-names="" text:cond-style-name=""><text:span text:style-name="a2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64" draw:style-name="a234" draw:name="Oval 18">
          <svg:title/>
          <svg:desc/>
          <text:p text:style-name="a232" text:class-names="" text:cond-style-name=""><text:span text:style-name="a2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65" draw:style-name="a238" draw:name="Oval 19">
          <svg:title/>
          <svg:desc/>
          <text:p text:style-name="a236" text:class-names="" text:cond-style-name=""><text:span text:style-name="a2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66" draw:style-name="a242" draw:name="Oval 20">
          <svg:title/>
          <svg:desc/>
          <text:p text:style-name="a240" text:class-names="" text:cond-style-name=""><text:span text:style-name="a2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67" draw:style-name="a245" draw:name="Rectangle 9">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custom-shape svg:width="6.62037in" svg:height="1.372in" draw:id="id68" draw:style-name="a248" draw:transform="translate(-3.31018in -0.686in) rotate(-4.71239) translate(7.45197in 3.74996in)" draw:name="Freeform 5">
          <svg:title/>
          <svg:desc/>
          <text:p text:style-name="a247" text:class-names="" text:cond-style-name=""><text:span text:style-name="a246"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69" draw:style-name="a251" draw:transform="translate(-1.80414in -0.2411in) rotate(-4.63166) translate(6.94232in 2.23812in)" draw:name="Freeform 5">
          <svg:title/>
          <svg:desc/>
          <text:p text:style-name="a250" text:class-names="" text:cond-style-name=""><text:span text:style-name="a24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70" draw:style-name="a254" draw:name="Freeform 5">
          <svg:title/>
          <svg:desc/>
          <text:p text:style-name="a253" text:class-names="" text:cond-style-name=""><text:span text:style-name="a25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55" presentation:style-name="a201" draw:name="Title 1" svg:x="1.26307in" svg:y="2.92831in" svg:width="4.75834in" svg:height="2.49762in" presentation:class="title" presentation:placeholder="false">
        <draw:text-box>
          <text:p text:style-name="a200" text:class-names="" text:cond-style-name=""><text:span text:style-name="a199" text:class-names="">Click to edit Master title style</text:span></text:p>
        </draw:text-box>
        <svg:title/>
        <svg:desc/>
      </draw:frame>
      <draw:frame draw:id="id56" presentation:style-name="a205" draw:name="Text Placeholder 2" svg:x="7.54108in" svg:y="2.92831in" svg:width="4.1093in" svg:height="2.49762in" presentation:class="outline" presentation:placeholder="false">
        <draw:text-box>
          <text:list text:style-name="a204">
            <text:list-item>
              <text:p text:style-name="a203" text:class-names="" text:cond-style-name=""><text:span text:style-name="a202" text:class-names="">Click to edit Master text styles</text:span></text:p>
            </text:list-item>
          </text:list>
        </draw:text-box>
        <svg:title/>
        <svg:desc/>
      </draw:frame>
      <draw:frame draw:id="id57" presentation:style-name="a209" draw:name="Date Placeholder 3" svg:x="11.65038in" svg:y="6.9902in" svg:width="1.08333in" svg:height="0.33333in" presentation:class="date-time" presentation:placeholder="false">
        <draw:text-box>
          <text:p text:style-name="a208" text:class-names="" text:cond-style-name=""><text:span text:style-name="a206" text:class-names=""><text:date text:fixed="false" style:data-style-name="a207">14.09.2024</text:date></text:span></text:p>
        </draw:text-box>
        <svg:title/>
        <svg:desc/>
      </draw:frame>
      <draw:frame draw:id="id58" presentation:style-name="a212" draw:name="Footer Placeholder 4" svg:x="0.61364in" svg:y="6.9902in" svg:width="4.22112in" svg:height="0.33333in" presentation:class="footer" presentation:placeholder="false">
        <draw:text-box>
          <text:p text:style-name="a211" text:class-names="" text:cond-style-name=""><text:span text:style-name="a210" text:class-names=""/></text:p>
        </draw:text-box>
        <svg:title/>
        <svg:desc/>
      </draw:frame>
      <draw:custom-shape svg:x="11.41493in" svg:y="0in" svg:width="0.75in" svg:height="1.25in" draw:id="id59" draw:style-name="a215" draw:name="Rectangle 15">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frame draw:id="id60" presentation:style-name="a218" draw:name="Slide Number Placeholder 5" svg:x="11.32168in" svg:y="0.32341in" svg:width="0.91667in" svg:height="0.83955in" presentation:class="page-number" presentation:placeholder="false">
        <draw:text-box>
          <text:p text:style-name="a217" text:class-names="" text:cond-style-name=""><text:span text:style-name="a216" text:class-names=""><text:page-number style:num-format="1" text:fixed="false"/></text:span></text:p>
        </draw:text-box>
        <svg:title/>
        <svg:desc/>
      </draw:frame>
    </style:master-page>
    <style:master-page style:name="Master1-Layout4-twoObj-Two-Content" style:page-layout-name="pageLayout1" draw:style-name="a288">
      <draw:g draw:name="Group 7" draw:id="id80">
        <svg:title/>
        <svg:desc/>
        <draw:custom-shape svg:x="0in" svg:y="0in" svg:width="13.33333in" svg:height="7.5in" draw:id="id88" draw:layer="Master1-bg" draw:style-name="a340" draw:name="Rectangle 6">
          <svg:title/>
          <svg:desc/>
          <text:p text:style-name="a338" text:class-names="" text:cond-style-name=""><text:span text:style-name="a33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9" draw:layer="Master1-bg" draw:style-name="a344" draw:name="Oval 12">
          <svg:title/>
          <svg:desc/>
          <text:p text:style-name="a342" text:class-names="" text:cond-style-name=""><text:span text:style-name="a3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0" draw:layer="Master1-bg" draw:style-name="a348" draw:name="Oval 14">
          <svg:title/>
          <svg:desc/>
          <text:p text:style-name="a346" text:class-names="" text:cond-style-name=""><text:span text:style-name="a3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91" draw:layer="Master1-bg" draw:style-name="a352" draw:name="Oval 17">
          <svg:title/>
          <svg:desc/>
          <text:p text:style-name="a350" text:class-names="" text:cond-style-name=""><text:span text:style-name="a3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92" draw:layer="Master1-bg" draw:style-name="a356" draw:name="Oval 15">
          <svg:title/>
          <svg:desc/>
          <text:p text:style-name="a354" text:class-names="" text:cond-style-name=""><text:span text:style-name="a3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3" draw:layer="Master1-bg" draw:style-name="a360" draw:name="Oval 16">
          <svg:title/>
          <svg:desc/>
          <text:p text:style-name="a358" text:class-names="" text:cond-style-name=""><text:span text:style-name="a3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4" draw:layer="Master1-bg" draw:style-name="a363" draw:transform="translate(-1.80414in -0.2411in) rotate(-6.11158) translate(11.08995in 2.20689in)" draw:name="Freeform 5">
          <svg:title/>
          <svg:desc/>
          <text:p text:style-name="a362" text:class-names="" text:cond-style-name=""><text:span text:style-name="a36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5" draw:layer="Master1-bg" draw:style-name="a366" draw:name="Freeform 5">
          <svg:title/>
          <svg:desc/>
          <text:p text:style-name="a365" text:class-names="" text:cond-style-name=""><text:span text:style-name="a36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6" draw:layer="Master1-bg" draw:style-name="a369" draw:name="Freeform 5">
          <svg:title/>
          <svg:desc/>
          <text:p text:style-name="a368" text:class-names="" text:cond-style-name=""><text:span text:style-name="a36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81" draw:layer="Master1-bg" draw:style-name="a291" draw:name="Rectangle 20">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frame draw:id="id82" presentation:style-name="a294" draw:name="Title 1" svg:x="1.26307in" svg:y="1.06482in" svg:width="9.5816in" svg:height="0.77315in" presentation:class="title" presentation:placeholder="false">
        <draw:text-box>
          <text:p text:style-name="a293" text:class-names="" text:cond-style-name=""><text:span text:style-name="a292" text:class-names="">Click to edit Master title style</text:span></text:p>
        </draw:text-box>
        <svg:title/>
        <svg:desc/>
      </draw:frame>
      <draw:frame draw:id="id83" presentation:style-name="a310" draw:name="Content Placeholder 2" svg:x="1.26307in" svg:y="2.84722in" svg:width="5.27686in" svg:height="3.73611in" presentation:class="object" presentation:placeholder="false">
        <draw:text-box>
          <text:list text:style-name="a297">
            <text:list-item>
              <text:p text:style-name="a296" text:class-names="" text:cond-style-name=""><text:span text:style-name="a295" text:class-names="">Click to edit Master text styles</text:span></text:p>
            </text:list-item>
          </text:list>
          <text:list text:style-name="a300">
            <text:list-item>
              <text:list text:style-name="a300">
                <text:list-item>
                  <text:p text:style-name="a299" text:class-names="" text:cond-style-name=""><text:span text:style-name="a298" text:class-names="">Second level</text:span></text:p>
                </text:list-item>
              </text:list>
            </text:list-item>
          </text:list>
          <text:list text:style-name="a303">
            <text:list-item>
              <text:list text:style-name="a303">
                <text:list-item>
                  <text:list text:style-name="a303">
                    <text:list-item>
                      <text:p text:style-name="a302" text:class-names="" text:cond-style-name=""><text:span text:style-name="a301" text:class-names="">Third level</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Fourth level</text:span></text:p>
                        </text:list-item>
                      </text:list>
                    </text:list-item>
                  </text:list>
                </text:list-item>
              </text:list>
            </text:list-item>
          </text:list>
          <text:list text:style-name="a309">
            <text:list-item>
              <text:list text:style-name="a309">
                <text:list-item>
                  <text:list text:style-name="a309">
                    <text:list-item>
                      <text:list text:style-name="a309">
                        <text:list-item>
                          <text:list text:style-name="a309">
                            <text:list-item>
                              <text:p text:style-name="a308" text:class-names="" text:cond-style-name=""><text:span text:style-name="a307" text:class-names="">Fifth level</text:span></text:p>
                            </text:list-item>
                          </text:list>
                        </text:list-item>
                      </text:list>
                    </text:list-item>
                  </text:list>
                </text:list-item>
              </text:list>
            </text:list-item>
          </text:list>
        </draw:text-box>
        <svg:title/>
        <svg:desc/>
      </draw:frame>
      <draw:frame draw:id="id84" presentation:style-name="a326" draw:name="Content Placeholder 3" svg:x="6.78993in" svg:y="2.84722in" svg:width="5.27686in" svg:height="3.73611in" presentation:class="object" presentation:placeholder="false">
        <draw:text-box>
          <text:list text:style-name="a313">
            <text:list-item>
              <text:p text:style-name="a312" text:class-names="" text:cond-style-name=""><text:span text:style-name="a311" text:class-names="">Click to edit Master text styles</text:span></text:p>
            </text:list-item>
          </text:list>
          <text:list text:style-name="a316">
            <text:list-item>
              <text:list text:style-name="a316">
                <text:list-item>
                  <text:p text:style-name="a315" text:class-names="" text:cond-style-name=""><text:span text:style-name="a314" text:class-names="">Second level</text:span></text:p>
                </text:list-item>
              </text:list>
            </text:list-item>
          </text:list>
          <text:list text:style-name="a319">
            <text:list-item>
              <text:list text:style-name="a319">
                <text:list-item>
                  <text:list text:style-name="a319">
                    <text:list-item>
                      <text:p text:style-name="a318" text:class-names="" text:cond-style-name=""><text:span text:style-name="a317" text:class-names="">Third level</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Fourth level</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3" text:class-names="">Fifth level</text:span></text:p>
                            </text:list-item>
                          </text:list>
                        </text:list-item>
                      </text:list>
                    </text:list-item>
                  </text:list>
                </text:list-item>
              </text:list>
            </text:list-item>
          </text:list>
        </draw:text-box>
        <svg:title/>
        <svg:desc/>
      </draw:frame>
      <draw:frame draw:id="id85" presentation:style-name="a330" draw:name="Date Placeholder 4" svg:x="11.65038in" svg:y="6.9902in" svg:width="1.08333in" svg:height="0.33333in" presentation:class="date-time" presentation:placeholder="false">
        <draw:text-box>
          <text:p text:style-name="a329" text:class-names="" text:cond-style-name=""><text:span text:style-name="a327" text:class-names=""><text:date text:fixed="false" style:data-style-name="a328">14.09.2024</text:date></text:span></text:p>
        </draw:text-box>
        <svg:title/>
        <svg:desc/>
      </draw:frame>
      <draw:frame draw:id="id86" presentation:style-name="a333" draw:name="Footer Placeholder 5" svg:x="0.61364in" svg:y="6.9902in" svg:width="4.22112in" svg:height="0.33333in" presentation:class="footer" presentation:placeholder="false">
        <draw:text-box>
          <text:p text:style-name="a332" text:class-names="" text:cond-style-name=""><text:span text:style-name="a331" text:class-names=""/></text:p>
        </draw:text-box>
        <svg:title/>
        <svg:desc/>
      </draw:frame>
      <draw:frame draw:id="id87" presentation:style-name="a336" draw:name="Slide Number Placeholder 6" svg:x="11.32168in" svg:y="0.32341in" svg:width="0.91667in" svg:height="0.83955in" presentation:class="page-number" presentation:placeholder="false">
        <draw:text-box>
          <text:p text:style-name="a335" text:class-names="" text:cond-style-name=""><text:span text:style-name="a334" text:class-names=""><text:page-number style:num-format="1" text:fixed="false"/></text:span></text:p>
        </draw:text-box>
        <svg:title/>
        <svg:desc/>
      </draw:frame>
    </style:master-page>
    <style:master-page style:name="Master1-Layout5-twoTxTwoObj-Comparison" style:page-layout-name="pageLayout1" draw:style-name="a370">
      <draw:g draw:name="Group 7" draw:id="id97">
        <svg:title/>
        <svg:desc/>
        <draw:custom-shape svg:x="0in" svg:y="0in" svg:width="13.33333in" svg:height="7.5in" draw:id="id107" draw:layer="Master1-bg" draw:style-name="a430" draw:name="Rectangle 6">
          <svg:title/>
          <svg:desc/>
          <text:p text:style-name="a428" text:class-names="" text:cond-style-name=""><text:span text:style-name="a42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8" draw:layer="Master1-bg" draw:style-name="a434" draw:name="Oval 12">
          <svg:title/>
          <svg:desc/>
          <text:p text:style-name="a432" text:class-names="" text:cond-style-name=""><text:span text:style-name="a4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9" draw:layer="Master1-bg" draw:style-name="a438" draw:name="Oval 14">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10" draw:layer="Master1-bg" draw:style-name="a442" draw:name="Oval 17">
          <svg:title/>
          <svg:desc/>
          <text:p text:style-name="a440" text:class-names="" text:cond-style-name=""><text:span text:style-name="a4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1" draw:layer="Master1-bg" draw:style-name="a446" draw:name="Oval 15">
          <svg:title/>
          <svg:desc/>
          <text:p text:style-name="a444" text:class-names="" text:cond-style-name=""><text:span text:style-name="a4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12" draw:layer="Master1-bg" draw:style-name="a450" draw:name="Oval 16">
          <svg:title/>
          <svg:desc/>
          <text:p text:style-name="a448" text:class-names="" text:cond-style-name=""><text:span text:style-name="a4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13" draw:layer="Master1-bg" draw:style-name="a453" draw:transform="translate(-1.80414in -0.2411in) rotate(-6.11158) translate(11.08995in 2.20689in)" draw:name="Freeform 5">
          <svg:title/>
          <svg:desc/>
          <text:p text:style-name="a452" text:class-names="" text:cond-style-name=""><text:span text:style-name="a45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14" draw:layer="Master1-bg" draw:style-name="a456" draw:name="Freeform 5">
          <svg:title/>
          <svg:desc/>
          <text:p text:style-name="a455" text:class-names="" text:cond-style-name=""><text:span text:style-name="a45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15" draw:layer="Master1-bg" draw:style-name="a459" draw:name="Freeform 5">
          <svg:title/>
          <svg:desc/>
          <text:p text:style-name="a458" text:class-names="" text:cond-style-name=""><text:span text:style-name="a45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98" draw:layer="Master1-bg" draw:style-name="a373" draw:name="Rectangle 20">
        <svg:title/>
        <svg:desc/>
        <text:p text:style-name="a372" text:class-names="" text:cond-style-name=""><text:span text:style-name="a371" text:class-names=""/></text:p>
        <draw:enhanced-geometry xmlns:dr3d="urn:oasis:names:tc:opendocument:xmlns:dr3d:1.0" draw:type="non-primitive" svg:viewBox="0 0 21600 21600" draw:enhanced-path="M 0 0 L 21600 0 21600 21600 0 21600 Z N"/>
      </draw:custom-shape>
      <draw:frame draw:id="id99" presentation:style-name="a376" draw:name="Title 1" svg:x="1.26307in" svg:y="1.06482in" svg:width="9.5816in" svg:height="0.77315in" presentation:class="title" presentation:placeholder="false">
        <draw:text-box>
          <text:p text:style-name="a375" text:class-names="" text:cond-style-name=""><text:span text:style-name="a374" text:class-names="">Click to edit Master title style</text:span></text:p>
        </draw:text-box>
        <svg:title/>
        <svg:desc/>
      </draw:frame>
      <draw:frame draw:id="id100" presentation:style-name="a380" draw:name="Text Placeholder 2" svg:x="1.26307in" svg:y="2.84722in" svg:width="5.27686in" svg:height="0.63021in" presentation:class="outline" presentation:placeholder="false">
        <draw:text-box>
          <text:list text:style-name="a379">
            <text:list-item>
              <text:p text:style-name="a378" text:class-names="" text:cond-style-name=""><text:span text:style-name="a377" text:class-names="">Click to edit Master text styles</text:span></text:p>
            </text:list-item>
          </text:list>
        </draw:text-box>
        <svg:title/>
        <svg:desc/>
      </draw:frame>
      <draw:frame draw:id="id101" presentation:style-name="a396" draw:name="Content Placeholder 3" svg:x="1.26307in" svg:y="3.47743in" svg:width="5.27686in" svg:height="3.1059in" presentation:class="object" presentation:placeholder="false">
        <draw:text-box>
          <text:list text:style-name="a383">
            <text:list-item>
              <text:p text:style-name="a382" text:class-names="" text:cond-style-name=""><text:span text:style-name="a381" text:class-names="">Click to edit Master text styles</text:span></text:p>
            </text:list-item>
          </text:list>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3" text:class-names="">Fifth level</text:span></text:p>
                            </text:list-item>
                          </text:list>
                        </text:list-item>
                      </text:list>
                    </text:list-item>
                  </text:list>
                </text:list-item>
              </text:list>
            </text:list-item>
          </text:list>
        </draw:text-box>
        <svg:title/>
        <svg:desc/>
      </draw:frame>
      <draw:frame draw:id="id102" presentation:style-name="a400" draw:name="Text Placeholder 4" svg:x="6.78993in" svg:y="2.84722in" svg:width="5.27686in" svg:height="0.63021in" presentation:class="outline" presentation:placeholder="false">
        <draw:text-box>
          <text:list text:style-name="a399">
            <text:list-item>
              <text:p text:style-name="a398" text:class-names="" text:cond-style-name=""><text:span text:style-name="a397" text:class-names="">Click to edit Master text styles</text:span></text:p>
            </text:list-item>
          </text:list>
        </draw:text-box>
        <svg:title/>
        <svg:desc/>
      </draw:frame>
      <draw:frame draw:id="id103" presentation:style-name="a416" draw:name="Content Placeholder 5" svg:x="6.78993in" svg:y="3.47743in" svg:width="5.27686in" svg:height="3.1059in" presentation:class="object" presentation:placeholder="false">
        <draw:text-box>
          <text:list text:style-name="a403">
            <text:list-item>
              <text:p text:style-name="a402" text:class-names="" text:cond-style-name=""><text:span text:style-name="a401" text:class-names="">Click to 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Fifth level</text:span></text:p>
                            </text:list-item>
                          </text:list>
                        </text:list-item>
                      </text:list>
                    </text:list-item>
                  </text:list>
                </text:list-item>
              </text:list>
            </text:list-item>
          </text:list>
        </draw:text-box>
        <svg:title/>
        <svg:desc/>
      </draw:frame>
      <draw:frame draw:id="id104" presentation:style-name="a420" draw:name="Date Placeholder 6" svg:x="11.65038in" svg:y="6.9902in" svg:width="1.08333in" svg:height="0.33333in" presentation:class="date-time" presentation:placeholder="false">
        <draw:text-box>
          <text:p text:style-name="a419" text:class-names="" text:cond-style-name=""><text:span text:style-name="a417" text:class-names=""><text:date text:fixed="false" style:data-style-name="a418">14.09.2024</text:date></text:span></text:p>
        </draw:text-box>
        <svg:title/>
        <svg:desc/>
      </draw:frame>
      <draw:frame draw:id="id105" presentation:style-name="a423" draw:name="Footer Placeholder 7" svg:x="0.61364in" svg:y="6.9902in" svg:width="4.22112in" svg:height="0.33333in" presentation:class="footer" presentation:placeholder="false">
        <draw:text-box>
          <text:p text:style-name="a422" text:class-names="" text:cond-style-name=""><text:span text:style-name="a421" text:class-names=""/></text:p>
        </draw:text-box>
        <svg:title/>
        <svg:desc/>
      </draw:frame>
      <draw:frame draw:id="id106" presentation:style-name="a426" draw:name="Slide Number Placeholder 8" svg:x="11.32168in" svg:y="0.32341in" svg:width="0.91667in" svg:height="0.83955in" presentation:class="page-number" presentation:placeholder="false">
        <draw:text-box>
          <text:p text:style-name="a425" text:class-names="" text:cond-style-name=""><text:span text:style-name="a424" text:class-names=""><text:page-number style:num-format="1" text:fixed="false"/></text:span></text:p>
        </draw:text-box>
        <svg:title/>
        <svg:desc/>
      </draw:frame>
    </style:master-page>
    <style:master-page style:name="Master1-Layout6-titleOnly-Title-Only" style:page-layout-name="pageLayout1" draw:style-name="a460">
      <draw:g draw:name="Group 7" draw:id="id116">
        <svg:title/>
        <svg:desc/>
        <draw:custom-shape svg:x="0in" svg:y="0in" svg:width="13.33333in" svg:height="7.5in" draw:id="id122" draw:layer="Master1-bg" draw:style-name="a480" draw:name="Rectangle 6">
          <svg:title/>
          <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3" draw:layer="Master1-bg" draw:style-name="a484" draw:name="Oval 12">
          <svg:title/>
          <svg:desc/>
          <text:p text:style-name="a482" text:class-names="" text:cond-style-name=""><text:span text:style-name="a4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4" draw:layer="Master1-bg" draw:style-name="a488" draw:name="Oval 14">
          <svg:title/>
          <svg:desc/>
          <text:p text:style-name="a486" text:class-names="" text:cond-style-name=""><text:span text:style-name="a4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25" draw:layer="Master1-bg" draw:style-name="a492" draw:name="Oval 17">
          <svg:title/>
          <svg:desc/>
          <text:p text:style-name="a490" text:class-names="" text:cond-style-name=""><text:span text:style-name="a4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26" draw:layer="Master1-bg" draw:style-name="a496" draw:name="Oval 15">
          <svg:title/>
          <svg:desc/>
          <text:p text:style-name="a494" text:class-names="" text:cond-style-name=""><text:span text:style-name="a4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7" draw:layer="Master1-bg" draw:style-name="a500" draw:name="Oval 16">
          <svg:title/>
          <svg:desc/>
          <text:p text:style-name="a498" text:class-names="" text:cond-style-name=""><text:span text:style-name="a4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28" draw:layer="Master1-bg" draw:style-name="a503" draw:transform="translate(-1.80414in -0.2411in) rotate(-6.11158) translate(11.08995in 2.20689in)" draw:name="Freeform 5">
          <svg:title/>
          <svg:desc/>
          <text:p text:style-name="a502" text:class-names="" text:cond-style-name=""><text:span text:style-name="a50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29" draw:layer="Master1-bg" draw:style-name="a506" draw:name="Freeform 5">
          <svg:title/>
          <svg:desc/>
          <text:p text:style-name="a505" text:class-names="" text:cond-style-name=""><text:span text:style-name="a50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30" draw:layer="Master1-bg" draw:style-name="a509" draw:name="Freeform 5">
          <svg:title/>
          <svg:desc/>
          <text:p text:style-name="a508" text:class-names="" text:cond-style-name=""><text:span text:style-name="a50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17" draw:layer="Master1-bg" draw:style-name="a463" draw:name="Rectangle 20">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frame draw:id="id118" presentation:style-name="a466" draw:name="Title 1" svg:x="1.26307in" svg:y="1.06482in" svg:width="9.5816in" svg:height="0.77315in" presentation:class="title" presentation:placeholder="false">
        <draw:text-box>
          <text:p text:style-name="a465" text:class-names="" text:cond-style-name=""><text:span text:style-name="a464" text:class-names="">Click to edit Master title style</text:span></text:p>
        </draw:text-box>
        <svg:title/>
        <svg:desc/>
      </draw:frame>
      <draw:frame draw:id="id119" presentation:style-name="a470" draw:name="Date Placeholder 2" svg:x="11.65038in" svg:y="6.9902in" svg:width="1.08333in" svg:height="0.33333in" presentation:class="date-time" presentation:placeholder="false">
        <draw:text-box>
          <text:p text:style-name="a469" text:class-names="" text:cond-style-name=""><text:span text:style-name="a467" text:class-names=""><text:date text:fixed="false" style:data-style-name="a468">14.09.2024</text:date></text:span></text:p>
        </draw:text-box>
        <svg:title/>
        <svg:desc/>
      </draw:frame>
      <draw:frame draw:id="id120" presentation:style-name="a473" draw:name="Footer Placeholder 3" svg:x="0.61364in" svg:y="6.9902in" svg:width="4.22112in" svg:height="0.33333in" presentation:class="footer" presentation:placeholder="false">
        <draw:text-box>
          <text:p text:style-name="a472" text:class-names="" text:cond-style-name=""><text:span text:style-name="a471" text:class-names=""/></text:p>
        </draw:text-box>
        <svg:title/>
        <svg:desc/>
      </draw:frame>
      <draw:frame draw:id="id121" presentation:style-name="a476" draw:name="Slide Number Placeholder 4" svg:x="11.32168in" svg:y="0.32341in" svg:width="0.91667in" svg:height="0.83955in" presentation:class="page-number" presentation:placeholder="false">
        <draw:text-box>
          <text:p text:style-name="a475" text:class-names="" text:cond-style-name=""><text:span text:style-name="a474" text:class-names=""><text:page-number style:num-format="1" text:fixed="false"/></text:span></text:p>
        </draw:text-box>
        <svg:title/>
        <svg:desc/>
      </draw:frame>
    </style:master-page>
    <style:master-page style:name="Master1-Layout7-blank-Blank" style:page-layout-name="pageLayout1" draw:style-name="a510">
      <draw:g draw:name="Group 7" draw:id="id131">
        <svg:title/>
        <svg:desc/>
        <draw:custom-shape svg:x="0in" svg:y="0in" svg:width="13.33333in" svg:height="7.5in" draw:id="id137" draw:layer="Master1-bg" draw:style-name="a530" draw:name="Rectangle 6">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38" draw:layer="Master1-bg" draw:style-name="a534" draw:name="Oval 12">
          <svg:title/>
          <svg:desc/>
          <text:p text:style-name="a532" text:class-names="" text:cond-style-name=""><text:span text:style-name="a5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39" draw:layer="Master1-bg" draw:style-name="a538" draw:name="Oval 14">
          <svg:title/>
          <svg:desc/>
          <text:p text:style-name="a536" text:class-names="" text:cond-style-name=""><text:span text:style-name="a5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0" draw:layer="Master1-bg" draw:style-name="a542" draw:name="Oval 17">
          <svg:title/>
          <svg:desc/>
          <text:p text:style-name="a540" text:class-names="" text:cond-style-name=""><text:span text:style-name="a5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1" draw:layer="Master1-bg" draw:style-name="a546" draw:name="Oval 15">
          <svg:title/>
          <svg:desc/>
          <text:p text:style-name="a544" text:class-names="" text:cond-style-name=""><text:span text:style-name="a5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42" draw:layer="Master1-bg" draw:style-name="a550" draw:name="Oval 16">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43" draw:layer="Master1-bg" draw:style-name="a553" draw:transform="translate(-1.80414in -0.2411in) rotate(-6.11158) translate(11.08995in 2.20689in)" draw:name="Freeform 5">
          <svg:title/>
          <svg:desc/>
          <text:p text:style-name="a552" text:class-names="" text:cond-style-name=""><text:span text:style-name="a55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4" draw:layer="Master1-bg" draw:style-name="a556" draw:name="Freeform 5">
          <svg:title/>
          <svg:desc/>
          <text:p text:style-name="a555" text:class-names="" text:cond-style-name=""><text:span text:style-name="a55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45" draw:layer="Master1-bg" draw:style-name="a559" draw:name="Freeform 5">
          <svg:title/>
          <svg:desc/>
          <text:p text:style-name="a558" text:class-names="" text:cond-style-name=""><text:span text:style-name="a55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32" draw:layer="Master1-bg" draw:style-name="a513" draw:name="Rectangle 20">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frame draw:id="id133" presentation:style-name="a517" draw:name="Date Placeholder 1" svg:x="11.65038in" svg:y="6.9902in" svg:width="1.08333in" svg:height="0.33333in" presentation:class="date-time" presentation:placeholder="false">
        <draw:text-box>
          <text:p text:style-name="a516" text:class-names="" text:cond-style-name=""><text:span text:style-name="a514" text:class-names=""><text:date text:fixed="false" style:data-style-name="a515">14.09.2024</text:date></text:span></text:p>
        </draw:text-box>
        <svg:title/>
        <svg:desc/>
      </draw:frame>
      <draw:frame draw:id="id134" presentation:style-name="a520" draw:name="Footer Placeholder 2" svg:x="0.61364in" svg:y="6.9902in" svg:width="4.22112in" svg:height="0.33333in" presentation:class="footer" presentation:placeholder="false">
        <draw:text-box>
          <text:p text:style-name="a519" text:class-names="" text:cond-style-name=""><text:span text:style-name="a518" text:class-names=""/></text:p>
        </draw:text-box>
        <svg:title/>
        <svg:desc/>
      </draw:frame>
      <draw:custom-shape svg:x="11.41493in" svg:y="0in" svg:width="0.75in" svg:height="1.25in" draw:id="id135" draw:style-name="a523" draw:name="Rectangle 6">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136" presentation:style-name="a526" draw:name="Slide Number Placeholder 3" svg:x="11.32168in" svg:y="0.32341in" svg:width="0.91667in" svg:height="0.83955in" presentation:class="page-number" presentation:placeholder="false">
        <draw:text-box>
          <text:p text:style-name="a525" text:class-names="" text:cond-style-name=""><text:span text:style-name="a524" text:class-names=""><text:page-number style:num-format="1" text:fixed="false"/></text:span></text:p>
        </draw:text-box>
        <svg:title/>
        <svg:desc/>
      </draw:frame>
    </style:master-page>
    <style:master-page style:name="Master1-Layout8-objTx-Content-with-Caption" style:page-layout-name="pageLayout1" draw:style-name="a560">
      <draw:g draw:name="Group 7" draw:id="id146">
        <svg:title/>
        <svg:desc/>
        <draw:custom-shape svg:x="0in" svg:y="0in" svg:width="13.33333in" svg:height="7.5in" draw:id="id166" draw:layer="Master1-bg" draw:style-name="a639" draw:name="Rectangle 6">
          <svg:title/>
          <svg:desc/>
          <text:p text:style-name="a637" text:class-names="" text:cond-style-name=""><text:span text:style-name="a63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7" draw:layer="Master1-bg" draw:style-name="a643" draw:name="Oval 12">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8" draw:layer="Master1-bg" draw:style-name="a647" draw:name="Oval 14">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9" draw:layer="Master1-bg" draw:style-name="a651" draw:name="Oval 17">
          <svg:title/>
          <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0" draw:layer="Master1-bg" draw:style-name="a655" draw:name="Oval 15">
          <svg:title/>
          <svg:desc/>
          <text:p text:style-name="a653" text:class-names="" text:cond-style-name=""><text:span text:style-name="a6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1" draw:layer="Master1-bg" draw:style-name="a659" draw:name="Oval 16">
          <svg:title/>
          <svg:desc/>
          <text:p text:style-name="a657" text:class-names="" text:cond-style-name=""><text:span text:style-name="a6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2" draw:layer="Master1-bg" draw:style-name="a662" draw:transform="translate(-1.80414in -0.2411in) rotate(-6.11158) translate(11.08995in 2.20689in)" draw:name="Freeform 5">
          <svg:title/>
          <svg:desc/>
          <text:p text:style-name="a661" text:class-names="" text:cond-style-name=""><text:span text:style-name="a66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73" draw:layer="Master1-bg" draw:style-name="a665" draw:name="Freeform 5">
          <svg:title/>
          <svg:desc/>
          <text:p text:style-name="a664" text:class-names="" text:cond-style-name=""><text:span text:style-name="a66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4" draw:layer="Master1-bg" draw:style-name="a668" draw:name="Freeform 5">
          <svg:title/>
          <svg:desc/>
          <text:p text:style-name="a667" text:class-names="" text:cond-style-name=""><text:span text:style-name="a66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47" draw:layer="Master1-bg" draw:style-name="a563" draw:name="Rectangle 20">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g draw:name="Group 8" draw:id="id148">
        <svg:title/>
        <svg:desc/>
        <draw:custom-shape svg:x="0in" svg:y="0in" svg:width="13.33333in" svg:height="7.5in" draw:id="id156" draw:style-name="a603" draw:name="Rectangle 13">
          <svg:title/>
          <svg:desc/>
          <text:p text:style-name="a601" text:class-names="" text:cond-style-name=""><text:span text:style-name="a60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57" draw:style-name="a607" draw:name="Oval 16">
          <svg:title/>
          <svg:desc/>
          <text:p text:style-name="a605" text:class-names="" text:cond-style-name=""><text:span text:style-name="a6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58" draw:style-name="a611" draw:name="Oval 18">
          <svg:title/>
          <svg:desc/>
          <text:p text:style-name="a609" text:class-names="" text:cond-style-name=""><text:span text:style-name="a6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59" draw:style-name="a615" draw:name="Oval 19">
          <svg:title/>
          <svg:desc/>
          <text:p text:style-name="a613" text:class-names="" text:cond-style-name=""><text:span text:style-name="a6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0" draw:style-name="a619" draw:name="Oval 20">
          <svg:title/>
          <svg:desc/>
          <text:p text:style-name="a617" text:class-names="" text:cond-style-name=""><text:span text:style-name="a6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61" draw:style-name="a623" draw:name="Oval 21">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62" draw:style-name="a626" draw:name="Rectangle 10">
          <svg:title/>
          <svg:desc/>
          <text:p text:style-name="a625" text:class-names="" text:cond-style-name=""><text:span text:style-name="a624" text:class-names=""/></text:p>
          <draw:enhanced-geometry xmlns:dr3d="urn:oasis:names:tc:opendocument:xmlns:dr3d:1.0" draw:type="non-primitive" svg:viewBox="0 0 21600 21600" draw:enhanced-path="M 0 0 L 21600 0 21600 21600 0 21600 Z N"/>
        </draw:custom-shape>
        <draw:custom-shape svg:width="3.60828in" svg:height="0.4822in" draw:id="id163" draw:style-name="a629" draw:transform="translate(-1.80414in -0.2411in) rotate(-4.63166) translate(5.23861in 2.23812in)" draw:name="Freeform 5">
          <svg:title/>
          <svg:desc/>
          <text:p text:style-name="a628" text:class-names="" text:cond-style-name=""><text:span text:style-name="a62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64" draw:style-name="a632" draw:transform="translate(-3.31018in -0.686in) rotate(-4.71239) translate(5.74826in 3.74996in)" draw:name="Freeform 5">
          <svg:title/>
          <svg:desc/>
          <text:p text:style-name="a631" text:class-names="" text:cond-style-name=""><text:span text:style-name="a630"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65" draw:style-name="a635" draw:name="Freeform 5">
          <svg:title/>
          <svg:desc/>
          <text:p text:style-name="a634" text:class-names="" text:cond-style-name=""><text:span text:style-name="a63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49" presentation:style-name="a566" draw:name="Title 1" svg:x="1.26307in" svg:y="1.41667in" svg:width="3.05463in" svg:height="1.75in" presentation:class="title" presentation:placeholder="false">
        <draw:text-box>
          <text:p text:style-name="a565" text:class-names="" text:cond-style-name=""><text:span text:style-name="a564" text:class-names="">Click to edit Master title style</text:span></text:p>
        </draw:text-box>
        <svg:title/>
        <svg:desc/>
      </draw:frame>
      <draw:frame draw:id="id150" presentation:style-name="a582" draw:name="Content Placeholder 2" svg:x="6.32234in" svg:y="1.58333in" svg:width="5.67593in" svg:height="5in" presentation:class="object" presentation:placeholder="false">
        <draw:text-box>
          <text:list text:style-name="a569">
            <text:list-item>
              <text:p text:style-name="a568" text:class-names="" text:cond-style-name=""><text:span text:style-name="a567" text:class-names="">Click to edit Master text styles</text:span></text:p>
            </text:list-item>
          </text:list>
          <text:list text:style-name="a572">
            <text:list-item>
              <text:list text:style-name="a572">
                <text:list-item>
                  <text:p text:style-name="a571" text:class-names="" text:cond-style-name=""><text:span text:style-name="a570" text:class-names="">Second level</text:span></text:p>
                </text:list-item>
              </text:list>
            </text:list-item>
          </text:list>
          <text:list text:style-name="a575">
            <text:list-item>
              <text:list text:style-name="a575">
                <text:list-item>
                  <text:list text:style-name="a575">
                    <text:list-item>
                      <text:p text:style-name="a574" text:class-names="" text:cond-style-name=""><text:span text:style-name="a573" text:class-names="">Third level</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Fourth level</text:span></text:p>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text:span text:style-name="a579" text:class-names="">Fifth level</text:span></text:p>
                            </text:list-item>
                          </text:list>
                        </text:list-item>
                      </text:list>
                    </text:list-item>
                  </text:list>
                </text:list-item>
              </text:list>
            </text:list-item>
          </text:list>
        </draw:text-box>
        <svg:title/>
        <svg:desc/>
      </draw:frame>
      <draw:frame draw:id="id151" presentation:style-name="a586" draw:name="Text Placeholder 3" svg:x="1.26307in" svg:y="3.42222in" svg:width="3.05463in" svg:height="3.16667in" presentation:class="outline" presentation:placeholder="false">
        <draw:text-box>
          <text:list text:style-name="a585">
            <text:list-item>
              <text:p text:style-name="a584" text:class-names="" text:cond-style-name=""><text:span text:style-name="a583" text:class-names="">Click to edit Master text styles</text:span></text:p>
            </text:list-item>
          </text:list>
        </draw:text-box>
        <svg:title/>
        <svg:desc/>
      </draw:frame>
      <draw:frame draw:id="id152" presentation:style-name="a590" draw:name="Date Placeholder 4" svg:x="11.65038in" svg:y="6.9902in" svg:width="1.08333in" svg:height="0.33333in" presentation:class="date-time" presentation:placeholder="false">
        <draw:text-box>
          <text:p text:style-name="a589" text:class-names="" text:cond-style-name=""><text:span text:style-name="a587" text:class-names=""><text:date text:fixed="false" style:data-style-name="a588">14.09.2024</text:date></text:span></text:p>
        </draw:text-box>
        <svg:title/>
        <svg:desc/>
      </draw:frame>
      <draw:frame draw:id="id153" presentation:style-name="a593" draw:name="Footer Placeholder 5" svg:x="0.61364in" svg:y="6.9902in" svg:width="4.22112in" svg:height="0.33333in" presentation:class="footer" presentation:placeholder="false">
        <draw:text-box>
          <text:p text:style-name="a592" text:class-names="" text:cond-style-name=""><text:span text:style-name="a591" text:class-names=""/></text:p>
        </draw:text-box>
        <svg:title/>
        <svg:desc/>
      </draw:frame>
      <draw:custom-shape svg:x="11.41493in" svg:y="0in" svg:width="0.75in" svg:height="1.25in" draw:id="id154" draw:style-name="a596" draw:name="Rectangle 15">
        <svg:title/>
        <svg:desc/>
        <text:p text:style-name="a595" text:class-names="" text:cond-style-name=""><text:span text:style-name="a594" text:class-names=""/></text:p>
        <draw:enhanced-geometry xmlns:dr3d="urn:oasis:names:tc:opendocument:xmlns:dr3d:1.0" draw:type="non-primitive" svg:viewBox="0 0 21600 21600" draw:enhanced-path="M 0 0 L 21600 0 21600 21600 0 21600 Z N"/>
      </draw:custom-shape>
      <draw:frame draw:id="id155" presentation:style-name="a599" draw:name="Slide Number Placeholder 6" svg:x="11.32168in" svg:y="0.32341in" svg:width="0.91667in" svg:height="0.83955in" presentation:class="page-number" presentation:placeholder="false">
        <draw:text-box>
          <text:p text:style-name="a598" text:class-names="" text:cond-style-name=""><text:span text:style-name="a597" text:class-names=""><text:page-number style:num-format="1" text:fixed="false"/></text:span></text:p>
        </draw:text-box>
        <svg:title/>
        <svg:desc/>
      </draw:frame>
    </style:master-page>
    <style:master-page style:name="Master1-Layout9-picTx-Picture-with-Caption" style:page-layout-name="pageLayout1" draw:style-name="a669">
      <draw:g draw:name="Group 7" draw:id="id175">
        <svg:title/>
        <svg:desc/>
        <draw:custom-shape svg:x="0in" svg:y="0in" svg:width="13.33333in" svg:height="7.5in" draw:id="id195" draw:layer="Master1-bg" draw:style-name="a735" draw:name="Rectangle 6">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96" draw:layer="Master1-bg" draw:style-name="a739" draw:name="Oval 12">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97" draw:layer="Master1-bg" draw:style-name="a743" draw:name="Oval 14">
          <svg:title/>
          <svg:desc/>
          <text:p text:style-name="a741" text:class-names="" text:cond-style-name=""><text:span text:style-name="a7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98" draw:layer="Master1-bg" draw:style-name="a747" draw:name="Oval 17">
          <svg:title/>
          <svg:desc/>
          <text:p text:style-name="a745" text:class-names="" text:cond-style-name=""><text:span text:style-name="a7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99" draw:layer="Master1-bg" draw:style-name="a751" draw:name="Oval 15">
          <svg:title/>
          <svg:desc/>
          <text:p text:style-name="a749" text:class-names="" text:cond-style-name=""><text:span text:style-name="a7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00" draw:layer="Master1-bg" draw:style-name="a755" draw:name="Oval 16">
          <svg:title/>
          <svg:desc/>
          <text:p text:style-name="a753" text:class-names="" text:cond-style-name=""><text:span text:style-name="a7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01" draw:layer="Master1-bg" draw:style-name="a758" draw:transform="translate(-1.80414in -0.2411in) rotate(-6.11158) translate(11.08995in 2.20689in)" draw:name="Freeform 5">
          <svg:title/>
          <svg:desc/>
          <text:p text:style-name="a757" text:class-names="" text:cond-style-name=""><text:span text:style-name="a7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02" draw:layer="Master1-bg" draw:style-name="a761" draw:name="Freeform 5">
          <svg:title/>
          <svg:desc/>
          <text:p text:style-name="a760" text:class-names="" text:cond-style-name=""><text:span text:style-name="a7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03" draw:layer="Master1-bg" draw:style-name="a764" draw:name="Freeform 5">
          <svg:title/>
          <svg:desc/>
          <text:p text:style-name="a763" text:class-names="" text:cond-style-name=""><text:span text:style-name="a7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76" draw:layer="Master1-bg" draw:style-name="a672" draw:name="Rectangle 20">
        <svg:title/>
        <svg:desc/>
        <text:p text:style-name="a671" text:class-names="" text:cond-style-name=""><text:span text:style-name="a670" text:class-names=""/></text:p>
        <draw:enhanced-geometry xmlns:dr3d="urn:oasis:names:tc:opendocument:xmlns:dr3d:1.0" draw:type="non-primitive" svg:viewBox="0 0 21600 21600" draw:enhanced-path="M 0 0 L 21600 0 21600 21600 0 21600 Z N"/>
      </draw:custom-shape>
      <draw:g draw:name="Group 8" draw:id="id177">
        <svg:title/>
        <svg:desc/>
        <draw:custom-shape svg:x="0in" svg:y="0in" svg:width="13.33333in" svg:height="7.5in" draw:id="id185" draw:style-name="a699" draw:name="Rectangle 13">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86" draw:style-name="a703" draw:name="Oval 16">
          <svg:title/>
          <svg:desc/>
          <text:p text:style-name="a701" text:class-names="" text:cond-style-name=""><text:span text:style-name="a7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87" draw:style-name="a707" draw:name="Oval 17">
          <svg:title/>
          <svg:desc/>
          <text:p text:style-name="a705" text:class-names="" text:cond-style-name=""><text:span text:style-name="a7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88" draw:style-name="a711" draw:name="Oval 18">
          <svg:title/>
          <svg:desc/>
          <text:p text:style-name="a709" text:class-names="" text:cond-style-name=""><text:span text:style-name="a7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89" draw:style-name="a715" draw:name="Oval 19">
          <svg:title/>
          <svg:desc/>
          <text:p text:style-name="a713" text:class-names="" text:cond-style-name=""><text:span text:style-name="a7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90" draw:style-name="a719" draw:name="Oval 20">
          <svg:title/>
          <svg:desc/>
          <text:p text:style-name="a717" text:class-names="" text:cond-style-name=""><text:span text:style-name="a7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91" draw:style-name="a722" draw:name="Rectangle 10">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width="3.60828in" svg:height="0.4822in" draw:id="id192" draw:style-name="a725" draw:transform="translate(-1.80414in -0.2411in) rotate(-4.63166) translate(6.40124in 2.23812in)" draw:name="Freeform 5">
          <svg:title/>
          <svg:desc/>
          <text:p text:style-name="a724" text:class-names="" text:cond-style-name=""><text:span text:style-name="a72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93" draw:style-name="a728" draw:transform="translate(-3.31018in -0.686in) rotate(-4.71239) translate(6.91412in 3.74996in)" draw:name="Freeform 5">
          <svg:title/>
          <svg:desc/>
          <text:p text:style-name="a727" text:class-names="" text:cond-style-name=""><text:span text:style-name="a726"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4" draw:style-name="a731" draw:name="Freeform 5">
          <svg:title/>
          <svg:desc/>
          <text:p text:style-name="a730" text:class-names="" text:cond-style-name=""><text:span text:style-name="a72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8" presentation:style-name="a675" draw:name="Title 1" svg:x="1.26307in" svg:y="1.85185in" svg:width="4.22696in" svg:height="1.89815in" presentation:class="title" presentation:placeholder="false">
        <draw:text-box>
          <text:p text:style-name="a674" text:class-names="" text:cond-style-name=""><text:span text:style-name="a673" text:class-names="">Click to edit Master title style</text:span></text:p>
        </draw:text-box>
        <svg:title/>
        <svg:desc/>
      </draw:frame>
      <draw:frame draw:id="id179" presentation:style-name="a678" draw:name="Picture Placeholder 2" svg:x="7.16084in" svg:y="1.25in" svg:width="3.5293in" svg:height="5in" presentation:class="graphic" presentation:placeholder="false">
        <draw:text-box>
          <text:p text:style-name="a677" text:class-names="" text:cond-style-name=""><text:span text:style-name="a676" text:class-names="">Click icon to add picture</text:span></text:p>
        </draw:text-box>
        <svg:title/>
        <svg:desc/>
      </draw:frame>
      <draw:frame draw:id="id180" presentation:style-name="a682" draw:name="Text Placeholder 3" svg:x="1.26307in" svg:y="4in" svg:width="4.22049in" svg:height="1.5in" presentation:class="outline" presentation:placeholder="false">
        <draw:text-box>
          <text:list text:style-name="a681">
            <text:list-item>
              <text:p text:style-name="a680" text:class-names="" text:cond-style-name=""><text:span text:style-name="a679" text:class-names="">Click to edit Master text styles</text:span></text:p>
            </text:list-item>
          </text:list>
        </draw:text-box>
        <svg:title/>
        <svg:desc/>
      </draw:frame>
      <draw:frame draw:id="id181" presentation:style-name="a686" draw:name="Date Placeholder 4" svg:x="11.65038in" svg:y="6.9902in" svg:width="1.08333in" svg:height="0.33333in" presentation:class="date-time" presentation:placeholder="false">
        <draw:text-box>
          <text:p text:style-name="a685" text:class-names="" text:cond-style-name=""><text:span text:style-name="a683" text:class-names=""><text:date text:fixed="false" style:data-style-name="a684">14.09.2024</text:date></text:span></text:p>
        </draw:text-box>
        <svg:title/>
        <svg:desc/>
      </draw:frame>
      <draw:frame draw:id="id182" presentation:style-name="a689" draw:name="Footer Placeholder 5" svg:x="0.61364in" svg:y="6.9902in" svg:width="4.22112in" svg:height="0.33333in" presentation:class="footer" presentation:placeholder="false">
        <draw:text-box>
          <text:p text:style-name="a688" text:class-names="" text:cond-style-name=""><text:span text:style-name="a687" text:class-names=""/></text:p>
        </draw:text-box>
        <svg:title/>
        <svg:desc/>
      </draw:frame>
      <draw:custom-shape svg:x="11.41493in" svg:y="0in" svg:width="0.75in" svg:height="1.25in" draw:id="id183" draw:style-name="a692" draw:name="Rectangle 15">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frame draw:id="id184" presentation:style-name="a695" draw:name="Slide Number Placeholder 6" svg:x="11.32168in" svg:y="0.32341in" svg:width="0.91667in" svg:height="0.83955in" presentation:class="page-number" presentation:placeholder="false">
        <draw:text-box>
          <text:p text:style-name="a694" text:class-names="" text:cond-style-name=""><text:span text:style-name="a693" text:class-names=""><text:page-number style:num-format="1" text:fixed="false"/></text:span></text:p>
        </draw:text-box>
        <svg:title/>
        <svg:desc/>
      </draw:frame>
    </style:master-page>
    <style:master-page style:name="Master1-Layout10-cust-Panoramic-Picture-with-Caption" style:page-layout-name="pageLayout1" draw:style-name="a765">
      <draw:g draw:name="Group 7" draw:id="id204">
        <svg:title/>
        <svg:desc/>
        <draw:custom-shape svg:x="0in" svg:y="0in" svg:width="13.33333in" svg:height="7.5in" draw:id="id223" draw:layer="Master1-bg" draw:style-name="a828" draw:name="Rectangle 6">
          <svg:title/>
          <svg:desc/>
          <text:p text:style-name="a826" text:class-names="" text:cond-style-name=""><text:span text:style-name="a82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4" draw:layer="Master1-bg" draw:style-name="a832" draw:name="Oval 12">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5" draw:layer="Master1-bg" draw:style-name="a836" draw:name="Oval 14">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6" draw:layer="Master1-bg" draw:style-name="a840" draw:name="Oval 17">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7" draw:layer="Master1-bg" draw:style-name="a844" draw:name="Oval 15">
          <svg:title/>
          <svg:desc/>
          <text:p text:style-name="a842" text:class-names="" text:cond-style-name=""><text:span text:style-name="a8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28" draw:layer="Master1-bg" draw:style-name="a848" draw:name="Oval 16">
          <svg:title/>
          <svg:desc/>
          <text:p text:style-name="a846" text:class-names="" text:cond-style-name=""><text:span text:style-name="a8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9" draw:layer="Master1-bg" draw:style-name="a851" draw:transform="translate(-1.80414in -0.2411in) rotate(-6.11158) translate(11.08995in 2.20689in)" draw:name="Freeform 5">
          <svg:title/>
          <svg:desc/>
          <text:p text:style-name="a850" text:class-names="" text:cond-style-name=""><text:span text:style-name="a84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30" draw:layer="Master1-bg" draw:style-name="a854" draw:name="Freeform 5">
          <svg:title/>
          <svg:desc/>
          <text:p text:style-name="a853" text:class-names="" text:cond-style-name=""><text:span text:style-name="a85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31" draw:layer="Master1-bg" draw:style-name="a857" draw:name="Freeform 5">
          <svg:title/>
          <svg:desc/>
          <text:p text:style-name="a856" text:class-names="" text:cond-style-name=""><text:span text:style-name="a85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05" draw:layer="Master1-bg" draw:style-name="a768" draw:name="Rectangle 20">
        <svg:title/>
        <svg:desc/>
        <text:p text:style-name="a767" text:class-names="" text:cond-style-name=""><text:span text:style-name="a766" text:class-names=""/></text:p>
        <draw:enhanced-geometry xmlns:dr3d="urn:oasis:names:tc:opendocument:xmlns:dr3d:1.0" draw:type="non-primitive" svg:viewBox="0 0 21600 21600" draw:enhanced-path="M 0 0 L 21600 0 21600 21600 0 21600 Z N"/>
      </draw:custom-shape>
      <draw:g draw:name="Group 8" draw:id="id206">
        <svg:title/>
        <svg:desc/>
        <draw:custom-shape svg:x="0in" svg:y="0in" svg:width="13.33333in" svg:height="7.5in" draw:id="id214" draw:style-name="a795" draw:name="Rectangle 12">
          <svg:title/>
          <svg:desc/>
          <text:p text:style-name="a793" text:class-names="" text:cond-style-name=""><text:span text:style-name="a79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15" draw:style-name="a799" draw:name="Oval 16">
          <svg:title/>
          <svg:desc/>
          <text:p text:style-name="a797" text:class-names="" text:cond-style-name=""><text:span text:style-name="a7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16" draw:style-name="a803" draw:name="Oval 17">
          <svg:title/>
          <svg:desc/>
          <text:p text:style-name="a801" text:class-names="" text:cond-style-name=""><text:span text:style-name="a8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17" draw:style-name="a807" draw:name="Oval 18">
          <svg:title/>
          <svg:desc/>
          <text:p text:style-name="a805" text:class-names="" text:cond-style-name=""><text:span text:style-name="a8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18" draw:style-name="a811" draw:name="Oval 19">
          <svg:title/>
          <svg:desc/>
          <text:p text:style-name="a809" text:class-names="" text:cond-style-name=""><text:span text:style-name="a8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19" draw:style-name="a815" draw:name="Oval 20">
          <svg:title/>
          <svg:desc/>
          <text:p text:style-name="a813" text:class-names="" text:cond-style-name=""><text:span text:style-name="a8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0" draw:style-name="a818" draw:transform="translate(-1.80414in -0.2411in) rotate(-3.01695) translate(2.0926in 5.09483in)" draw:name="Freeform 5">
          <svg:title/>
          <svg:desc/>
          <text:p text:style-name="a817" text:class-names="" text:cond-style-name=""><text:span text:style-name="a81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221" draw:style-name="a821" draw:transform="translate(-6.16666in -2.47916in) rotate(-3.14159) translate(6.66916in 2.83033in)" draw:name="Freeform 5">
          <svg:title/>
          <svg:desc/>
          <text:p text:style-name="a820" text:class-names="" text:cond-style-name=""><text:span text:style-name="a81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22" draw:style-name="a824" draw:name="Freeform 5">
          <svg:title/>
          <svg:desc/>
          <text:p text:style-name="a823" text:class-names="" text:cond-style-name=""><text:span text:style-name="a82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07" presentation:style-name="a771" draw:name="Title 1" svg:x="1.26307in" svg:y="5.43518in" svg:width="9.65186in" svg:height="0.61979in" presentation:class="title" presentation:placeholder="false">
        <draw:text-box>
          <text:p text:style-name="a770" text:class-names="" text:cond-style-name=""><text:span text:style-name="a769" text:class-names="">Click to edit Master title style</text:span></text:p>
        </draw:text-box>
        <svg:title/>
        <svg:desc/>
      </draw:frame>
      <draw:frame draw:id="id208" presentation:style-name="a774" draw:name="Picture Placeholder 2" svg:x="1.26307in" svg:y="0.75in" svg:width="9.65186in" svg:height="3.75in" presentation:class="graphic" presentation:placeholder="false">
        <draw:text-box>
          <text:p text:style-name="a773" text:class-names="" text:cond-style-name=""><text:span text:style-name="a772" text:class-names="">Click icon to add picture</text:span></text:p>
        </draw:text-box>
        <svg:title/>
        <svg:desc/>
      </draw:frame>
      <draw:frame draw:id="id209" presentation:style-name="a778" draw:name="Text Placeholder 3" svg:x="1.26307in" svg:y="6.05497in" svg:width="9.65186in" svg:height="0.53993in" presentation:class="outline" presentation:placeholder="false">
        <draw:text-box>
          <text:list text:style-name="a777">
            <text:list-item>
              <text:p text:style-name="a776" text:class-names="" text:cond-style-name=""><text:span text:style-name="a775" text:class-names="">Click to edit Master text styles</text:span></text:p>
            </text:list-item>
          </text:list>
        </draw:text-box>
        <svg:title/>
        <svg:desc/>
      </draw:frame>
      <draw:frame draw:id="id210" presentation:style-name="a782" draw:name="Date Placeholder 4" svg:x="11.65038in" svg:y="6.9902in" svg:width="1.08333in" svg:height="0.33333in" presentation:class="date-time" presentation:placeholder="false">
        <draw:text-box>
          <text:p text:style-name="a781" text:class-names="" text:cond-style-name=""><text:span text:style-name="a779" text:class-names=""><text:date text:fixed="false" style:data-style-name="a780">14.09.2024</text:date></text:span></text:p>
        </draw:text-box>
        <svg:title/>
        <svg:desc/>
      </draw:frame>
      <draw:frame draw:id="id211" presentation:style-name="a785" draw:name="Footer Placeholder 5" svg:x="0.61364in" svg:y="6.9902in" svg:width="4.22112in" svg:height="0.33333in" presentation:class="footer" presentation:placeholder="false">
        <draw:text-box>
          <text:p text:style-name="a784" text:class-names="" text:cond-style-name=""><text:span text:style-name="a783" text:class-names=""/></text:p>
        </draw:text-box>
        <svg:title/>
        <svg:desc/>
      </draw:frame>
      <draw:custom-shape svg:x="11.41493in" svg:y="0in" svg:width="0.75in" svg:height="1.25in" draw:id="id212" draw:style-name="a788" draw:name="Rectangle 15">
        <svg:title/>
        <svg:desc/>
        <text:p text:style-name="a787" text:class-names="" text:cond-style-name=""><text:span text:style-name="a786" text:class-names=""/></text:p>
        <draw:enhanced-geometry xmlns:dr3d="urn:oasis:names:tc:opendocument:xmlns:dr3d:1.0" draw:type="non-primitive" svg:viewBox="0 0 21600 21600" draw:enhanced-path="M 0 0 L 21600 0 21600 21600 0 21600 Z N"/>
      </draw:custom-shape>
      <draw:frame draw:id="id213" presentation:style-name="a791" draw:name="Slide Number Placeholder 6" svg:x="11.32168in" svg:y="0.32341in" svg:width="0.91667in" svg:height="0.83955in" presentation:class="page-number" presentation:placeholder="false">
        <draw:text-box>
          <text:p text:style-name="a790" text:class-names="" text:cond-style-name=""><text:span text:style-name="a789" text:class-names=""><text:page-number style:num-format="1" text:fixed="false"/></text:span></text:p>
        </draw:text-box>
        <svg:title/>
        <svg:desc/>
      </draw:frame>
    </style:master-page>
    <style:master-page style:name="Master1-Layout11-cust-Title-and-Caption" style:page-layout-name="pageLayout1" draw:style-name="a858">
      <draw:g draw:name="Group 7" draw:id="id232">
        <svg:title/>
        <svg:desc/>
        <draw:custom-shape svg:x="0in" svg:y="0in" svg:width="13.33333in" svg:height="7.5in" draw:id="id250" draw:layer="Master1-bg" draw:style-name="a918" draw:name="Rectangle 6">
          <svg:title/>
          <svg:desc/>
          <text:p text:style-name="a916" text:class-names="" text:cond-style-name=""><text:span text:style-name="a91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51" draw:layer="Master1-bg" draw:style-name="a922" draw:name="Oval 12">
          <svg:title/>
          <svg:desc/>
          <text:p text:style-name="a920" text:class-names="" text:cond-style-name=""><text:span text:style-name="a9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52" draw:layer="Master1-bg" draw:style-name="a926" draw:name="Oval 14">
          <svg:title/>
          <svg:desc/>
          <text:p text:style-name="a924" text:class-names="" text:cond-style-name=""><text:span text:style-name="a9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53" draw:layer="Master1-bg" draw:style-name="a930" draw:name="Oval 17">
          <svg:title/>
          <svg:desc/>
          <text:p text:style-name="a928" text:class-names="" text:cond-style-name=""><text:span text:style-name="a9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54" draw:layer="Master1-bg" draw:style-name="a934" draw:name="Oval 15">
          <svg:title/>
          <svg:desc/>
          <text:p text:style-name="a932" text:class-names="" text:cond-style-name=""><text:span text:style-name="a9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55" draw:layer="Master1-bg" draw:style-name="a938" draw:name="Oval 16">
          <svg:title/>
          <svg:desc/>
          <text:p text:style-name="a936" text:class-names="" text:cond-style-name=""><text:span text:style-name="a9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56" draw:layer="Master1-bg" draw:style-name="a941" draw:transform="translate(-1.80414in -0.2411in) rotate(-6.11158) translate(11.08995in 2.20689in)" draw:name="Freeform 5">
          <svg:title/>
          <svg:desc/>
          <text:p text:style-name="a940" text:class-names="" text:cond-style-name=""><text:span text:style-name="a93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57" draw:layer="Master1-bg" draw:style-name="a944" draw:name="Freeform 5">
          <svg:title/>
          <svg:desc/>
          <text:p text:style-name="a943" text:class-names="" text:cond-style-name=""><text:span text:style-name="a94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8" draw:layer="Master1-bg" draw:style-name="a947" draw:name="Freeform 5">
          <svg:title/>
          <svg:desc/>
          <text:p text:style-name="a946" text:class-names="" text:cond-style-name=""><text:span text:style-name="a94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33" draw:layer="Master1-bg" draw:style-name="a861" draw:name="Rectangle 20">
        <svg:title/>
        <svg:desc/>
        <text:p text:style-name="a860" text:class-names="" text:cond-style-name=""><text:span text:style-name="a859" text:class-names=""/></text:p>
        <draw:enhanced-geometry xmlns:dr3d="urn:oasis:names:tc:opendocument:xmlns:dr3d:1.0" draw:type="non-primitive" svg:viewBox="0 0 21600 21600" draw:enhanced-path="M 0 0 L 21600 0 21600 21600 0 21600 Z N"/>
      </draw:custom-shape>
      <draw:g draw:name="Group 6" draw:id="id234">
        <svg:title/>
        <svg:desc/>
        <draw:custom-shape svg:x="0in" svg:y="0in" svg:width="13.33333in" svg:height="7.5in" draw:id="id241" draw:style-name="a885" draw:name="Rectangle 10">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2" draw:style-name="a889" draw:name="Oval 13">
          <svg:title/>
          <svg:desc/>
          <text:p text:style-name="a887" text:class-names="" text:cond-style-name=""><text:span text:style-name="a8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43" draw:style-name="a893" draw:name="Oval 14">
          <svg:title/>
          <svg:desc/>
          <text:p text:style-name="a891" text:class-names="" text:cond-style-name=""><text:span text:style-name="a8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44" draw:style-name="a897" draw:name="Oval 15">
          <svg:title/>
          <svg:desc/>
          <text:p text:style-name="a895" text:class-names="" text:cond-style-name=""><text:span text:style-name="a8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45" draw:style-name="a901" draw:name="Oval 17">
          <svg:title/>
          <svg:desc/>
          <text:p text:style-name="a899" text:class-names="" text:cond-style-name=""><text:span text:style-name="a8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46" draw:style-name="a905" draw:name="Oval 18">
          <svg:title/>
          <svg:desc/>
          <text:p text:style-name="a903" text:class-names="" text:cond-style-name=""><text:span text:style-name="a9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47" draw:style-name="a908" draw:transform="translate(-1.80414in -0.2411in) rotate(-6.11158) translate(11.08995in 3.21012in)" draw:name="Freeform 5">
          <svg:title/>
          <svg:desc/>
          <text:p text:style-name="a907" text:class-names="" text:cond-style-name=""><text:span text:style-name="a90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248" draw:style-name="a911" draw:name="Freeform 5">
          <svg:title/>
          <svg:desc/>
          <text:p text:style-name="a910" text:class-names="" text:cond-style-name=""><text:span text:style-name="a909"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49" draw:style-name="a914" draw:name="Freeform 5">
          <svg:title/>
          <svg:desc/>
          <text:p text:style-name="a913" text:class-names="" text:cond-style-name=""><text:span text:style-name="a91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35" presentation:style-name="a864" draw:name="Title 1" svg:x="1.25634in" svg:y="1.16297in" svg:width="9.65859in" svg:height="1.50152in" presentation:class="title" presentation:placeholder="false">
        <draw:text-box>
          <text:p text:style-name="a863" text:class-names="" text:cond-style-name=""><text:span text:style-name="a862" text:class-names="">Click to edit Master title style</text:span></text:p>
        </draw:text-box>
        <svg:title/>
        <svg:desc/>
      </draw:frame>
      <draw:frame draw:id="id236" presentation:style-name="a868" draw:name="Text Placeholder 3" svg:x="1.26307in" svg:y="3.875in" svg:width="9.65186in" svg:height="2.70833in" presentation:class="outline" presentation:placeholder="false">
        <draw:text-box>
          <text:list text:style-name="a867">
            <text:list-item>
              <text:p text:style-name="a866" text:class-names="" text:cond-style-name=""><text:span text:style-name="a865" text:class-names="">Click to edit Master text styles</text:span></text:p>
            </text:list-item>
          </text:list>
        </draw:text-box>
        <svg:title/>
        <svg:desc/>
      </draw:frame>
      <draw:frame draw:id="id237" presentation:style-name="a872" draw:name="Date Placeholder 3" svg:x="11.65038in" svg:y="6.9902in" svg:width="1.08333in" svg:height="0.33333in" presentation:class="date-time" presentation:placeholder="false">
        <draw:text-box>
          <text:p text:style-name="a871" text:class-names="" text:cond-style-name=""><text:span text:style-name="a869" text:class-names=""><text:date text:fixed="false" style:data-style-name="a870">14.09.2024</text:date></text:span></text:p>
        </draw:text-box>
        <svg:title/>
        <svg:desc/>
      </draw:frame>
      <draw:frame draw:id="id238" presentation:style-name="a875" draw:name="Footer Placeholder 4" svg:x="0.61364in" svg:y="6.9902in" svg:width="4.22112in" svg:height="0.33333in" presentation:class="footer" presentation:placeholder="false">
        <draw:text-box>
          <text:p text:style-name="a874" text:class-names="" text:cond-style-name=""><text:span text:style-name="a873" text:class-names=""/></text:p>
        </draw:text-box>
        <svg:title/>
        <svg:desc/>
      </draw:frame>
      <draw:custom-shape svg:x="11.41493in" svg:y="0in" svg:width="0.75in" svg:height="1.25in" draw:id="id239" draw:style-name="a878" draw:name="Rectangle 12">
        <svg:title/>
        <svg:desc/>
        <text:p text:style-name="a877" text:class-names="" text:cond-style-name=""><text:span text:style-name="a876" text:class-names=""/></text:p>
        <draw:enhanced-geometry xmlns:dr3d="urn:oasis:names:tc:opendocument:xmlns:dr3d:1.0" draw:type="non-primitive" svg:viewBox="0 0 21600 21600" draw:enhanced-path="M 0 0 L 21600 0 21600 21600 0 21600 Z N"/>
      </draw:custom-shape>
      <draw:frame draw:id="id240" presentation:style-name="a881" draw:name="Slide Number Placeholder 5" svg:x="11.32168in" svg:y="0.32341in" svg:width="0.91667in" svg:height="0.83955in" presentation:class="page-number" presentation:placeholder="false">
        <draw:text-box>
          <text:p text:style-name="a880" text:class-names="" text:cond-style-name=""><text:span text:style-name="a879" text:class-names=""><text:page-number style:num-format="1" text:fixed="false"/></text:span></text:p>
        </draw:text-box>
        <svg:title/>
        <svg:desc/>
      </draw:frame>
    </style:master-page>
    <style:master-page style:name="Master1-Layout12-cust-Quote-with-Caption" style:page-layout-name="pageLayout1" draw:style-name="a948">
      <draw:g draw:name="Group 7" draw:id="id259">
        <svg:title/>
        <svg:desc/>
        <draw:custom-shape svg:x="0in" svg:y="0in" svg:width="13.33333in" svg:height="7.5in" draw:id="id280" draw:layer="Master1-bg" draw:style-name="a1018" draw:name="Rectangle 6">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1" draw:layer="Master1-bg" draw:style-name="a1022" draw:name="Oval 12">
          <svg:title/>
          <svg:desc/>
          <text:p text:style-name="a1020" text:class-names="" text:cond-style-name=""><text:span text:style-name="a10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82" draw:layer="Master1-bg" draw:style-name="a1026" draw:name="Oval 14">
          <svg:title/>
          <svg:desc/>
          <text:p text:style-name="a1024" text:class-names="" text:cond-style-name=""><text:span text:style-name="a10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83" draw:layer="Master1-bg" draw:style-name="a1030" draw:name="Oval 17">
          <svg:title/>
          <svg:desc/>
          <text:p text:style-name="a1028" text:class-names="" text:cond-style-name=""><text:span text:style-name="a10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84" draw:layer="Master1-bg" draw:style-name="a1034" draw:name="Oval 15">
          <svg:title/>
          <svg:desc/>
          <text:p text:style-name="a1032" text:class-names="" text:cond-style-name=""><text:span text:style-name="a10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85" draw:layer="Master1-bg" draw:style-name="a1038" draw:name="Oval 16">
          <svg:title/>
          <svg:desc/>
          <text:p text:style-name="a1036" text:class-names="" text:cond-style-name=""><text:span text:style-name="a10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86" draw:layer="Master1-bg" draw:style-name="a1041" draw:transform="translate(-1.80414in -0.2411in) rotate(-6.11158) translate(11.08995in 2.20689in)" draw:name="Freeform 5">
          <svg:title/>
          <svg:desc/>
          <text:p text:style-name="a1040" text:class-names="" text:cond-style-name=""><text:span text:style-name="a103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87" draw:layer="Master1-bg" draw:style-name="a1044" draw:name="Freeform 5">
          <svg:title/>
          <svg:desc/>
          <text:p text:style-name="a1043" text:class-names="" text:cond-style-name=""><text:span text:style-name="a104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88" draw:layer="Master1-bg" draw:style-name="a1047" draw:name="Freeform 5">
          <svg:title/>
          <svg:desc/>
          <text:p text:style-name="a1046" text:class-names="" text:cond-style-name=""><text:span text:style-name="a104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60" draw:layer="Master1-bg" draw:style-name="a951" draw:name="Rectangle 20">
        <svg:title/>
        <svg:desc/>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custom-shape>
      <draw:g draw:name="Group 2" draw:id="id261">
        <svg:title/>
        <svg:desc/>
        <draw:custom-shape svg:x="0in" svg:y="0in" svg:width="13.33333in" svg:height="7.5in" draw:id="id271" draw:style-name="a985" draw:name="Rectangle 16">
          <svg:title/>
          <svg:desc/>
          <text:p text:style-name="a983" text:class-names="" text:cond-style-name=""><text:span text:style-name="a98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72" draw:style-name="a989" draw:name="Oval 19">
          <svg:title/>
          <svg:desc/>
          <text:p text:style-name="a987" text:class-names="" text:cond-style-name=""><text:span text:style-name="a9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3" draw:style-name="a993" draw:name="Oval 21">
          <svg:title/>
          <svg:desc/>
          <text:p text:style-name="a991" text:class-names="" text:cond-style-name=""><text:span text:style-name="a9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4" draw:style-name="a997" draw:name="Oval 22">
          <svg:title/>
          <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5" draw:style-name="a1001" draw:name="Oval 23">
          <svg:title/>
          <svg:desc/>
          <text:p text:style-name="a999" text:class-names="" text:cond-style-name=""><text:span text:style-name="a9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6" draw:style-name="a1005" draw:name="Oval 24">
          <svg:title/>
          <svg:desc/>
          <text:p text:style-name="a1003" text:class-names="" text:cond-style-name=""><text:span text:style-name="a10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77" draw:style-name="a1008" draw:transform="translate(-1.80414in -0.2411in) rotate(-6.11158) translate(11.08995in 4.818in)" draw:name="Freeform 5">
          <svg:title/>
          <svg:desc/>
          <text:p text:style-name="a1007" text:class-names="" text:cond-style-name=""><text:span text:style-name="a100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78" draw:style-name="a1011" draw:name="Freeform 5">
          <svg:title/>
          <svg:desc/>
          <text:p text:style-name="a1010" text:class-names="" text:cond-style-name=""><text:span text:style-name="a100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79" draw:style-name="a1014" draw:name="Freeform 5">
          <svg:title/>
          <svg:desc/>
          <text:p text:style-name="a1013" text:class-names="" text:cond-style-name=""><text:span text:style-name="a101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62" draw:style-name="a954" draw:name="TextBox 15" svg:x="0.96409in" svg:y="0.66419in" svg:width="0.87698in" svg:height="1.7166in">
        <draw:text-box>
          <text:p text:style-name="a953" text:class-names="" text:cond-style-name=""><text:span text:style-name="a952" text:class-names="">“</text:span></text:p>
        </draw:text-box>
        <svg:title/>
        <svg:desc/>
      </draw:frame>
      <draw:frame draw:id="id263" draw:style-name="a957" draw:name="TextBox 12" svg:x="10.80977in" svg:y="2.85847in" svg:width="0.71387in" svg:height="1.7166in">
        <draw:text-box>
          <text:p text:style-name="a956" text:class-names="" text:cond-style-name=""><text:span text:style-name="a955" text:class-names="">”</text:span></text:p>
        </draw:text-box>
        <svg:title/>
        <svg:desc/>
      </draw:frame>
      <draw:frame draw:id="id264" presentation:style-name="a960" draw:name="Title 1" svg:x="1.72996in" svg:y="1.07407in" svg:width="9.2453in" svg:height="2.94907in" presentation:class="title" presentation:placeholder="false">
        <draw:text-box>
          <text:p text:style-name="a959" text:class-names="" text:cond-style-name=""><text:span text:style-name="a958" text:class-names="">Click to edit Master title style</text:span></text:p>
        </draw:text-box>
        <svg:title/>
        <svg:desc/>
      </draw:frame>
      <draw:frame draw:id="id265" presentation:style-name="a964" draw:name="Text Placeholder 3" svg:x="2.12811in" svg:y="4.02315in" svg:width="8.45496in" svg:height="0.37421in" presentation:class="outline" presentation:placeholder="false">
        <draw:text-box>
          <text:list text:style-name="a963">
            <text:list-item>
              <text:p text:style-name="a962" text:class-names="" text:cond-style-name=""><text:span text:style-name="a961" text:class-names="">Click to edit Master text styles</text:span></text:p>
            </text:list-item>
          </text:list>
        </draw:text-box>
        <svg:title/>
        <svg:desc/>
      </draw:frame>
      <draw:frame draw:id="id266" presentation:style-name="a968" draw:name="Text Placeholder 3" svg:x="1.26307in" svg:y="5.5in" svg:width="10.11034in" svg:height="1.09127in" presentation:class="outline" presentation:placeholder="false">
        <draw:text-box>
          <text:list text:style-name="a967">
            <text:list-item>
              <text:p text:style-name="a966" text:class-names="" text:cond-style-name=""><text:span text:style-name="a965" text:class-names="">Click to edit Master text styles</text:span></text:p>
            </text:list-item>
          </text:list>
        </draw:text-box>
        <svg:title/>
        <svg:desc/>
      </draw:frame>
      <draw:frame draw:id="id267" presentation:style-name="a972" draw:name="Date Placeholder 3" svg:x="11.65038in" svg:y="6.9902in" svg:width="1.08333in" svg:height="0.33333in" presentation:class="date-time" presentation:placeholder="false">
        <draw:text-box>
          <text:p text:style-name="a971" text:class-names="" text:cond-style-name=""><text:span text:style-name="a969" text:class-names=""><text:date text:fixed="false" style:data-style-name="a970">14.09.2024</text:date></text:span></text:p>
        </draw:text-box>
        <svg:title/>
        <svg:desc/>
      </draw:frame>
      <draw:frame draw:id="id268" presentation:style-name="a975" draw:name="Footer Placeholder 4" svg:x="0.61364in" svg:y="6.9902in" svg:width="4.22112in" svg:height="0.33333in" presentation:class="footer" presentation:placeholder="false">
        <draw:text-box>
          <text:p text:style-name="a974" text:class-names="" text:cond-style-name=""><text:span text:style-name="a973" text:class-names=""/></text:p>
        </draw:text-box>
        <svg:title/>
        <svg:desc/>
      </draw:frame>
      <draw:custom-shape svg:x="11.41493in" svg:y="0in" svg:width="0.75in" svg:height="1.25in" draw:id="id269" draw:style-name="a978" draw:name="Rectangle 18">
        <svg:title/>
        <svg:desc/>
        <text:p text:style-name="a977" text:class-names="" text:cond-style-name=""><text:span text:style-name="a976" text:class-names=""/></text:p>
        <draw:enhanced-geometry xmlns:dr3d="urn:oasis:names:tc:opendocument:xmlns:dr3d:1.0" draw:type="non-primitive" svg:viewBox="0 0 21600 21600" draw:enhanced-path="M 0 0 L 21600 0 21600 21600 0 21600 Z N"/>
      </draw:custom-shape>
      <draw:frame draw:id="id270" presentation:style-name="a981" draw:name="Slide Number Placeholder 5" svg:x="11.32168in" svg:y="0.32341in" svg:width="0.91667in" svg:height="0.83955in" presentation:class="page-number" presentation:placeholder="false">
        <draw:text-box>
          <text:p text:style-name="a980" text:class-names="" text:cond-style-name=""><text:span text:style-name="a979" text:class-names=""><text:page-number style:num-format="1" text:fixed="false"/></text:span></text:p>
        </draw:text-box>
        <svg:title/>
        <svg:desc/>
      </draw:frame>
    </style:master-page>
    <style:master-page style:name="Master1-Layout13-cust-Name-Card" style:page-layout-name="pageLayout1" draw:style-name="a1048">
      <draw:g draw:name="Group 7" draw:id="id289">
        <svg:title/>
        <svg:desc/>
        <draw:custom-shape svg:x="0in" svg:y="0in" svg:width="13.33333in" svg:height="7.5in" draw:id="id307" draw:layer="Master1-bg" draw:style-name="a1108" draw:name="Rectangle 6">
          <svg:title/>
          <svg:desc/>
          <text:p text:style-name="a1106" text:class-names="" text:cond-style-name=""><text:span text:style-name="a110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8" draw:layer="Master1-bg" draw:style-name="a1112" draw:name="Oval 12">
          <svg:title/>
          <svg:desc/>
          <text:p text:style-name="a1110" text:class-names="" text:cond-style-name=""><text:span text:style-name="a11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9" draw:layer="Master1-bg" draw:style-name="a1116" draw:name="Oval 14">
          <svg:title/>
          <svg:desc/>
          <text:p text:style-name="a1114" text:class-names="" text:cond-style-name=""><text:span text:style-name="a11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10" draw:layer="Master1-bg" draw:style-name="a1120" draw:name="Oval 17">
          <svg:title/>
          <svg:desc/>
          <text:p text:style-name="a1118" text:class-names="" text:cond-style-name=""><text:span text:style-name="a11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11" draw:layer="Master1-bg" draw:style-name="a1124" draw:name="Oval 15">
          <svg:title/>
          <svg:desc/>
          <text:p text:style-name="a1122" text:class-names="" text:cond-style-name=""><text:span text:style-name="a11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12" draw:layer="Master1-bg" draw:style-name="a1128" draw:name="Oval 16">
          <svg:title/>
          <svg:desc/>
          <text:p text:style-name="a1126" text:class-names="" text:cond-style-name=""><text:span text:style-name="a11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13" draw:layer="Master1-bg" draw:style-name="a1131" draw:transform="translate(-1.80414in -0.2411in) rotate(-6.11158) translate(11.08995in 2.20689in)" draw:name="Freeform 5">
          <svg:title/>
          <svg:desc/>
          <text:p text:style-name="a1130" text:class-names="" text:cond-style-name=""><text:span text:style-name="a112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14" draw:layer="Master1-bg" draw:style-name="a1134" draw:name="Freeform 5">
          <svg:title/>
          <svg:desc/>
          <text:p text:style-name="a1133" text:class-names="" text:cond-style-name=""><text:span text:style-name="a113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15" draw:layer="Master1-bg" draw:style-name="a1137" draw:name="Freeform 5">
          <svg:title/>
          <svg:desc/>
          <text:p text:style-name="a1136" text:class-names="" text:cond-style-name=""><text:span text:style-name="a113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90" draw:layer="Master1-bg" draw:style-name="a1051" draw:name="Rectangle 20">
        <svg:title/>
        <svg:desc/>
        <text:p text:style-name="a1050" text:class-names="" text:cond-style-name=""><text:span text:style-name="a1049" text:class-names=""/></text:p>
        <draw:enhanced-geometry xmlns:dr3d="urn:oasis:names:tc:opendocument:xmlns:dr3d:1.0" draw:type="non-primitive" svg:viewBox="0 0 21600 21600" draw:enhanced-path="M 0 0 L 21600 0 21600 21600 0 21600 Z N"/>
      </draw:custom-shape>
      <draw:g draw:name="Group 8" draw:id="id291">
        <svg:title/>
        <svg:desc/>
        <draw:custom-shape svg:x="0in" svg:y="0in" svg:width="13.33333in" svg:height="7.5in" draw:id="id298" draw:style-name="a1075" draw:name="Rectangle 10">
          <svg:title/>
          <svg:desc/>
          <text:p text:style-name="a1073" text:class-names="" text:cond-style-name=""><text:span text:style-name="a107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99" draw:style-name="a1079" draw:name="Oval 14">
          <svg:title/>
          <svg:desc/>
          <text:p text:style-name="a1077" text:class-names="" text:cond-style-name=""><text:span text:style-name="a107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0" draw:style-name="a1083" draw:name="Oval 15">
          <svg:title/>
          <svg:desc/>
          <text:p text:style-name="a1081" text:class-names="" text:cond-style-name=""><text:span text:style-name="a108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1" draw:style-name="a1087" draw:name="Oval 16">
          <svg:title/>
          <svg:desc/>
          <text:p text:style-name="a1085" text:class-names="" text:cond-style-name=""><text:span text:style-name="a10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02" draw:style-name="a1091" draw:name="Oval 17">
          <svg:title/>
          <svg:desc/>
          <text:p text:style-name="a1089" text:class-names="" text:cond-style-name=""><text:span text:style-name="a10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03" draw:style-name="a1095" draw:name="Oval 18">
          <svg:title/>
          <svg:desc/>
          <text:p text:style-name="a1093" text:class-names="" text:cond-style-name=""><text:span text:style-name="a109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04" draw:style-name="a1098" draw:transform="translate(-1.80414in -0.2411in) rotate(-6.11158) translate(11.08995in 4.82726in)" draw:name="Freeform 5">
          <svg:title/>
          <svg:desc/>
          <text:p text:style-name="a1097" text:class-names="" text:cond-style-name=""><text:span text:style-name="a109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305" draw:style-name="a1101" draw:name="Freeform 5">
          <svg:title/>
          <svg:desc/>
          <text:p text:style-name="a1100" text:class-names="" text:cond-style-name=""><text:span text:style-name="a109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06" draw:style-name="a1104" draw:name="Freeform 5">
          <svg:title/>
          <svg:desc/>
          <text:p text:style-name="a1103" text:class-names="" text:cond-style-name=""><text:span text:style-name="a110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92" presentation:style-name="a1054" draw:name="Title 1" svg:x="1.26307in" svg:y="2.59259in" svg:width="9.65186in" svg:height="1.99313in" presentation:class="title" presentation:placeholder="false">
        <draw:text-box>
          <text:p text:style-name="a1053" text:class-names="" text:cond-style-name=""><text:span text:style-name="a1052" text:class-names="">Click to edit Master title style</text:span></text:p>
        </draw:text-box>
        <svg:title/>
        <svg:desc/>
      </draw:frame>
      <draw:frame draw:id="id293" presentation:style-name="a1058" draw:name="Text Placeholder 2" svg:x="1.26307in" svg:y="5.49537in" svg:width="9.65186in" svg:height="0.94094in" presentation:class="outline" presentation:placeholder="false">
        <draw:text-box>
          <text:list text:style-name="a1057">
            <text:list-item>
              <text:p text:style-name="a1056" text:class-names="" text:cond-style-name=""><text:span text:style-name="a1055" text:class-names="">Click to edit Master text styles</text:span></text:p>
            </text:list-item>
          </text:list>
        </draw:text-box>
        <svg:title/>
        <svg:desc/>
      </draw:frame>
      <draw:frame draw:id="id294" presentation:style-name="a1062" draw:name="Date Placeholder 3" svg:x="11.65038in" svg:y="6.9902in" svg:width="1.08333in" svg:height="0.33333in" presentation:class="date-time" presentation:placeholder="false">
        <draw:text-box>
          <text:p text:style-name="a1061" text:class-names="" text:cond-style-name=""><text:span text:style-name="a1059" text:class-names=""><text:date text:fixed="false" style:data-style-name="a1060">14.09.2024</text:date></text:span></text:p>
        </draw:text-box>
        <svg:title/>
        <svg:desc/>
      </draw:frame>
      <draw:frame draw:id="id295" presentation:style-name="a1065" draw:name="Footer Placeholder 4" svg:x="0.61364in" svg:y="6.9902in" svg:width="4.22112in" svg:height="0.33333in" presentation:class="footer" presentation:placeholder="false">
        <draw:text-box>
          <text:p text:style-name="a1064" text:class-names="" text:cond-style-name=""><text:span text:style-name="a1063" text:class-names=""/></text:p>
        </draw:text-box>
        <svg:title/>
        <svg:desc/>
      </draw:frame>
      <draw:custom-shape svg:x="11.41493in" svg:y="0in" svg:width="0.75in" svg:height="1.25in" draw:id="id296" draw:style-name="a1068" draw:name="Rectangle 13">
        <svg:title/>
        <svg:desc/>
        <text:p text:style-name="a1067" text:class-names="" text:cond-style-name=""><text:span text:style-name="a1066" text:class-names=""/></text:p>
        <draw:enhanced-geometry xmlns:dr3d="urn:oasis:names:tc:opendocument:xmlns:dr3d:1.0" draw:type="non-primitive" svg:viewBox="0 0 21600 21600" draw:enhanced-path="M 0 0 L 21600 0 21600 21600 0 21600 Z N"/>
      </draw:custom-shape>
      <draw:frame draw:id="id297" presentation:style-name="a1071" draw:name="Slide Number Placeholder 5" svg:x="11.32168in" svg:y="0.32341in" svg:width="0.91667in" svg:height="0.83955in" presentation:class="page-number" presentation:placeholder="false">
        <draw:text-box>
          <text:p text:style-name="a1070" text:class-names="" text:cond-style-name=""><text:span text:style-name="a1069" text:class-names=""><text:page-number style:num-format="1" text:fixed="false"/></text:span></text:p>
        </draw:text-box>
        <svg:title/>
        <svg:desc/>
      </draw:frame>
    </style:master-page>
    <style:master-page style:name="Master1-Layout14-cust-3-Column" style:page-layout-name="pageLayout1" draw:style-name="a1138">
      <draw:g draw:name="Group 7" draw:id="id316">
        <svg:title/>
        <svg:desc/>
        <draw:custom-shape svg:x="0in" svg:y="0in" svg:width="13.33333in" svg:height="7.5in" draw:id="id330" draw:layer="Master1-bg" draw:style-name="a1184" draw:name="Rectangle 6">
          <svg:title/>
          <svg:desc/>
          <text:p text:style-name="a1182" text:class-names="" text:cond-style-name=""><text:span text:style-name="a118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31" draw:layer="Master1-bg" draw:style-name="a1188" draw:name="Oval 12">
          <svg:title/>
          <svg:desc/>
          <text:p text:style-name="a1186" text:class-names="" text:cond-style-name=""><text:span text:style-name="a11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32" draw:layer="Master1-bg" draw:style-name="a1192" draw:name="Oval 14">
          <svg:title/>
          <svg:desc/>
          <text:p text:style-name="a1190" text:class-names="" text:cond-style-name=""><text:span text:style-name="a11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33" draw:layer="Master1-bg" draw:style-name="a1196" draw:name="Oval 17">
          <svg:title/>
          <svg:desc/>
          <text:p text:style-name="a1194" text:class-names="" text:cond-style-name=""><text:span text:style-name="a11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34" draw:layer="Master1-bg" draw:style-name="a1200" draw:name="Oval 15">
          <svg:title/>
          <svg:desc/>
          <text:p text:style-name="a1198" text:class-names="" text:cond-style-name=""><text:span text:style-name="a11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35" draw:layer="Master1-bg" draw:style-name="a1204" draw:name="Oval 16">
          <svg:title/>
          <svg:desc/>
          <text:p text:style-name="a1202" text:class-names="" text:cond-style-name=""><text:span text:style-name="a12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36" draw:layer="Master1-bg" draw:style-name="a1207" draw:transform="translate(-1.80414in -0.2411in) rotate(-6.11158) translate(11.08995in 2.20689in)" draw:name="Freeform 5">
          <svg:title/>
          <svg:desc/>
          <text:p text:style-name="a1206" text:class-names="" text:cond-style-name=""><text:span text:style-name="a1205"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37" draw:layer="Master1-bg" draw:style-name="a1210" draw:name="Freeform 5">
          <svg:title/>
          <svg:desc/>
          <text:p text:style-name="a1209" text:class-names="" text:cond-style-name=""><text:span text:style-name="a1208"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38" draw:layer="Master1-bg" draw:style-name="a1213" draw:name="Freeform 5">
          <svg:title/>
          <svg:desc/>
          <text:p text:style-name="a1212" text:class-names="" text:cond-style-name=""><text:span text:style-name="a1211"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17" draw:layer="Master1-bg" draw:style-name="a1141" draw:name="Rectangle 20">
        <svg:title/>
        <svg:desc/>
        <text:p text:style-name="a1140" text:class-names="" text:cond-style-name=""><text:span text:style-name="a1139" text:class-names=""/></text:p>
        <draw:enhanced-geometry xmlns:dr3d="urn:oasis:names:tc:opendocument:xmlns:dr3d:1.0" draw:type="non-primitive" svg:viewBox="0 0 21600 21600" draw:enhanced-path="M 0 0 L 21600 0 21600 21600 0 21600 Z N"/>
      </draw:custom-shape>
      <draw:frame draw:id="id318" presentation:style-name="a1144" draw:name="Title 1" svg:x="1.26307in" svg:y="1.06482in" svg:width="9.65186in" svg:height="0.77315in" presentation:class="title" presentation:placeholder="false">
        <draw:text-box>
          <text:p text:style-name="a1143" text:class-names="" text:cond-style-name=""><text:span text:style-name="a1142" text:class-names="">Click to edit Master title style</text:span></text:p>
        </draw:text-box>
        <svg:title/>
        <svg:desc/>
      </draw:frame>
      <draw:frame draw:id="id319" presentation:style-name="a1148" draw:name="Text Placeholder 2" svg:x="1.26307in" svg:y="2.84722in" svg:width="3.436in" svg:height="0.63021in" presentation:class="outline" presentation:placeholder="false">
        <draw:text-box>
          <text:list text:style-name="a1147">
            <text:list-item>
              <text:p text:style-name="a1146" text:class-names="" text:cond-style-name=""><text:span text:style-name="a1145" text:class-names="">Click to edit Master text styles</text:span></text:p>
            </text:list-item>
          </text:list>
        </draw:text-box>
        <svg:title/>
        <svg:desc/>
      </draw:frame>
      <draw:frame draw:id="id320" presentation:style-name="a1152" draw:name="Text Placeholder 3" svg:x="1.26307in" svg:y="3.47743in" svg:width="3.436in" svg:height="3.11384in" presentation:class="outline" presentation:placeholder="false">
        <draw:text-box>
          <text:list text:style-name="a1151">
            <text:list-item>
              <text:p text:style-name="a1150" text:class-names="" text:cond-style-name=""><text:span text:style-name="a1149" text:class-names="">Click to edit Master text styles</text:span></text:p>
            </text:list-item>
          </text:list>
        </draw:text-box>
        <svg:title/>
        <svg:desc/>
      </draw:frame>
      <draw:frame draw:id="id321" presentation:style-name="a1156" draw:name="Text Placeholder 4" svg:x="4.93517in" svg:y="2.84722in" svg:width="3.44161in" svg:height="0.63021in" presentation:class="outline" presentation:placeholder="false">
        <draw:text-box>
          <text:list text:style-name="a1155">
            <text:list-item>
              <text:p text:style-name="a1154" text:class-names="" text:cond-style-name=""><text:span text:style-name="a1153" text:class-names="">Click to edit Master text styles</text:span></text:p>
            </text:list-item>
          </text:list>
        </draw:text-box>
        <svg:title/>
        <svg:desc/>
      </draw:frame>
      <draw:frame draw:id="id322" presentation:style-name="a1160" draw:name="Text Placeholder 3" svg:x="4.93517in" svg:y="3.47743in" svg:width="3.44161in" svg:height="3.11384in" presentation:class="outline" presentation:placeholder="false">
        <draw:text-box>
          <text:list text:style-name="a1159">
            <text:list-item>
              <text:p text:style-name="a1158" text:class-names="" text:cond-style-name=""><text:span text:style-name="a1157" text:class-names="">Click to edit Master text styles</text:span></text:p>
            </text:list-item>
          </text:list>
        </draw:text-box>
        <svg:title/>
        <svg:desc/>
      </draw:frame>
      <draw:frame draw:id="id323" presentation:style-name="a1164" draw:name="Text Placeholder 4" svg:x="8.62657in" svg:y="2.84722in" svg:width="3.44021in" svg:height="0.63021in" presentation:class="outline" presentation:placeholder="false">
        <draw:text-box>
          <text:list text:style-name="a1163">
            <text:list-item>
              <text:p text:style-name="a1162" text:class-names="" text:cond-style-name=""><text:span text:style-name="a1161" text:class-names="">Click to edit Master text styles</text:span></text:p>
            </text:list-item>
          </text:list>
        </draw:text-box>
        <svg:title/>
        <svg:desc/>
      </draw:frame>
      <draw:frame draw:id="id324" presentation:style-name="a1168" draw:name="Text Placeholder 3" svg:x="8.62678in" svg:y="3.47743in" svg:width="3.44in" svg:height="3.11384in" presentation:class="outline" presentation:placeholder="false">
        <draw:text-box>
          <text:list text:style-name="a1167">
            <text:list-item>
              <text:p text:style-name="a1166" text:class-names="" text:cond-style-name=""><text:span text:style-name="a1165" text:class-names="">Click to edit Master text styles</text:span></text:p>
            </text:list-item>
          </text:list>
        </draw:text-box>
        <svg:title/>
        <svg:desc/>
      </draw:frame>
      <draw:connector draw:type="line" svg:x1="4.81624in" svg:y1="2.81018in" svg:x2="4.81624in" svg:y2="6.62963in" draw:id="id325" draw:style-name="a1169" draw:name="Straight Connector 16">
        <svg:title/>
        <svg:desc/>
      </draw:connector>
      <draw:connector draw:type="line" svg:x1="8.5in" svg:y1="2.81018in" svg:x2="8.5in" svg:y2="6.62963in" draw:id="id326" draw:style-name="a1170" draw:name="Straight Connector 17">
        <svg:title/>
        <svg:desc/>
      </draw:connector>
      <draw:frame draw:id="id327" presentation:style-name="a1174" draw:name="Date Placeholder 6" svg:x="11.65038in" svg:y="6.9902in" svg:width="1.08333in" svg:height="0.33333in" presentation:class="date-time" presentation:placeholder="false">
        <draw:text-box>
          <text:p text:style-name="a1173" text:class-names="" text:cond-style-name=""><text:span text:style-name="a1171" text:class-names=""><text:date text:fixed="false" style:data-style-name="a1172">14.09.2024</text:date></text:span></text:p>
        </draw:text-box>
        <svg:title/>
        <svg:desc/>
      </draw:frame>
      <draw:frame draw:id="id328" presentation:style-name="a1177" draw:name="Footer Placeholder 7" svg:x="0.61364in" svg:y="6.9902in" svg:width="4.22112in" svg:height="0.33333in" presentation:class="footer" presentation:placeholder="false">
        <draw:text-box>
          <text:p text:style-name="a1176" text:class-names="" text:cond-style-name=""><text:span text:style-name="a1175" text:class-names=""/></text:p>
        </draw:text-box>
        <svg:title/>
        <svg:desc/>
      </draw:frame>
      <draw:frame draw:id="id329" presentation:style-name="a1180" draw:name="Slide Number Placeholder 8" svg:x="11.32168in" svg:y="0.32341in" svg:width="0.91667in" svg:height="0.83955in" presentation:class="page-number" presentation:placeholder="false">
        <draw:text-box>
          <text:p text:style-name="a1179" text:class-names="" text:cond-style-name=""><text:span text:style-name="a1178" text:class-names=""><text:page-number style:num-format="1" text:fixed="false"/></text:span></text:p>
        </draw:text-box>
        <svg:title/>
        <svg:desc/>
      </draw:frame>
    </style:master-page>
    <style:master-page style:name="Master1-Layout15-cust-3-Picture-Column" style:page-layout-name="pageLayout1" draw:style-name="a1214">
      <draw:g draw:name="Group 7" draw:id="id339">
        <svg:title/>
        <svg:desc/>
        <draw:custom-shape svg:x="0in" svg:y="0in" svg:width="13.33333in" svg:height="7.5in" draw:id="id356" draw:layer="Master1-bg" draw:style-name="a1269" draw:name="Rectangle 6">
          <svg:title/>
          <svg:desc/>
          <text:p text:style-name="a1267" text:class-names="" text:cond-style-name=""><text:span text:style-name="a126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57" draw:layer="Master1-bg" draw:style-name="a1273" draw:name="Oval 12">
          <svg:title/>
          <svg:desc/>
          <text:p text:style-name="a1271" text:class-names="" text:cond-style-name=""><text:span text:style-name="a12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58" draw:layer="Master1-bg" draw:style-name="a1277" draw:name="Oval 14">
          <svg:title/>
          <svg:desc/>
          <text:p text:style-name="a1275" text:class-names="" text:cond-style-name=""><text:span text:style-name="a12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59" draw:layer="Master1-bg" draw:style-name="a1281" draw:name="Oval 17">
          <svg:title/>
          <svg:desc/>
          <text:p text:style-name="a1279" text:class-names="" text:cond-style-name=""><text:span text:style-name="a12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60" draw:layer="Master1-bg" draw:style-name="a1285" draw:name="Oval 15">
          <svg:title/>
          <svg:desc/>
          <text:p text:style-name="a1283" text:class-names="" text:cond-style-name=""><text:span text:style-name="a12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61" draw:layer="Master1-bg" draw:style-name="a1289" draw:name="Oval 16">
          <svg:title/>
          <svg:desc/>
          <text:p text:style-name="a1287" text:class-names="" text:cond-style-name=""><text:span text:style-name="a12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62" draw:layer="Master1-bg" draw:style-name="a1292" draw:transform="translate(-1.80414in -0.2411in) rotate(-6.11158) translate(11.08995in 2.20689in)" draw:name="Freeform 5">
          <svg:title/>
          <svg:desc/>
          <text:p text:style-name="a1291" text:class-names="" text:cond-style-name=""><text:span text:style-name="a129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63" draw:layer="Master1-bg" draw:style-name="a1295" draw:name="Freeform 5">
          <svg:title/>
          <svg:desc/>
          <text:p text:style-name="a1294" text:class-names="" text:cond-style-name=""><text:span text:style-name="a129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64" draw:layer="Master1-bg" draw:style-name="a1298" draw:name="Freeform 5">
          <svg:title/>
          <svg:desc/>
          <text:p text:style-name="a1297" text:class-names="" text:cond-style-name=""><text:span text:style-name="a129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40" draw:layer="Master1-bg" draw:style-name="a1217" draw:name="Rectangle 20">
        <svg:title/>
        <svg:desc/>
        <text:p text:style-name="a1216" text:class-names="" text:cond-style-name=""><text:span text:style-name="a1215" text:class-names=""/></text:p>
        <draw:enhanced-geometry xmlns:dr3d="urn:oasis:names:tc:opendocument:xmlns:dr3d:1.0" draw:type="non-primitive" svg:viewBox="0 0 21600 21600" draw:enhanced-path="M 0 0 L 21600 0 21600 21600 0 21600 Z N"/>
      </draw:custom-shape>
      <draw:frame draw:id="id341" presentation:style-name="a1220" draw:name="Title 1" svg:x="1.26307in" svg:y="1.06482in" svg:width="9.65186in" svg:height="0.77315in" presentation:class="title" presentation:placeholder="false">
        <draw:text-box>
          <text:p text:style-name="a1219" text:class-names="" text:cond-style-name=""><text:span text:style-name="a1218" text:class-names="">Click to edit Master title style</text:span></text:p>
        </draw:text-box>
        <svg:title/>
        <svg:desc/>
      </draw:frame>
      <draw:frame draw:id="id342" presentation:style-name="a1224" draw:name="Text Placeholder 2" svg:x="1.26307in" svg:y="4.95718in" svg:width="3.336in" svg:height="0.63021in" presentation:class="outline" presentation:placeholder="false">
        <draw:text-box>
          <text:list text:style-name="a1223">
            <text:list-item>
              <text:p text:style-name="a1222" text:class-names="" text:cond-style-name=""><text:span text:style-name="a1221" text:class-names="">Click to edit Master text styles</text:span></text:p>
            </text:list-item>
          </text:list>
        </draw:text-box>
        <svg:title/>
        <svg:desc/>
      </draw:frame>
      <draw:frame draw:id="id343" presentation:style-name="a1227" draw:name="Picture Placeholder 2" svg:x="1.45948in" svg:y="2.84722in" svg:width="2.94318in" svg:height="1.7405in" presentation:class="graphic" presentation:placeholder="false">
        <draw:text-box>
          <text:p text:style-name="a1226" text:class-names="" text:cond-style-name=""><text:span text:style-name="a1225" text:class-names="">Click icon to add picture</text:span></text:p>
        </draw:text-box>
        <svg:title/>
        <svg:desc/>
      </draw:frame>
      <draw:frame draw:id="id344" presentation:style-name="a1231" draw:name="Text Placeholder 3" svg:x="1.26307in" svg:y="5.58739in" svg:width="3.336in" svg:height="1.00388in" presentation:class="outline" presentation:placeholder="false">
        <draw:text-box>
          <text:list text:style-name="a1230">
            <text:list-item>
              <text:p text:style-name="a1229" text:class-names="" text:cond-style-name=""><text:span text:style-name="a1228" text:class-names="">Click to edit Master text styles</text:span></text:p>
            </text:list-item>
          </text:list>
        </draw:text-box>
        <svg:title/>
        <svg:desc/>
      </draw:frame>
      <draw:frame draw:id="id345" presentation:style-name="a1235" draw:name="Text Placeholder 4" svg:x="4.99657in" svg:y="4.95718in" svg:width="3.336in" svg:height="0.63021in" presentation:class="outline" presentation:placeholder="false">
        <draw:text-box>
          <text:list text:style-name="a1234">
            <text:list-item>
              <text:p text:style-name="a1233" text:class-names="" text:cond-style-name=""><text:span text:style-name="a1232" text:class-names="">Click to edit Master text styles</text:span></text:p>
            </text:list-item>
          </text:list>
        </draw:text-box>
        <svg:title/>
        <svg:desc/>
      </draw:frame>
      <draw:frame draw:id="id346" presentation:style-name="a1238" draw:name="Picture Placeholder 2" svg:x="5.19298in" svg:y="2.84722in" svg:width="2.94318in" svg:height="1.7405in" presentation:class="graphic" presentation:placeholder="false">
        <draw:text-box>
          <text:p text:style-name="a1237" text:class-names="" text:cond-style-name=""><text:span text:style-name="a1236" text:class-names="">Click icon to add picture</text:span></text:p>
        </draw:text-box>
        <svg:title/>
        <svg:desc/>
      </draw:frame>
      <draw:frame draw:id="id347" presentation:style-name="a1242" draw:name="Text Placeholder 3" svg:x="4.998in" svg:y="5.58739in" svg:width="3.336in" svg:height="1.00388in" presentation:class="outline" presentation:placeholder="false">
        <draw:text-box>
          <text:list text:style-name="a1241">
            <text:list-item>
              <text:p text:style-name="a1240" text:class-names="" text:cond-style-name=""><text:span text:style-name="a1239" text:class-names="">Click to edit Master text styles</text:span></text:p>
            </text:list-item>
          </text:list>
        </draw:text-box>
        <svg:title/>
        <svg:desc/>
      </draw:frame>
      <draw:frame draw:id="id348" presentation:style-name="a1246" draw:name="Text Placeholder 4" svg:x="8.73007in" svg:y="4.95718in" svg:width="3.33672in" svg:height="0.63021in" presentation:class="outline" presentation:placeholder="false">
        <draw:text-box>
          <text:list text:style-name="a1245">
            <text:list-item>
              <text:p text:style-name="a1244" text:class-names="" text:cond-style-name=""><text:span text:style-name="a1243" text:class-names="">Click to edit Master text styles</text:span></text:p>
            </text:list-item>
          </text:list>
        </draw:text-box>
        <svg:title/>
        <svg:desc/>
      </draw:frame>
      <draw:frame draw:id="id349" presentation:style-name="a1249" draw:name="Picture Placeholder 2" svg:x="8.9272in" svg:y="2.84722in" svg:width="2.94318in" svg:height="1.7405in" presentation:class="graphic" presentation:placeholder="false">
        <draw:text-box>
          <text:p text:style-name="a1248" text:class-names="" text:cond-style-name=""><text:span text:style-name="a1247" text:class-names="">Click icon to add picture</text:span></text:p>
        </draw:text-box>
        <svg:title/>
        <svg:desc/>
      </draw:frame>
      <draw:frame draw:id="id350" presentation:style-name="a1253" draw:name="Text Placeholder 3" svg:x="8.73007in" svg:y="5.58738in" svg:width="3.33672in" svg:height="1.00388in" presentation:class="outline" presentation:placeholder="false">
        <draw:text-box>
          <text:list text:style-name="a1252">
            <text:list-item>
              <text:p text:style-name="a1251" text:class-names="" text:cond-style-name=""><text:span text:style-name="a1250" text:class-names="">Click to edit Master text styles</text:span></text:p>
            </text:list-item>
          </text:list>
        </draw:text-box>
        <svg:title/>
        <svg:desc/>
      </draw:frame>
      <draw:connector draw:type="line" svg:x1="4.81828in" svg:y1="2.81018in" svg:x2="4.81828in" svg:y2="6.62963in" draw:id="id351" draw:style-name="a1254" draw:name="Straight Connector 42">
        <svg:title/>
        <svg:desc/>
      </draw:connector>
      <draw:connector draw:type="line" svg:x1="8.52778in" svg:y1="2.81018in" svg:x2="8.52778in" svg:y2="6.62963in" draw:id="id352" draw:style-name="a1255" draw:name="Straight Connector 43">
        <svg:title/>
        <svg:desc/>
      </draw:connector>
      <draw:frame draw:id="id353" presentation:style-name="a1259" draw:name="Date Placeholder 6" svg:x="11.65038in" svg:y="6.9902in" svg:width="1.08333in" svg:height="0.33333in" presentation:class="date-time" presentation:placeholder="false">
        <draw:text-box>
          <text:p text:style-name="a1258" text:class-names="" text:cond-style-name=""><text:span text:style-name="a1256" text:class-names=""><text:date text:fixed="false" style:data-style-name="a1257">14.09.2024</text:date></text:span></text:p>
        </draw:text-box>
        <svg:title/>
        <svg:desc/>
      </draw:frame>
      <draw:frame draw:id="id354" presentation:style-name="a1262" draw:name="Footer Placeholder 7" svg:x="0.61364in" svg:y="6.9902in" svg:width="3.98544in" svg:height="0.33333in" presentation:class="footer" presentation:placeholder="false">
        <draw:text-box>
          <text:p text:style-name="a1261" text:class-names="" text:cond-style-name=""><text:span text:style-name="a1260" text:class-names=""/></text:p>
        </draw:text-box>
        <svg:title/>
        <svg:desc/>
      </draw:frame>
      <draw:frame draw:id="id355" presentation:style-name="a1265" draw:name="Slide Number Placeholder 8" svg:x="11.32168in" svg:y="0.32341in" svg:width="0.91667in" svg:height="0.83955in" presentation:class="page-number" presentation:placeholder="false">
        <draw:text-box>
          <text:p text:style-name="a1264" text:class-names="" text:cond-style-name=""><text:span text:style-name="a1263" text:class-names=""><text:page-number style:num-format="1" text:fixed="false"/></text:span></text:p>
        </draw:text-box>
        <svg:title/>
        <svg:desc/>
      </draw:frame>
    </style:master-page>
    <style:master-page style:name="Master1-Layout16-vertTx-Title-and-Vertical-Text" style:page-layout-name="pageLayout1" draw:style-name="a1299">
      <draw:g draw:name="Group 7" draw:id="id365">
        <svg:title/>
        <svg:desc/>
        <draw:custom-shape svg:x="0in" svg:y="0in" svg:width="13.33333in" svg:height="7.5in" draw:id="id372" draw:layer="Master1-bg" draw:style-name="a1335" draw:name="Rectangle 6">
          <svg:title/>
          <svg:desc/>
          <text:p text:style-name="a1333" text:class-names="" text:cond-style-name=""><text:span text:style-name="a13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73" draw:layer="Master1-bg" draw:style-name="a1339" draw:name="Oval 12">
          <svg:title/>
          <svg:desc/>
          <text:p text:style-name="a1337" text:class-names="" text:cond-style-name=""><text:span text:style-name="a13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74" draw:layer="Master1-bg" draw:style-name="a1343" draw:name="Oval 14">
          <svg:title/>
          <svg:desc/>
          <text:p text:style-name="a1341" text:class-names="" text:cond-style-name=""><text:span text:style-name="a13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75" draw:layer="Master1-bg" draw:style-name="a1347" draw:name="Oval 17">
          <svg:title/>
          <svg:desc/>
          <text:p text:style-name="a1345" text:class-names="" text:cond-style-name=""><text:span text:style-name="a13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76" draw:layer="Master1-bg" draw:style-name="a1351" draw:name="Oval 15">
          <svg:title/>
          <svg:desc/>
          <text:p text:style-name="a1349" text:class-names="" text:cond-style-name=""><text:span text:style-name="a13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77" draw:layer="Master1-bg" draw:style-name="a1355" draw:name="Oval 16">
          <svg:title/>
          <svg:desc/>
          <text:p text:style-name="a1353" text:class-names="" text:cond-style-name=""><text:span text:style-name="a13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78" draw:layer="Master1-bg" draw:style-name="a1358" draw:transform="translate(-1.80414in -0.2411in) rotate(-6.11158) translate(11.08995in 2.20689in)" draw:name="Freeform 5">
          <svg:title/>
          <svg:desc/>
          <text:p text:style-name="a1357" text:class-names="" text:cond-style-name=""><text:span text:style-name="a13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79" draw:layer="Master1-bg" draw:style-name="a1361" draw:name="Freeform 5">
          <svg:title/>
          <svg:desc/>
          <text:p text:style-name="a1360" text:class-names="" text:cond-style-name=""><text:span text:style-name="a13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80" draw:layer="Master1-bg" draw:style-name="a1364" draw:name="Freeform 5">
          <svg:title/>
          <svg:desc/>
          <text:p text:style-name="a1363" text:class-names="" text:cond-style-name=""><text:span text:style-name="a13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66" draw:layer="Master1-bg" draw:style-name="a1302" draw:name="Rectangle 20">
        <svg:title/>
        <svg:desc/>
        <text:p text:style-name="a1301" text:class-names="" text:cond-style-name=""><text:span text:style-name="a1300" text:class-names=""/></text:p>
        <draw:enhanced-geometry xmlns:dr3d="urn:oasis:names:tc:opendocument:xmlns:dr3d:1.0" draw:type="non-primitive" svg:viewBox="0 0 21600 21600" draw:enhanced-path="M 0 0 L 21600 0 21600 21600 0 21600 Z N"/>
      </draw:custom-shape>
      <draw:frame draw:id="id367" presentation:style-name="a1305" draw:name="Title 1" svg:x="1.26307in" svg:y="1.06482in" svg:width="9.65186in" svg:height="0.77315in" presentation:class="title" presentation:placeholder="false">
        <draw:text-box>
          <text:p text:style-name="a1304" text:class-names="" text:cond-style-name=""><text:span text:style-name="a1303" text:class-names="">Click to edit Master title style</text:span></text:p>
        </draw:text-box>
        <svg:title/>
        <svg:desc/>
      </draw:frame>
      <draw:frame draw:id="id368" presentation:style-name="a1321" draw:name="Vertical Text Placeholder 2" svg:x="1.26307in" svg:y="2.84722in" svg:width="9.65186in" svg:height="3.73611in" presentation:class="outline" presentation:placeholder="false">
        <draw:text-box>
          <text:list text:style-name="a1308">
            <text:list-item>
              <text:p text:style-name="a1307" text:class-names="" text:cond-style-name=""><text:span text:style-name="a1306" text:class-names="">Click to edit Master text styles</text:span></text:p>
            </text:list-item>
          </text:list>
          <text:list text:style-name="a1311">
            <text:list-item>
              <text:list text:style-name="a1311">
                <text:list-item>
                  <text:p text:style-name="a1310" text:class-names="" text:cond-style-name=""><text:span text:style-name="a1309" text:class-names="">Second level</text:span></text:p>
                </text:list-item>
              </text:list>
            </text:list-item>
          </text:list>
          <text:list text:style-name="a1314">
            <text:list-item>
              <text:list text:style-name="a1314">
                <text:list-item>
                  <text:list text:style-name="a1314">
                    <text:list-item>
                      <text:p text:style-name="a1313" text:class-names="" text:cond-style-name=""><text:span text:style-name="a1312" text:class-names="">Third level</text:span></text:p>
                    </text:list-item>
                  </text:list>
                </text:list-item>
              </text:list>
            </text:list-item>
          </text:list>
          <text:list text:style-name="a1317">
            <text:list-item>
              <text:list text:style-name="a1317">
                <text:list-item>
                  <text:list text:style-name="a1317">
                    <text:list-item>
                      <text:list text:style-name="a1317">
                        <text:list-item>
                          <text:p text:style-name="a1316" text:class-names="" text:cond-style-name=""><text:span text:style-name="a1315" text:class-names="">Fourth level</text:span></text:p>
                        </text:list-item>
                      </text:list>
                    </text:list-item>
                  </text:list>
                </text:list-item>
              </text:list>
            </text:list-item>
          </text:list>
          <text:list text:style-name="a1320">
            <text:list-item>
              <text:list text:style-name="a1320">
                <text:list-item>
                  <text:list text:style-name="a1320">
                    <text:list-item>
                      <text:list text:style-name="a1320">
                        <text:list-item>
                          <text:list text:style-name="a1320">
                            <text:list-item>
                              <text:p text:style-name="a1319" text:class-names="" text:cond-style-name=""><text:span text:style-name="a1318" text:class-names="">Fifth level</text:span></text:p>
                            </text:list-item>
                          </text:list>
                        </text:list-item>
                      </text:list>
                    </text:list-item>
                  </text:list>
                </text:list-item>
              </text:list>
            </text:list-item>
          </text:list>
        </draw:text-box>
        <svg:title/>
        <svg:desc/>
      </draw:frame>
      <draw:frame draw:id="id369" presentation:style-name="a1325" draw:name="Date Placeholder 3" svg:x="11.69667in" svg:y="6.9902in" svg:width="1.08333in" svg:height="0.33333in" presentation:class="date-time" presentation:placeholder="false">
        <draw:text-box>
          <text:p text:style-name="a1324" text:class-names="" text:cond-style-name=""><text:span text:style-name="a1322" text:class-names=""><text:date text:fixed="false" style:data-style-name="a1323">14.09.2024</text:date></text:span></text:p>
        </draw:text-box>
        <svg:title/>
        <svg:desc/>
      </draw:frame>
      <draw:frame draw:id="id370" presentation:style-name="a1328" draw:name="Footer Placeholder 4" svg:x="0.61364in" svg:y="6.9902in" svg:width="4.22112in" svg:height="0.33333in" presentation:class="footer" presentation:placeholder="false">
        <draw:text-box>
          <text:p text:style-name="a1327" text:class-names="" text:cond-style-name=""><text:span text:style-name="a1326" text:class-names=""/></text:p>
        </draw:text-box>
        <svg:title/>
        <svg:desc/>
      </draw:frame>
      <draw:frame draw:id="id371" presentation:style-name="a1331" draw:name="Slide Number Placeholder 5" svg:x="11.32168in" svg:y="0.32341in" svg:width="0.91667in" svg:height="0.83955in" presentation:class="page-number" presentation:placeholder="false">
        <draw:text-box>
          <text:p text:style-name="a1330" text:class-names="" text:cond-style-name=""><text:span text:style-name="a1329" text:class-names=""><text:page-number style:num-format="1" text:fixed="false"/></text:span></text:p>
        </draw:text-box>
        <svg:title/>
        <svg:desc/>
      </draw:frame>
    </style:master-page>
    <style:master-page style:name="Master1-Layout17-vertTitleAndTx-Vertical-Title-and-Text" style:page-layout-name="pageLayout1" draw:style-name="a1365">
      <draw:g draw:name="Group 7" draw:id="id381">
        <svg:title/>
        <svg:desc/>
        <draw:custom-shape svg:x="0in" svg:y="0in" svg:width="13.33333in" svg:height="7.5in" draw:id="id400" draw:layer="Master1-bg" draw:style-name="a1440" draw:name="Rectangle 6">
          <svg:title/>
          <svg:desc/>
          <text:p text:style-name="a1438" text:class-names="" text:cond-style-name=""><text:span text:style-name="a143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01" draw:layer="Master1-bg" draw:style-name="a1444" draw:name="Oval 12">
          <svg:title/>
          <svg:desc/>
          <text:p text:style-name="a1442" text:class-names="" text:cond-style-name=""><text:span text:style-name="a14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402" draw:layer="Master1-bg" draw:style-name="a1448" draw:name="Oval 14">
          <svg:title/>
          <svg:desc/>
          <text:p text:style-name="a1446" text:class-names="" text:cond-style-name=""><text:span text:style-name="a14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403" draw:layer="Master1-bg" draw:style-name="a1452" draw:name="Oval 17">
          <svg:title/>
          <svg:desc/>
          <text:p text:style-name="a1450" text:class-names="" text:cond-style-name=""><text:span text:style-name="a14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404" draw:layer="Master1-bg" draw:style-name="a1456" draw:name="Oval 15">
          <svg:title/>
          <svg:desc/>
          <text:p text:style-name="a1454" text:class-names="" text:cond-style-name=""><text:span text:style-name="a14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405" draw:layer="Master1-bg" draw:style-name="a1460" draw:name="Oval 16">
          <svg:title/>
          <svg:desc/>
          <text:p text:style-name="a1458" text:class-names="" text:cond-style-name=""><text:span text:style-name="a14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406" draw:layer="Master1-bg" draw:style-name="a1463" draw:transform="translate(-1.80414in -0.2411in) rotate(-6.11158) translate(11.08995in 2.20689in)" draw:name="Freeform 5">
          <svg:title/>
          <svg:desc/>
          <text:p text:style-name="a1462" text:class-names="" text:cond-style-name=""><text:span text:style-name="a146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407" draw:layer="Master1-bg" draw:style-name="a1466" draw:name="Freeform 5">
          <svg:title/>
          <svg:desc/>
          <text:p text:style-name="a1465" text:class-names="" text:cond-style-name=""><text:span text:style-name="a146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08" draw:layer="Master1-bg" draw:style-name="a1469" draw:name="Freeform 5">
          <svg:title/>
          <svg:desc/>
          <text:p text:style-name="a1468" text:class-names="" text:cond-style-name=""><text:span text:style-name="a146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82" draw:layer="Master1-bg" draw:style-name="a1368" draw:name="Rectangle 20">
        <svg:title/>
        <svg:desc/>
        <text:p text:style-name="a1367" text:class-names="" text:cond-style-name=""><text:span text:style-name="a1366" text:class-names=""/></text:p>
        <draw:enhanced-geometry xmlns:dr3d="urn:oasis:names:tc:opendocument:xmlns:dr3d:1.0" draw:type="non-primitive" svg:viewBox="0 0 21600 21600" draw:enhanced-path="M 0 0 L 21600 0 21600 21600 0 21600 Z N"/>
      </draw:custom-shape>
      <draw:g draw:name="Group 8" draw:id="id383">
        <svg:title/>
        <svg:desc/>
        <draw:custom-shape svg:x="0in" svg:y="0in" svg:width="13.33333in" svg:height="7.5in" draw:id="id390" draw:style-name="a1404" draw:name="Rectangle 11">
          <svg:title/>
          <svg:desc/>
          <text:p text:style-name="a1402" text:class-names="" text:cond-style-name=""><text:span text:style-name="a140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91" draw:style-name="a1408" draw:name="Oval 14">
          <svg:title/>
          <svg:desc/>
          <text:p text:style-name="a1406" text:class-names="" text:cond-style-name=""><text:span text:style-name="a14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92" draw:style-name="a1412" draw:name="Oval 15">
          <svg:title/>
          <svg:desc/>
          <text:p text:style-name="a1410" text:class-names="" text:cond-style-name=""><text:span text:style-name="a14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93" draw:style-name="a1416" draw:name="Oval 17">
          <svg:title/>
          <svg:desc/>
          <text:p text:style-name="a1414" text:class-names="" text:cond-style-name=""><text:span text:style-name="a14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94" draw:style-name="a1420" draw:name="Oval 18">
          <svg:title/>
          <svg:desc/>
          <text:p text:style-name="a1418" text:class-names="" text:cond-style-name=""><text:span text:style-name="a14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95" draw:style-name="a1424" draw:name="Oval 19">
          <svg:title/>
          <svg:desc/>
          <text:p text:style-name="a1422" text:class-names="" text:cond-style-name=""><text:span text:style-name="a14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96" draw:style-name="a1427" draw:name="Rectangle 6">
          <svg:title/>
          <svg:desc/>
          <text:p text:style-name="a1426" text:class-names="" text:cond-style-name=""><text:span text:style-name="a1425" text:class-names=""/></text:p>
          <draw:enhanced-geometry xmlns:dr3d="urn:oasis:names:tc:opendocument:xmlns:dr3d:1.0" draw:type="non-primitive" svg:viewBox="0 0 21600 21600" draw:enhanced-path="M 0 0 L 21600 0 21600 21600 0 21600 Z N"/>
        </draw:custom-shape>
        <draw:custom-shape svg:width="3.60828in" svg:height="0.4822in" draw:id="id397" draw:style-name="a1430" draw:transform="translate(-1.80414in -0.2411in) rotate(-1.48404) translate(8.68815in 5.24737in)" draw:name="Freeform 5">
          <svg:title/>
          <svg:desc/>
          <text:p text:style-name="a1429" text:class-names="" text:cond-style-name=""><text:span text:style-name="a1428"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98" draw:style-name="a1433" draw:transform="translate(-3.31018in -0.686in) rotate(-1.5708) translate(8.17593in 3.75003in)" draw:name="Freeform 5">
          <svg:title/>
          <svg:desc/>
          <text:p text:style-name="a1432" text:class-names="" text:cond-style-name=""><text:span text:style-name="a1431"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99" draw:style-name="a1436" draw:name="Freeform 5">
          <svg:title/>
          <svg:desc/>
          <text:p text:style-name="a1435" text:class-names="" text:cond-style-name=""><text:span text:style-name="a143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384" presentation:style-name="a1371" draw:name="Vertical Title 1" svg:x="9.38893in" svg:y="1.39815in" svg:width="1.54196in" svg:height="5.19312in" presentation:class="title" presentation:placeholder="false">
        <draw:text-box>
          <text:p text:style-name="a1370" text:class-names="" text:cond-style-name=""><text:span text:style-name="a1369" text:class-names="">Click to edit Master title style</text:span></text:p>
        </draw:text-box>
        <svg:title/>
        <svg:desc/>
      </draw:frame>
      <draw:frame draw:id="id385" presentation:style-name="a1387" draw:name="Vertical Text Placeholder 2" svg:x="1.26307in" svg:y="1.39815in" svg:width="6.84167in" svg:height="5.19312in" presentation:class="outline" presentation:placeholder="false">
        <draw:text-box>
          <text:list text:style-name="a1374">
            <text:list-item>
              <text:p text:style-name="a1373" text:class-names="" text:cond-style-name=""><text:span text:style-name="a1372" text:class-names="">Click to edit Master text styles</text:span></text:p>
            </text:list-item>
          </text:list>
          <text:list text:style-name="a1377">
            <text:list-item>
              <text:list text:style-name="a1377">
                <text:list-item>
                  <text:p text:style-name="a1376" text:class-names="" text:cond-style-name=""><text:span text:style-name="a1375" text:class-names="">Second level</text:span></text:p>
                </text:list-item>
              </text:list>
            </text:list-item>
          </text:list>
          <text:list text:style-name="a1380">
            <text:list-item>
              <text:list text:style-name="a1380">
                <text:list-item>
                  <text:list text:style-name="a1380">
                    <text:list-item>
                      <text:p text:style-name="a1379" text:class-names="" text:cond-style-name=""><text:span text:style-name="a1378" text:class-names="">Third level</text:span></text:p>
                    </text:list-item>
                  </text:list>
                </text:list-item>
              </text:list>
            </text:list-item>
          </text:list>
          <text:list text:style-name="a1383">
            <text:list-item>
              <text:list text:style-name="a1383">
                <text:list-item>
                  <text:list text:style-name="a1383">
                    <text:list-item>
                      <text:list text:style-name="a1383">
                        <text:list-item>
                          <text:p text:style-name="a1382" text:class-names="" text:cond-style-name=""><text:span text:style-name="a1381" text:class-names="">Fourth level</text:span></text:p>
                        </text:list-item>
                      </text:list>
                    </text:list-item>
                  </text:list>
                </text:list-item>
              </text:list>
            </text:list-item>
          </text:list>
          <text:list text:style-name="a1386">
            <text:list-item>
              <text:list text:style-name="a1386">
                <text:list-item>
                  <text:list text:style-name="a1386">
                    <text:list-item>
                      <text:list text:style-name="a1386">
                        <text:list-item>
                          <text:list text:style-name="a1386">
                            <text:list-item>
                              <text:p text:style-name="a1385" text:class-names="" text:cond-style-name=""><text:span text:style-name="a1384" text:class-names="">Fifth level</text:span></text:p>
                            </text:list-item>
                          </text:list>
                        </text:list-item>
                      </text:list>
                    </text:list-item>
                  </text:list>
                </text:list-item>
              </text:list>
            </text:list-item>
          </text:list>
        </draw:text-box>
        <svg:title/>
        <svg:desc/>
      </draw:frame>
      <draw:frame draw:id="id386" presentation:style-name="a1391" draw:name="Date Placeholder 3" svg:x="11.65038in" svg:y="6.9902in" svg:width="1.08501in" svg:height="0.33333in" presentation:class="date-time" presentation:placeholder="false">
        <draw:text-box>
          <text:p text:style-name="a1390" text:class-names="" text:cond-style-name=""><text:span text:style-name="a1388" text:class-names=""><text:date text:fixed="false" style:data-style-name="a1389">14.09.2024</text:date></text:span></text:p>
        </draw:text-box>
        <svg:title/>
        <svg:desc/>
      </draw:frame>
      <draw:frame draw:id="id387" presentation:style-name="a1394" draw:name="Footer Placeholder 4" svg:x="0.61364in" svg:y="6.9902in" svg:width="4.22112in" svg:height="0.33333in" presentation:class="footer" presentation:placeholder="false">
        <draw:text-box>
          <text:p text:style-name="a1393" text:class-names="" text:cond-style-name=""><text:span text:style-name="a1392" text:class-names=""/></text:p>
        </draw:text-box>
        <svg:title/>
        <svg:desc/>
      </draw:frame>
      <draw:custom-shape svg:x="11.41493in" svg:y="0in" svg:width="0.75in" svg:height="1.25in" draw:id="id388" draw:style-name="a1397" draw:name="Rectangle 13">
        <svg:title/>
        <svg:desc/>
        <text:p text:style-name="a1396" text:class-names="" text:cond-style-name=""><text:span text:style-name="a1395" text:class-names=""/></text:p>
        <draw:enhanced-geometry xmlns:dr3d="urn:oasis:names:tc:opendocument:xmlns:dr3d:1.0" draw:type="non-primitive" svg:viewBox="0 0 21600 21600" draw:enhanced-path="M 0 0 L 21600 0 21600 21600 0 21600 Z N"/>
      </draw:custom-shape>
      <draw:frame draw:id="id389" presentation:style-name="a1400" draw:name="Slide Number Placeholder 5" svg:x="11.32168in" svg:y="0.32341in" svg:width="0.91667in" svg:height="0.83955in" presentation:class="page-number" presentation:placeholder="false">
        <draw:text-box>
          <text:p text:style-name="a1399" text:class-names="" text:cond-style-name=""><text:span text:style-name="a1398"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Paweł Nowak</meta:initial-creator>
    <dc:creator>Paweł Nowak</dc:creator>
    <meta:creation-date>2024-09-09T18:56:44Z</meta:creation-date>
    <dc:date>2024-09-14T19:55:22Z</dc:date>
    <meta:template xlink:href="Ion%20Boardroom" xlink:type="simple"/>
    <meta:editing-cycles>17</meta:editing-cycles>
    <meta:editing-duration>PT14693S</meta:editing-duration>
    <meta:document-statistic meta:paragraph-count="69" meta:word-count="1074"/>
  </office:meta>
</office:document-meta>
</file>

<file path=Object 1/content.xml><?xml version="1.0" encoding="utf-8"?>
<mml:math xmlns:mml="http://www.w3.org/1998/Math/MathML" display="block">
  <mml:msub>
    <mml:mi mathvariant="normal">X</mml:mi>
    <mml:mi mathvariant="normal">i</mml:mi>
  </mml:msub>
  <mml:mo>≥</mml:mo>
  <mml:mi>value</mml:mi>
  <mml:mo> </mml:mo>
</mml:math>
</file>

<file path=Object 10/content.xml><?xml version="1.0" encoding="utf-8"?>
<mml:math xmlns:mml="http://www.w3.org/1998/Math/MathML" display="block">
  <mml:msub>
    <mml:mrow>
      <mml:mi>a</mml:mi>
      <mml:mi>r</mml:mi>
      <mml:mi>g</mml:mi>
      <mml:mi>m</mml:mi>
      <mml:mi>a</mml:mi>
      <mml:mi>x</mml:mi>
    </mml:mrow>
    <mml:mi>l</mml:mi>
  </mml:msub>
</mml:math>
</file>

<file path=Object 11/content.xml><?xml version="1.0" encoding="utf-8"?>
<mml:math xmlns:mml="http://www.w3.org/1998/Math/MathML" display="block">
  <mml:msub>
    <mml:mi>Y</mml:mi>
    <mml:mi>l</mml:mi>
  </mml:msub>
</mml:math>
</file>

<file path=Object 12/content.xml><?xml version="1.0" encoding="utf-8"?>
<mml:math xmlns:mml="http://www.w3.org/1998/Math/MathML" display="block">
  <mml:msub>
    <mml:mi>Y</mml:mi>
    <mml:mn>1</mml:mn>
  </mml:msub>
  <mml:mo>,</mml:mo>
  <mml:mo> </mml:mo>
  <mml:mo>.</mml:mo>
  <mml:mo>.</mml:mo>
  <mml:mo>,</mml:mo>
  <mml:msub>
    <mml:mi>Y</mml:mi>
    <mml:mi>k</mml:mi>
  </mml:msub>
</mml:math>
</file>

<file path=Object 2/content.xml><?xml version="1.0" encoding="utf-8"?>
<mml:math xmlns:mml="http://www.w3.org/1998/Math/MathML" display="block">
  <mml:msub>
    <mml:mrow>
      <mml:mo> </mml:mo>
      <mml:mi>𝑿</mml:mi>
    </mml:mrow>
    <mml:mi>𝒑</mml:mi>
  </mml:msub>
  <mml:mo>×</mml:mo>
  <mml:msub>
    <mml:mi>𝑿</mml:mi>
    <mml:mrow>
      <mml:mi>𝒑</mml:mi>
      <mml:mo>.</mml:mo>
    </mml:mrow>
  </mml:msub>
  <mml:mo> </mml:mo>
</mml:math>
</file>

<file path=Object 3/content.xml><?xml version="1.0" encoding="utf-8"?>
<mml:math xmlns:mml="http://www.w3.org/1998/Math/MathML" display="block">
  <mml:msub>
    <mml:mi>𝛽</mml:mi>
    <mml:mn>0</mml:mn>
  </mml:msub>
  <mml:mo>+</mml:mo>
  <mml:msub>
    <mml:mi>𝛽</mml:mi>
    <mml:mn>1</mml:mn>
  </mml:msub>
  <mml:msub>
    <mml:mi mathvariant="normal">X</mml:mi>
    <mml:mn>1</mml:mn>
  </mml:msub>
</mml:math>
</file>

<file path=Object 4/content.xml><?xml version="1.0" encoding="utf-8"?>
<mml:math xmlns:mml="http://www.w3.org/1998/Math/MathML" display="block">
  <mml:msub>
    <mml:mi>𝛽</mml:mi>
    <mml:mn>2</mml:mn>
  </mml:msub>
  <mml:msub>
    <mml:mi mathvariant="normal">X</mml:mi>
    <mml:mn>2</mml:mn>
  </mml:msub>
</mml:math>
</file>

<file path=Object 5/content.xml><?xml version="1.0" encoding="utf-8"?>
<mml:math xmlns:mml="http://www.w3.org/1998/Math/MathML" display="block">
  <mml:msub>
    <mml:mi>𝛽</mml:mi>
    <mml:mi mathvariant="normal">p</mml:mi>
  </mml:msub>
  <mml:msub>
    <mml:mi mathvariant="normal">X</mml:mi>
    <mml:mi mathvariant="normal">p</mml:mi>
  </mml:msub>
</mml:math>
</file>

<file path=Object 6/content.xml><?xml version="1.0" encoding="utf-8"?>
<mml:math xmlns:mml="http://www.w3.org/1998/Math/MathML" display="block">
  <mml:msub>
    <mml:mi>𝛽</mml:mi>
    <mml:mn>0</mml:mn>
  </mml:msub>
</mml:math>
</file>

<file path=Object 7/content.xml><?xml version="1.0" encoding="utf-8"?>
<mml:math xmlns:mml="http://www.w3.org/1998/Math/MathML" display="block">
  <mml:msub>
    <mml:mi>𝛽</mml:mi>
    <mml:mn>1</mml:mn>
  </mml:msub>
  <mml:mo>,</mml:mo>
  <mml:mo> </mml:mo>
  <mml:mo>.</mml:mo>
  <mml:mo>.</mml:mo>
  <mml:mo>,</mml:mo>
  <mml:msub>
    <mml:mi>𝛽</mml:mi>
    <mml:mi mathvariant="normal">p</mml:mi>
  </mml:msub>
</mml:math>
</file>

<file path=Object 8/content.xml><?xml version="1.0" encoding="utf-8"?>
<mml:math xmlns:mml="http://www.w3.org/1998/Math/MathML" display="block">
  <mml:msub>
    <mml:mi>X</mml:mi>
    <mml:mi mathvariant="normal">i</mml:mi>
  </mml:msub>
</mml:math>
</file>

<file path=Object 9/content.xml><?xml version="1.0" encoding="utf-8"?>
<mml:math xmlns:mml="http://www.w3.org/1998/Math/MathML" display="block">
  <mml:msub>
    <mml:mi>Y</mml:mi>
    <mml:mi mathvariant="normal">i</mml:mi>
  </mml:msub>
  <mml:mo> </mml:mo>
  <mml:mo> </mml:mo>
  <mml:mi>d</mml:mi>
  <mml:mi>l</mml:mi>
  <mml:mi>a</mml:mi>
  <mml:mo> </mml:mo>
  <mml:mi>k</mml:mi>
  <mml:mi>l</mml:mi>
  <mml:mi>a</mml:mi>
  <mml:mi>s</mml:mi>
  <mml:mi>y</mml:mi>
  <mml:mo> </mml:mo>
  <mml:mi>i</mml:mi>
  <mml:mo>.</mml:mo>
</mml:math>
</file>